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2">
      <style:table-cell-properties fo:border="0.06pt solid #000000"/>
    </style:style>
    <style:style style:name="ce8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5ce" fo:border="0.06pt solid #000000"/>
    </style:style>
    <style:style style:name="ce11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fo:background-color="#ffffd7" fo:border="0.06pt solid #000000"/>
    </style:style>
    <style:style style:name="ce14" style:family="table-cell" style:parent-style-name="Default" style:data-style-name="N1">
      <style:table-cell-properties fo:background-color="#ffffd7" fo:border="0.06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l resistors" table:style-name="ta1">
        <table:shapes>
          <draw:frame draw:z-index="0" draw:style-name="gr1" draw:text-style-name="P1" svg:width="14.073cm" svg:height="12.962cm" svg:x="19.966cm" svg:y="6.269cm">
            <draw:object draw:notify-on-update-of-ranges="'Real resistors'.F1:'Real resistors'.F1 'Real resistors'.F2:'Real resistors'.F33 'Real resistors'.G1:'Real resistors'.G1 'Real resistors'.G2:'Real resistors'.G33 'Real resistors'.H1:'Real resistors'.H1 'Real resistors'.H2:'Real resistors'.H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6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olor code</text:p>
          </table:table-cell>
          <table:covered-table-cell table:number-columns-repeated="4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4" office:value-type="string" calcext:value-type="string">
            <text:p>Dim/Normal</text:p>
          </table:table-cell>
          <table:table-cell table:style-name="ce4" office:value-type="string" calcext:value-type="string">
            <text:p>Bright/normal</text:p>
          </table:table-cell>
          <table:table-cell table:style-name="Default"/>
          <table:table-cell/>
          <table:table-cell table:style-name="ce4" office:value-type="string" calcext:value-type="string">
            <text:p>Resistance</text:p>
          </table:table-cell>
          <table:table-cell table:style-name="ce4" office:value-type="string" calcext:value-type="string">
            <text:p>Conductanc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([.$A2]*[.$N$3]+[.$B2]*[.$N$4]+[.$C2]*[.$N$5]+[.$D2]*[.$N$6]+[.$E2]*[.$N$7]+[.$N$9])/([.$N$10]-[.$N$2])*[.$M$11]" office:value-type="float" office:value="1.58499656644327" calcext:value-type="float">
            <text:p>1,58</text:p>
          </table:table-cell>
          <table:table-cell table:formula="of:=[.F2]*([.$N$10]-[.$N$2])/[.$N$10]" office:value-type="float" office:value="1.26116733208955" calcext:value-type="float">
            <text:p>1,26</text:p>
          </table:table-cell>
          <table:table-cell table:formula="of:=([.$N$2]+[.$A2]*[.$N$3]+[.$B2]*[.$N$4]+[.$C2]*[.$N$5]+[.$D2]*[.$N$6]+[.$E2]*[.$N$7]+[.$N$9])/[.$N$10]*[.$M$11]" office:value-type="float" office:value="2.28271287108208" calcext:value-type="float">
            <text:p>2,28</text:p>
          </table:table-cell>
          <table:table-cell table:formula="of:=[.G2]/[.F2]" office:value-type="float" office:value="0.795690892201493" calcext:value-type="float">
            <text:p>0,80</text:p>
          </table:table-cell>
          <table:table-cell table:formula="of:=[.H2]/[.F2]" office:value-type="float" office:value="1.4402005148847" calcext:value-type="float">
            <text:p>1,44</text:p>
          </table:table-cell>
          <table:table-cell/>
          <table:table-cell office:value-type="string" calcext:value-type="string">
            <text:p>brightness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1/[.M2]" office:value-type="float" office:value="1" calcext:value-type="float">
            <text:p>1,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]*[.$N$3]+[.$B3]*[.$N$4]+[.$C3]*[.$N$5]+[.$D3]*[.$N$6]+[.$E3]*[.$N$7]+[.$N$9])/([.$N$10]-[.$N$2])*[.$M$11]" office:value-type="float" office:value="1.65553762242234" calcext:value-type="float">
            <text:p>1,66</text:p>
          </table:table-cell>
          <table:table-cell table:formula="of:=[.F3]*([.$N$10]-[.$N$2])/[.$N$10]" office:value-type="float" office:value="1.31729620785837" calcext:value-type="float">
            <text:p>1,32</text:p>
          </table:table-cell>
          <table:table-cell table:formula="of:=([.$N$2]+[.$A3]*[.$N$3]+[.$B3]*[.$N$4]+[.$C3]*[.$N$5]+[.$D3]*[.$N$6]+[.$E3]*[.$N$7]+[.$N$9])/[.$N$10]*[.$M$11]" office:value-type="float" office:value="2.3388417468509" calcext:value-type="float">
            <text:p>2,34</text:p>
          </table:table-cell>
          <table:table-cell table:formula="of:=[.G3]/[.F3]" office:value-type="float" office:value="0.795690892201493" calcext:value-type="float">
            <text:p>0,80</text:p>
          </table:table-cell>
          <table:table-cell table:formula="of:=[.H3]/[.F3]" office:value-type="float" office:value="1.41273850571198" calcext:value-type="float">
            <text:p>1,41</text:p>
          </table:table-cell>
          <table:table-cell/>
          <table:table-cell office:value-type="string" calcext:value-type="string">
            <text:p>MSB</text:p>
          </table:table-cell>
          <table:table-cell table:style-name="ce5" office:value-type="float" office:value="1" calcext:value-type="float">
            <text:p>1,00</text:p>
          </table:table-cell>
          <table:table-cell table:style-name="ce3" table:formula="of:=1/[.M3]" office:value-type="float" office:value="1" calcext:value-type="float">
            <text:p>1,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4]*[.$N$3]+[.$B4]*[.$N$4]+[.$C4]*[.$N$5]+[.$D4]*[.$N$6]+[.$E4]*[.$N$7]+[.$N$9])/([.$N$10]-[.$N$2])*[.$M$11]" office:value-type="float" office:value="1.72764625742316" calcext:value-type="float">
            <text:p>1,73</text:p>
          </table:table-cell>
          <table:table-cell table:formula="of:=[.F4]*([.$N$10]-[.$N$2])/[.$N$10]" office:value-type="float" office:value="1.37467239197761" calcext:value-type="float">
            <text:p>1,37</text:p>
          </table:table-cell>
          <table:table-cell table:formula="of:=([.$N$2]+[.$A4]*[.$N$3]+[.$B4]*[.$N$4]+[.$C4]*[.$N$5]+[.$D4]*[.$N$6]+[.$E4]*[.$N$7]+[.$N$9])/[.$N$10]*[.$M$11]" office:value-type="float" office:value="2.39621793097014" calcext:value-type="float">
            <text:p>2,40</text:p>
          </table:table-cell>
          <table:table-cell table:formula="of:=[.G4]/[.F4]" office:value-type="float" office:value="0.795690892201494" calcext:value-type="float">
            <text:p>0,80</text:p>
          </table:table-cell>
          <table:table-cell table:formula="of:=[.H4]/[.F4]" office:value-type="float" office:value="1.38698412402095" calcext:value-type="float">
            <text:p>1,39</text:p>
          </table:table-cell>
          <table:table-cell table:number-columns-repeated="2"/>
          <table:table-cell table:style-name="ce5" office:value-type="float" office:value="2.12" calcext:value-type="float">
            <text:p>2,12</text:p>
          </table:table-cell>
          <table:table-cell table:style-name="ce3" table:formula="of:=1/[.M4]" office:value-type="float" office:value="0.471698113207547" calcext:value-type="float">
            <text:p>0,4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5]*[.$N$3]+[.$B5]*[.$N$4]+[.$C5]*[.$N$5]+[.$D5]*[.$N$6]+[.$E5]*[.$N$7]+[.$N$9])/([.$N$10]-[.$N$2])*[.$M$11]" office:value-type="float" office:value="1.79818731340223" calcext:value-type="float">
            <text:p>1,80</text:p>
          </table:table-cell>
          <table:table-cell table:formula="of:=[.F5]*([.$N$10]-[.$N$2])/[.$N$10]" office:value-type="float" office:value="1.43080126774643" calcext:value-type="float">
            <text:p>1,43</text:p>
          </table:table-cell>
          <table:table-cell table:formula="of:=([.$N$2]+[.$A5]*[.$N$3]+[.$B5]*[.$N$4]+[.$C5]*[.$N$5]+[.$D5]*[.$N$6]+[.$E5]*[.$N$7]+[.$N$9])/[.$N$10]*[.$M$11]" office:value-type="float" office:value="2.45234680673896" calcext:value-type="float">
            <text:p>2,45</text:p>
          </table:table-cell>
          <table:table-cell table:formula="of:=[.G5]/[.F5]" office:value-type="float" office:value="0.795690892201494" calcext:value-type="float">
            <text:p>0,80</text:p>
          </table:table-cell>
          <table:table-cell table:formula="of:=[.H5]/[.F5]" office:value-type="float" office:value="1.36378829305554" calcext:value-type="float">
            <text:p>1,36</text:p>
          </table:table-cell>
          <table:table-cell table:number-columns-repeated="2"/>
          <table:table-cell table:style-name="ce5" office:value-type="float" office:value="4.5" calcext:value-type="float">
            <text:p>4,50</text:p>
          </table:table-cell>
          <table:table-cell table:style-name="ce3" table:formula="of:=1/[.M5]" office:value-type="float" office:value="0.222222222222222" calcext:value-type="float">
            <text:p>0,2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6]*[.$N$3]+[.$B6]*[.$N$4]+[.$C6]*[.$N$5]+[.$D6]*[.$N$6]+[.$E6]*[.$N$7]+[.$N$9])/([.$N$10]-[.$N$2])*[.$M$11]" office:value-type="float" office:value="1.87029594840305" calcext:value-type="float">
            <text:p>1,87</text:p>
          </table:table-cell>
          <table:table-cell table:formula="of:=[.F6]*([.$N$10]-[.$N$2])/[.$N$10]" office:value-type="float" office:value="1.48817745186566" calcext:value-type="float">
            <text:p>1,49</text:p>
          </table:table-cell>
          <table:table-cell table:formula="of:=([.$N$2]+[.$A6]*[.$N$3]+[.$B6]*[.$N$4]+[.$C6]*[.$N$5]+[.$D6]*[.$N$6]+[.$E6]*[.$N$7]+[.$N$9])/[.$N$10]*[.$M$11]" office:value-type="float" office:value="2.5097229908582" calcext:value-type="float">
            <text:p>2,51</text:p>
          </table:table-cell>
          <table:table-cell table:formula="of:=[.G6]/[.F6]" office:value-type="float" office:value="0.795690892201493" calcext:value-type="float">
            <text:p>0,80</text:p>
          </table:table-cell>
          <table:table-cell table:formula="of:=[.H6]/[.F6]" office:value-type="float" office:value="1.34188548769574" calcext:value-type="float">
            <text:p>1,34</text:p>
          </table:table-cell>
          <table:table-cell table:number-columns-repeated="2"/>
          <table:table-cell table:style-name="ce5" office:value-type="float" office:value="9" calcext:value-type="float">
            <text:p>9,00</text:p>
          </table:table-cell>
          <table:table-cell table:style-name="ce3" table:formula="of:=1/[.M6]" office:value-type="float" office:value="0.111111111111111" calcext:value-type="float">
            <text:p>0,1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7]*[.$N$3]+[.$B7]*[.$N$4]+[.$C7]*[.$N$5]+[.$D7]*[.$N$6]+[.$E7]*[.$N$7]+[.$N$9])/([.$N$10]-[.$N$2])*[.$M$11]" office:value-type="float" office:value="1.94083700438212" calcext:value-type="float">
            <text:p>1,94</text:p>
          </table:table-cell>
          <table:table-cell table:formula="of:=[.F7]*([.$N$10]-[.$N$2])/[.$N$10]" office:value-type="float" office:value="1.54430632763449" calcext:value-type="float">
            <text:p>1,54</text:p>
          </table:table-cell>
          <table:table-cell table:formula="of:=([.$N$2]+[.$A7]*[.$N$3]+[.$B7]*[.$N$4]+[.$C7]*[.$N$5]+[.$D7]*[.$N$6]+[.$E7]*[.$N$7]+[.$N$9])/[.$N$10]*[.$M$11]" office:value-type="float" office:value="2.56585186662702" calcext:value-type="float">
            <text:p>2,57</text:p>
          </table:table-cell>
          <table:table-cell table:formula="of:=[.G7]/[.F7]" office:value-type="float" office:value="0.795690892201494" calcext:value-type="float">
            <text:p>0,80</text:p>
          </table:table-cell>
          <table:table-cell table:formula="of:=[.H7]/[.F7]" office:value-type="float" office:value="1.32203366940846" calcext:value-type="float">
            <text:p>1,32</text:p>
          </table:table-cell>
          <table:table-cell/>
          <table:table-cell office:value-type="string" calcext:value-type="string">
            <text:p>LSB</text:p>
          </table:table-cell>
          <table:table-cell table:style-name="ce5" office:value-type="float" office:value="18.2" calcext:value-type="float">
            <text:p>18,20</text:p>
          </table:table-cell>
          <table:table-cell table:style-name="ce3" table:formula="of:=1/[.M7]" office:value-type="float" office:value="0.0549450549450549" calcext:value-type="float">
            <text:p>0,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8]*[.$N$3]+[.$B8]*[.$N$4]+[.$C8]*[.$N$5]+[.$D8]*[.$N$6]+[.$E8]*[.$N$7]+[.$N$9])/([.$N$10]-[.$N$2])*[.$M$11]" office:value-type="float" office:value="2.01294563938295" calcext:value-type="float">
            <text:p>2,01</text:p>
          </table:table-cell>
          <table:table-cell table:formula="of:=[.F8]*([.$N$10]-[.$N$2])/[.$N$10]" office:value-type="float" office:value="1.60168251175372" calcext:value-type="float">
            <text:p>1,60</text:p>
          </table:table-cell>
          <table:table-cell table:formula="of:=([.$N$2]+[.$A8]*[.$N$3]+[.$B8]*[.$N$4]+[.$C8]*[.$N$5]+[.$D8]*[.$N$6]+[.$E8]*[.$N$7]+[.$N$9])/[.$N$10]*[.$M$11]" office:value-type="float" office:value="2.62322805074626" calcext:value-type="float">
            <text:p>2,62</text:p>
          </table:table-cell>
          <table:table-cell table:formula="of:=[.G8]/[.F8]" office:value-type="float" office:value="0.795690892201493" calcext:value-type="float">
            <text:p>0,80</text:p>
          </table:table-cell>
          <table:table-cell table:formula="of:=[.H8]/[.F8]" office:value-type="float" office:value="1.30317878407804" calcext:value-type="float">
            <text:p>1,30</text:p>
          </table:table-cell>
          <table:table-cell/>
          <table:table-cell office:value-type="string" calcext:value-type="string">
            <text:p>to ground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table:formula="of:=1/[.M8]" office:value-type="float" office:value="0.8" calcext:value-type="float">
            <text:p>0,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9]*[.$N$3]+[.$B9]*[.$N$4]+[.$C9]*[.$N$5]+[.$D9]*[.$N$6]+[.$E9]*[.$N$7]+[.$N$9])/([.$N$10]-[.$N$2])*[.$M$11]" office:value-type="float" office:value="2.08348669536202" calcext:value-type="float">
            <text:p>2,08</text:p>
          </table:table-cell>
          <table:table-cell table:formula="of:=[.F9]*([.$N$10]-[.$N$2])/[.$N$10]" office:value-type="float" office:value="1.65781138752254" calcext:value-type="float">
            <text:p>1,66</text:p>
          </table:table-cell>
          <table:table-cell table:formula="of:=([.$N$2]+[.$A9]*[.$N$3]+[.$B9]*[.$N$4]+[.$C9]*[.$N$5]+[.$D9]*[.$N$6]+[.$E9]*[.$N$7]+[.$N$9])/[.$N$10]*[.$M$11]" office:value-type="float" office:value="2.67935692651508" calcext:value-type="float">
            <text:p>2,68</text:p>
          </table:table-cell>
          <table:table-cell table:formula="of:=[.G9]/[.F9]" office:value-type="float" office:value="0.795690892201494" calcext:value-type="float">
            <text:p>0,80</text:p>
          </table:table-cell>
          <table:table-cell table:formula="of:=[.H9]/[.F9]" office:value-type="float" office:value="1.28599665766021" calcext:value-type="float">
            <text:p>1,29</text:p>
          </table:table-cell>
          <table:table-cell/>
          <table:table-cell office:value-type="string" calcext:value-type="string">
            <text:p>to VCC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table:formula="of:=1/[.M9]" office:value-type="float" office:value="1.23456790123457" calcext:value-type="float">
            <text:p>1,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10]*[.$N$3]+[.$B10]*[.$N$4]+[.$C10]*[.$N$5]+[.$D10]*[.$N$6]+[.$E10]*[.$N$7]+[.$N$9])/([.$N$10]-[.$N$2])*[.$M$11]" office:value-type="float" office:value="2.19058487720697" calcext:value-type="float">
            <text:p>2,19</text:p>
          </table:table-cell>
          <table:table-cell table:formula="of:=[.F10]*([.$N$10]-[.$N$2])/[.$N$10]" office:value-type="float" office:value="1.74302843538791" calcext:value-type="float">
            <text:p>1,74</text:p>
          </table:table-cell>
          <table:table-cell table:formula="of:=([.$N$2]+[.$A10]*[.$N$3]+[.$B10]*[.$N$4]+[.$C10]*[.$N$5]+[.$D10]*[.$N$6]+[.$E10]*[.$N$7]+[.$N$9])/[.$N$10]*[.$M$11]" office:value-type="float" office:value="2.76457397438044" calcext:value-type="float">
            <text:p>2,76</text:p>
          </table:table-cell>
          <table:table-cell table:formula="of:=[.G10]/[.F10]" office:value-type="float" office:value="0.795690892201494" calcext:value-type="float">
            <text:p>0,80</text:p>
          </table:table-cell>
          <table:table-cell table:formula="of:=[.H10]/[.F10]" office:value-type="float" office:value="1.2620254997402" calcext:value-type="float">
            <text:p>1,26</text:p>
          </table:table-cell>
          <table:table-cell/>
          <table:table-cell office:value-type="string" calcext:value-type="string">
            <text:p>sum</text:p>
          </table:table-cell>
          <table:table-cell/>
          <table:table-cell table:style-name="ce5" table:formula="of:=SUM([.N2:.N9])" office:value-type="float" office:value="4.8945444027205" calcext:value-type="float">
            <text:p>4,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1]*[.$N$3]+[.$B11]*[.$N$4]+[.$C11]*[.$N$5]+[.$D11]*[.$N$6]+[.$E11]*[.$N$7]+[.$N$9])/([.$N$10]-[.$N$2])*[.$M$11]" office:value-type="float" office:value="2.26112593318604" calcext:value-type="float">
            <text:p>2,26</text:p>
          </table:table-cell>
          <table:table-cell table:formula="of:=[.F11]*([.$N$10]-[.$N$2])/[.$N$10]" office:value-type="float" office:value="1.79915731115673" calcext:value-type="float">
            <text:p>1,80</text:p>
          </table:table-cell>
          <table:table-cell table:formula="of:=([.$N$2]+[.$A11]*[.$N$3]+[.$B11]*[.$N$4]+[.$C11]*[.$N$5]+[.$D11]*[.$N$6]+[.$E11]*[.$N$7]+[.$N$9])/[.$N$10]*[.$M$11]" office:value-type="float" office:value="2.82070285014926" calcext:value-type="float">
            <text:p>2,82</text:p>
          </table:table-cell>
          <table:table-cell table:formula="of:=[.G11]/[.F11]" office:value-type="float" office:value="0.795690892201493" calcext:value-type="float">
            <text:p>0,80</text:p>
          </table:table-cell>
          <table:table-cell table:formula="of:=[.H11]/[.F11]" office:value-type="float" office:value="1.24747711250862" calcext:value-type="float">
            <text:p>1,25</text:p>
          </table:table-cell>
          <table:table-cell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2]*[.$N$3]+[.$B12]*[.$N$4]+[.$C12]*[.$N$5]+[.$D12]*[.$N$6]+[.$E12]*[.$N$7]+[.$N$9])/([.$N$10]-[.$N$2])*[.$M$11]" office:value-type="float" office:value="2.33323456818686" calcext:value-type="float">
            <text:p>2,33</text:p>
          </table:table-cell>
          <table:table-cell table:formula="of:=[.F12]*([.$N$10]-[.$N$2])/[.$N$10]" office:value-type="float" office:value="1.85653349527597" calcext:value-type="float">
            <text:p>1,86</text:p>
          </table:table-cell>
          <table:table-cell table:formula="of:=([.$N$2]+[.$A12]*[.$N$3]+[.$B12]*[.$N$4]+[.$C12]*[.$N$5]+[.$D12]*[.$N$6]+[.$E12]*[.$N$7]+[.$N$9])/[.$N$10]*[.$M$11]" office:value-type="float" office:value="2.8780790342685" calcext:value-type="float">
            <text:p>2,88</text:p>
          </table:table-cell>
          <table:table-cell table:formula="of:=[.G12]/[.F12]" office:value-type="float" office:value="0.795690892201493" calcext:value-type="float">
            <text:p>0,80</text:p>
          </table:table-cell>
          <table:table-cell table:formula="of:=[.H12]/[.F12]" office:value-type="float" office:value="1.23351465536748" calcext:value-type="float">
            <text:p>1,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13]*[.$N$3]+[.$B13]*[.$N$4]+[.$C13]*[.$N$5]+[.$D13]*[.$N$6]+[.$E13]*[.$N$7]+[.$N$9])/([.$N$10]-[.$N$2])*[.$M$11]" office:value-type="float" office:value="2.40377562416593" calcext:value-type="float">
            <text:p>2,40</text:p>
          </table:table-cell>
          <table:table-cell table:formula="of:=[.F13]*([.$N$10]-[.$N$2])/[.$N$10]" office:value-type="float" office:value="1.91266237104479" calcext:value-type="float">
            <text:p>1,91</text:p>
          </table:table-cell>
          <table:table-cell table:formula="of:=([.$N$2]+[.$A13]*[.$N$3]+[.$B13]*[.$N$4]+[.$C13]*[.$N$5]+[.$D13]*[.$N$6]+[.$E13]*[.$N$7]+[.$N$9])/[.$N$10]*[.$M$11]" office:value-type="float" office:value="2.93420791003732" calcext:value-type="float">
            <text:p>2,93</text:p>
          </table:table-cell>
          <table:table-cell table:formula="of:=[.G13]/[.F13]" office:value-type="float" office:value="0.795690892201494" calcext:value-type="float">
            <text:p>0,80</text:p>
          </table:table-cell>
          <table:table-cell table:formula="of:=[.H13]/[.F13]" office:value-type="float" office:value="1.22066630534846" calcext:value-type="float">
            <text:p>1,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14]*[.$N$3]+[.$B14]*[.$N$4]+[.$C14]*[.$N$5]+[.$D14]*[.$N$6]+[.$E14]*[.$N$7]+[.$N$9])/([.$N$10]-[.$N$2])*[.$M$11]" office:value-type="float" office:value="2.47588425916676" calcext:value-type="float">
            <text:p>2,48</text:p>
          </table:table-cell>
          <table:table-cell table:formula="of:=[.F14]*([.$N$10]-[.$N$2])/[.$N$10]" office:value-type="float" office:value="1.97003855516403" calcext:value-type="float">
            <text:p>1,97</text:p>
          </table:table-cell>
          <table:table-cell table:formula="of:=([.$N$2]+[.$A14]*[.$N$3]+[.$B14]*[.$N$4]+[.$C14]*[.$N$5]+[.$D14]*[.$N$6]+[.$E14]*[.$N$7]+[.$N$9])/[.$N$10]*[.$M$11]" office:value-type="float" office:value="2.99158409415656" calcext:value-type="float">
            <text:p>2,99</text:p>
          </table:table-cell>
          <table:table-cell table:formula="of:=[.G14]/[.F14]" office:value-type="float" office:value="0.795690892201493" calcext:value-type="float">
            <text:p>0,80</text:p>
          </table:table-cell>
          <table:table-cell table:formula="of:=[.H14]/[.F14]" office:value-type="float" office:value="1.20828915288769" calcext:value-type="float">
            <text:p>1,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5]*[.$N$3]+[.$B15]*[.$N$4]+[.$C15]*[.$N$5]+[.$D15]*[.$N$6]+[.$E15]*[.$N$7]+[.$N$9])/([.$N$10]-[.$N$2])*[.$M$11]" office:value-type="float" office:value="2.54642531514582" calcext:value-type="float">
            <text:p>2,55</text:p>
          </table:table-cell>
          <table:table-cell table:formula="of:=[.F15]*([.$N$10]-[.$N$2])/[.$N$10]" office:value-type="float" office:value="2.02616743093285" calcext:value-type="float">
            <text:p>2,03</text:p>
          </table:table-cell>
          <table:table-cell table:formula="of:=([.$N$2]+[.$A15]*[.$N$3]+[.$B15]*[.$N$4]+[.$C15]*[.$N$5]+[.$D15]*[.$N$6]+[.$E15]*[.$N$7]+[.$N$9])/[.$N$10]*[.$M$11]" office:value-type="float" office:value="3.04771296992538" calcext:value-type="float">
            <text:p>3,05</text:p>
          </table:table-cell>
          <table:table-cell table:formula="of:=[.G15]/[.F15]" office:value-type="float" office:value="0.795690892201493" calcext:value-type="float">
            <text:p>0,80</text:p>
          </table:table-cell>
          <table:table-cell table:formula="of:=[.H15]/[.F15]" office:value-type="float" office:value="1.19685935880309" calcext:value-type="float">
            <text:p>1,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6]*[.$N$3]+[.$B16]*[.$N$4]+[.$C16]*[.$N$5]+[.$D16]*[.$N$6]+[.$E16]*[.$N$7]+[.$N$9])/([.$N$10]-[.$N$2])*[.$M$11]" office:value-type="float" office:value="2.61853395014665" calcext:value-type="float">
            <text:p>2,62</text:p>
          </table:table-cell>
          <table:table-cell table:formula="of:=[.F16]*([.$N$10]-[.$N$2])/[.$N$10]" office:value-type="float" office:value="2.08354361505209" calcext:value-type="float">
            <text:p>2,08</text:p>
          </table:table-cell>
          <table:table-cell table:formula="of:=([.$N$2]+[.$A16]*[.$N$3]+[.$B16]*[.$N$4]+[.$C16]*[.$N$5]+[.$D16]*[.$N$6]+[.$E16]*[.$N$7]+[.$N$9])/[.$N$10]*[.$M$11]" office:value-type="float" office:value="3.10508915404462" calcext:value-type="float">
            <text:p>3,11</text:p>
          </table:table-cell>
          <table:table-cell table:formula="of:=[.G16]/[.F16]" office:value-type="float" office:value="0.795690892201493" calcext:value-type="float">
            <text:p>0,80</text:p>
          </table:table-cell>
          <table:table-cell table:formula="of:=[.H16]/[.F16]" office:value-type="float" office:value="1.18581206627881" calcext:value-type="float">
            <text:p>1,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([.$A17]*[.$N$3]+[.$B17]*[.$N$4]+[.$C17]*[.$N$5]+[.$D17]*[.$N$6]+[.$E17]*[.$N$7]+[.$N$9])/([.$N$10]-[.$N$2])*[.$M$11]" office:value-type="float" office:value="2.68907500612572" calcext:value-type="float">
            <text:p>2,69</text:p>
          </table:table-cell>
          <table:table-cell table:formula="of:=[.F17]*([.$N$10]-[.$N$2])/[.$N$10]" office:value-type="float" office:value="2.13967249082091" calcext:value-type="float">
            <text:p>2,14</text:p>
          </table:table-cell>
          <table:table-cell table:formula="of:=([.$N$2]+[.$A17]*[.$N$3]+[.$B17]*[.$N$4]+[.$C17]*[.$N$5]+[.$D17]*[.$N$6]+[.$E17]*[.$N$7]+[.$N$9])/[.$N$10]*[.$M$11]" office:value-type="float" office:value="3.16121802981344" calcext:value-type="float">
            <text:p>3,16</text:p>
          </table:table-cell>
          <table:table-cell table:formula="of:=[.G17]/[.F17]" office:value-type="float" office:value="0.795690892201493" calcext:value-type="float">
            <text:p>0,80</text:p>
          </table:table-cell>
          <table:table-cell table:formula="of:=[.H17]/[.F17]" office:value-type="float" office:value="1.17557822768505" calcext:value-type="float">
            <text:p>1,1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$A18]*[.$N$3]+[.$B18]*[.$N$4]+[.$C18]*[.$N$5]+[.$D18]*[.$N$6]+[.$E18]*[.$N$7]+[.$N$9])/([.$N$10]-[.$N$2])*[.$M$11]" office:value-type="float" office:value="2.86884378526231" calcext:value-type="float">
            <text:p>2,87</text:p>
          </table:table-cell>
          <table:table-cell table:formula="of:=[.F18]*([.$N$10]-[.$N$2])/[.$N$10]" office:value-type="float" office:value="2.28271287108208" calcext:value-type="float">
            <text:p>2,28</text:p>
          </table:table-cell>
          <table:table-cell table:formula="of:=([.$N$2]+[.$A18]*[.$N$3]+[.$B18]*[.$N$4]+[.$C18]*[.$N$5]+[.$D18]*[.$N$6]+[.$E18]*[.$N$7]+[.$N$9])/[.$N$10]*[.$M$11]" office:value-type="float" office:value="3.30425841007461" calcext:value-type="float">
            <text:p>3,30</text:p>
          </table:table-cell>
          <table:table-cell table:formula="of:=[.G18]/[.F18]" office:value-type="float" office:value="0.795690892201494" calcext:value-type="float">
            <text:p>0,80</text:p>
          </table:table-cell>
          <table:table-cell table:formula="of:=[.H18]/[.F18]" office:value-type="float" office:value="1.15177355666736" calcext:value-type="float">
            <text:p>1,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9]*[.$N$3]+[.$B19]*[.$N$4]+[.$C19]*[.$N$5]+[.$D19]*[.$N$6]+[.$E19]*[.$N$7]+[.$N$9])/([.$N$10]-[.$N$2])*[.$M$11]" office:value-type="float" office:value="2.93938484124138" calcext:value-type="float">
            <text:p>2,94</text:p>
          </table:table-cell>
          <table:table-cell table:formula="of:=[.F19]*([.$N$10]-[.$N$2])/[.$N$10]" office:value-type="float" office:value="2.3388417468509" calcext:value-type="float">
            <text:p>2,34</text:p>
          </table:table-cell>
          <table:table-cell table:formula="of:=([.$N$2]+[.$A19]*[.$N$3]+[.$B19]*[.$N$4]+[.$C19]*[.$N$5]+[.$D19]*[.$N$6]+[.$E19]*[.$N$7]+[.$N$9])/[.$N$10]*[.$M$11]" office:value-type="float" office:value="3.36038728584343" calcext:value-type="float">
            <text:p>3,36</text:p>
          </table:table-cell>
          <table:table-cell table:formula="of:=[.G19]/[.F19]" office:value-type="float" office:value="0.795690892201493" calcext:value-type="float">
            <text:p>0,80</text:p>
          </table:table-cell>
          <table:table-cell table:formula="of:=[.H19]/[.F19]" office:value-type="float" office:value="1.14322807911884" calcext:value-type="float">
            <text:p>1,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0]*[.$N$3]+[.$B20]*[.$N$4]+[.$C20]*[.$N$5]+[.$D20]*[.$N$6]+[.$E20]*[.$N$7]+[.$N$9])/([.$N$10]-[.$N$2])*[.$M$11]" office:value-type="float" office:value="3.01149347624221" calcext:value-type="float">
            <text:p>3,01</text:p>
          </table:table-cell>
          <table:table-cell table:formula="of:=[.F20]*([.$N$10]-[.$N$2])/[.$N$10]" office:value-type="float" office:value="2.39621793097014" calcext:value-type="float">
            <text:p>2,40</text:p>
          </table:table-cell>
          <table:table-cell table:formula="of:=([.$N$2]+[.$A20]*[.$N$3]+[.$B20]*[.$N$4]+[.$C20]*[.$N$5]+[.$D20]*[.$N$6]+[.$E20]*[.$N$7]+[.$N$9])/[.$N$10]*[.$M$11]" office:value-type="float" office:value="3.41776346996267" calcext:value-type="float">
            <text:p>3,42</text:p>
          </table:table-cell>
          <table:table-cell table:formula="of:=[.G20]/[.F20]" office:value-type="float" office:value="0.795690892201493" calcext:value-type="float">
            <text:p>0,80</text:p>
          </table:table-cell>
          <table:table-cell table:formula="of:=[.H20]/[.F20]" office:value-type="float" office:value="1.13490648308739" calcext:value-type="float">
            <text:p>1,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1]*[.$N$3]+[.$B21]*[.$N$4]+[.$C21]*[.$N$5]+[.$D21]*[.$N$6]+[.$E21]*[.$N$7]+[.$N$9])/([.$N$10]-[.$N$2])*[.$M$11]" office:value-type="float" office:value="3.08203453222128" calcext:value-type="float">
            <text:p>3,08</text:p>
          </table:table-cell>
          <table:table-cell table:formula="of:=[.F21]*([.$N$10]-[.$N$2])/[.$N$10]" office:value-type="float" office:value="2.45234680673896" calcext:value-type="float">
            <text:p>2,45</text:p>
          </table:table-cell>
          <table:table-cell table:formula="of:=([.$N$2]+[.$A21]*[.$N$3]+[.$B21]*[.$N$4]+[.$C21]*[.$N$5]+[.$D21]*[.$N$6]+[.$E21]*[.$N$7]+[.$N$9])/[.$N$10]*[.$M$11]" office:value-type="float" office:value="3.47389234573149" calcext:value-type="float">
            <text:p>3,47</text:p>
          </table:table-cell>
          <table:table-cell table:formula="of:=[.G21]/[.F21]" office:value-type="float" office:value="0.795690892201493" calcext:value-type="float">
            <text:p>0,80</text:p>
          </table:table-cell>
          <table:table-cell table:formula="of:=[.H21]/[.F21]" office:value-type="float" office:value="1.12714257722083" calcext:value-type="float">
            <text:p>1,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22]*[.$N$3]+[.$B22]*[.$N$4]+[.$C22]*[.$N$5]+[.$D22]*[.$N$6]+[.$E22]*[.$N$7]+[.$N$9])/([.$N$10]-[.$N$2])*[.$M$11]" office:value-type="float" office:value="3.1541431672221" calcext:value-type="float">
            <text:p>3,15</text:p>
          </table:table-cell>
          <table:table-cell table:formula="of:=[.F22]*([.$N$10]-[.$N$2])/[.$N$10]" office:value-type="float" office:value="2.5097229908582" calcext:value-type="float">
            <text:p>2,51</text:p>
          </table:table-cell>
          <table:table-cell table:formula="of:=([.$N$2]+[.$A22]*[.$N$3]+[.$B22]*[.$N$4]+[.$C22]*[.$N$5]+[.$D22]*[.$N$6]+[.$E22]*[.$N$7]+[.$N$9])/[.$N$10]*[.$M$11]" office:value-type="float" office:value="3.53126852985073" calcext:value-type="float">
            <text:p>3,53</text:p>
          </table:table-cell>
          <table:table-cell table:formula="of:=[.G22]/[.F22]" office:value-type="float" office:value="0.795690892201494" calcext:value-type="float">
            <text:p>0,80</text:p>
          </table:table-cell>
          <table:table-cell table:formula="of:=[.H22]/[.F22]" office:value-type="float" office:value="1.11956507445436" calcext:value-type="float">
            <text:p>1,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3]*[.$N$3]+[.$B23]*[.$N$4]+[.$C23]*[.$N$5]+[.$D23]*[.$N$6]+[.$E23]*[.$N$7]+[.$N$9])/([.$N$10]-[.$N$2])*[.$M$11]" office:value-type="float" office:value="3.22468422320117" calcext:value-type="float">
            <text:p>3,22</text:p>
          </table:table-cell>
          <table:table-cell table:formula="of:=[.F23]*([.$N$10]-[.$N$2])/[.$N$10]" office:value-type="float" office:value="2.56585186662702" calcext:value-type="float">
            <text:p>2,57</text:p>
          </table:table-cell>
          <table:table-cell table:formula="of:=([.$N$2]+[.$A23]*[.$N$3]+[.$B23]*[.$N$4]+[.$C23]*[.$N$5]+[.$D23]*[.$N$6]+[.$E23]*[.$N$7]+[.$N$9])/[.$N$10]*[.$M$11]" office:value-type="float" office:value="3.58739740561955" calcext:value-type="float">
            <text:p>3,59</text:p>
          </table:table-cell>
          <table:table-cell table:formula="of:=[.G23]/[.F23]" office:value-type="float" office:value="0.795690892201493" calcext:value-type="float">
            <text:p>0,80</text:p>
          </table:table-cell>
          <table:table-cell table:formula="of:=[.H23]/[.F23]" office:value-type="float" office:value="1.11248021738337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4]*[.$N$3]+[.$B24]*[.$N$4]+[.$C24]*[.$N$5]+[.$D24]*[.$N$6]+[.$E24]*[.$N$7]+[.$N$9])/([.$N$10]-[.$N$2])*[.$M$11]" office:value-type="float" office:value="3.29679285820199" calcext:value-type="float">
            <text:p>3,30</text:p>
          </table:table-cell>
          <table:table-cell table:formula="of:=[.F24]*([.$N$10]-[.$N$2])/[.$N$10]" office:value-type="float" office:value="2.62322805074626" calcext:value-type="float">
            <text:p>2,62</text:p>
          </table:table-cell>
          <table:table-cell table:formula="of:=([.$N$2]+[.$A24]*[.$N$3]+[.$B24]*[.$N$4]+[.$C24]*[.$N$5]+[.$D24]*[.$N$6]+[.$E24]*[.$N$7]+[.$N$9])/[.$N$10]*[.$M$11]" office:value-type="float" office:value="3.64477358973879" calcext:value-type="float">
            <text:p>3,64</text:p>
          </table:table-cell>
          <table:table-cell table:formula="of:=[.G24]/[.F24]" office:value-type="float" office:value="0.795690892201493" calcext:value-type="float">
            <text:p>0,80</text:p>
          </table:table-cell>
          <table:table-cell table:formula="of:=[.H24]/[.F24]" office:value-type="float" office:value="1.10555128772227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25]*[.$N$3]+[.$B25]*[.$N$4]+[.$C25]*[.$N$5]+[.$D25]*[.$N$6]+[.$E25]*[.$N$7]+[.$N$9])/([.$N$10]-[.$N$2])*[.$M$11]" office:value-type="float" office:value="3.36733391418106" calcext:value-type="float">
            <text:p>3,37</text:p>
          </table:table-cell>
          <table:table-cell table:formula="of:=[.F25]*([.$N$10]-[.$N$2])/[.$N$10]" office:value-type="float" office:value="2.67935692651508" calcext:value-type="float">
            <text:p>2,68</text:p>
          </table:table-cell>
          <table:table-cell table:formula="of:=([.$N$2]+[.$A25]*[.$N$3]+[.$B25]*[.$N$4]+[.$C25]*[.$N$5]+[.$D25]*[.$N$6]+[.$E25]*[.$N$7]+[.$N$9])/[.$N$10]*[.$M$11]" office:value-type="float" office:value="3.70090246550761" calcext:value-type="float">
            <text:p>3,70</text:p>
          </table:table-cell>
          <table:table-cell table:formula="of:=[.G25]/[.F25]" office:value-type="float" office:value="0.795690892201493" calcext:value-type="float">
            <text:p>0,80</text:p>
          </table:table-cell>
          <table:table-cell table:formula="of:=[.H25]/[.F25]" office:value-type="float" office:value="1.09906013476174" calcext:value-type="float">
            <text:p>1,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26]*[.$N$3]+[.$B26]*[.$N$4]+[.$C26]*[.$N$5]+[.$D26]*[.$N$6]+[.$E26]*[.$N$7]+[.$N$9])/([.$N$10]-[.$N$2])*[.$M$11]" office:value-type="float" office:value="3.47443209602601" calcext:value-type="float">
            <text:p>3,47</text:p>
          </table:table-cell>
          <table:table-cell table:formula="of:=[.F26]*([.$N$10]-[.$N$2])/[.$N$10]" office:value-type="float" office:value="2.76457397438044" calcext:value-type="float">
            <text:p>2,76</text:p>
          </table:table-cell>
          <table:table-cell table:formula="of:=([.$N$2]+[.$A26]*[.$N$3]+[.$B26]*[.$N$4]+[.$C26]*[.$N$5]+[.$D26]*[.$N$6]+[.$E26]*[.$N$7]+[.$N$9])/[.$N$10]*[.$M$11]" office:value-type="float" office:value="3.78611951337298" calcext:value-type="float">
            <text:p>3,79</text:p>
          </table:table-cell>
          <table:table-cell table:formula="of:=[.G26]/[.F26]" office:value-type="float" office:value="0.795690892201493" calcext:value-type="float">
            <text:p>0,80</text:p>
          </table:table-cell>
          <table:table-cell table:formula="of:=[.H26]/[.F26]" office:value-type="float" office:value="1.08970888154742" calcext:value-type="float">
            <text:p>1,0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7]*[.$N$3]+[.$B27]*[.$N$4]+[.$C27]*[.$N$5]+[.$D27]*[.$N$6]+[.$E27]*[.$N$7]+[.$N$9])/([.$N$10]-[.$N$2])*[.$M$11]" office:value-type="float" office:value="3.54497315200508" calcext:value-type="float">
            <text:p>3,54</text:p>
          </table:table-cell>
          <table:table-cell table:formula="of:=[.F27]*([.$N$10]-[.$N$2])/[.$N$10]" office:value-type="float" office:value="2.82070285014926" calcext:value-type="float">
            <text:p>2,82</text:p>
          </table:table-cell>
          <table:table-cell table:formula="of:=([.$N$2]+[.$A27]*[.$N$3]+[.$B27]*[.$N$4]+[.$C27]*[.$N$5]+[.$D27]*[.$N$6]+[.$E27]*[.$N$7]+[.$N$9])/[.$N$10]*[.$M$11]" office:value-type="float" office:value="3.8422483891418" calcext:value-type="float">
            <text:p>3,84</text:p>
          </table:table-cell>
          <table:table-cell table:formula="of:=[.G27]/[.F27]" office:value-type="float" office:value="0.795690892201493" calcext:value-type="float">
            <text:p>0,80</text:p>
          </table:table-cell>
          <table:table-cell table:formula="of:=[.H27]/[.F27]" office:value-type="float" office:value="1.08385824783146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8]*[.$N$3]+[.$B28]*[.$N$4]+[.$C28]*[.$N$5]+[.$D28]*[.$N$6]+[.$E28]*[.$N$7]+[.$N$9])/([.$N$10]-[.$N$2])*[.$M$11]" office:value-type="float" office:value="3.61708178700591" calcext:value-type="float">
            <text:p>3,62</text:p>
          </table:table-cell>
          <table:table-cell table:formula="of:=[.F28]*([.$N$10]-[.$N$2])/[.$N$10]" office:value-type="float" office:value="2.8780790342685" calcext:value-type="float">
            <text:p>2,88</text:p>
          </table:table-cell>
          <table:table-cell table:formula="of:=([.$N$2]+[.$A28]*[.$N$3]+[.$B28]*[.$N$4]+[.$C28]*[.$N$5]+[.$D28]*[.$N$6]+[.$E28]*[.$N$7]+[.$N$9])/[.$N$10]*[.$M$11]" office:value-type="float" office:value="3.89962457326104" calcext:value-type="float">
            <text:p>3,90</text:p>
          </table:table-cell>
          <table:table-cell table:formula="of:=[.G28]/[.F28]" office:value-type="float" office:value="0.795690892201493" calcext:value-type="float">
            <text:p>0,80</text:p>
          </table:table-cell>
          <table:table-cell table:formula="of:=[.H28]/[.F28]" office:value-type="float" office:value="1.07811346353023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9]*[.$N$3]+[.$B29]*[.$N$4]+[.$C29]*[.$N$5]+[.$D29]*[.$N$6]+[.$E29]*[.$N$7]+[.$N$9])/([.$N$10]-[.$N$2])*[.$M$11]" office:value-type="float" office:value="3.68762284298498" calcext:value-type="float">
            <text:p>3,69</text:p>
          </table:table-cell>
          <table:table-cell table:formula="of:=[.F29]*([.$N$10]-[.$N$2])/[.$N$10]" office:value-type="float" office:value="2.93420791003732" calcext:value-type="float">
            <text:p>2,93</text:p>
          </table:table-cell>
          <table:table-cell table:formula="of:=([.$N$2]+[.$A29]*[.$N$3]+[.$B29]*[.$N$4]+[.$C29]*[.$N$5]+[.$D29]*[.$N$6]+[.$E29]*[.$N$7]+[.$N$9])/[.$N$10]*[.$M$11]" office:value-type="float" office:value="3.95575344902986" calcext:value-type="float">
            <text:p>3,96</text:p>
          </table:table-cell>
          <table:table-cell table:formula="of:=[.G29]/[.F29]" office:value-type="float" office:value="0.795690892201493" calcext:value-type="float">
            <text:p>0,80</text:p>
          </table:table-cell>
          <table:table-cell table:formula="of:=[.H29]/[.F29]" office:value-type="float" office:value="1.07271096244426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30]*[.$N$3]+[.$B30]*[.$N$4]+[.$C30]*[.$N$5]+[.$D30]*[.$N$6]+[.$E30]*[.$N$7]+[.$N$9])/([.$N$10]-[.$N$2])*[.$M$11]" office:value-type="float" office:value="3.7597314779858" calcext:value-type="float">
            <text:p>3,76</text:p>
          </table:table-cell>
          <table:table-cell table:formula="of:=[.F30]*([.$N$10]-[.$N$2])/[.$N$10]" office:value-type="float" office:value="2.99158409415656" calcext:value-type="float">
            <text:p>2,99</text:p>
          </table:table-cell>
          <table:table-cell table:formula="of:=([.$N$2]+[.$A30]*[.$N$3]+[.$B30]*[.$N$4]+[.$C30]*[.$N$5]+[.$D30]*[.$N$6]+[.$E30]*[.$N$7]+[.$N$9])/[.$N$10]*[.$M$11]" office:value-type="float" office:value="4.0131296331491" calcext:value-type="float">
            <text:p>4,01</text:p>
          </table:table-cell>
          <table:table-cell table:formula="of:=[.G30]/[.F30]" office:value-type="float" office:value="0.795690892201493" calcext:value-type="float">
            <text:p>0,80</text:p>
          </table:table-cell>
          <table:table-cell table:formula="of:=[.H30]/[.F30]" office:value-type="float" office:value="1.06739793962601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1]*[.$N$3]+[.$B31]*[.$N$4]+[.$C31]*[.$N$5]+[.$D31]*[.$N$6]+[.$E31]*[.$N$7]+[.$N$9])/([.$N$10]-[.$N$2])*[.$M$11]" office:value-type="float" office:value="3.83027253396487" calcext:value-type="float">
            <text:p>3,83</text:p>
          </table:table-cell>
          <table:table-cell table:formula="of:=[.F31]*([.$N$10]-[.$N$2])/[.$N$10]" office:value-type="float" office:value="3.04771296992538" calcext:value-type="float">
            <text:p>3,05</text:p>
          </table:table-cell>
          <table:table-cell table:formula="of:=([.$N$2]+[.$A31]*[.$N$3]+[.$B31]*[.$N$4]+[.$C31]*[.$N$5]+[.$D31]*[.$N$6]+[.$E31]*[.$N$7]+[.$N$9])/[.$N$10]*[.$M$11]" office:value-type="float" office:value="4.06925850891792" calcext:value-type="float">
            <text:p>4,07</text:p>
          </table:table-cell>
          <table:table-cell table:formula="of:=[.G31]/[.F31]" office:value-type="float" office:value="0.795690892201493" calcext:value-type="float">
            <text:p>0,80</text:p>
          </table:table-cell>
          <table:table-cell table:formula="of:=[.H31]/[.F31]" office:value-type="float" office:value="1.0623939870685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32]*[.$N$3]+[.$B32]*[.$N$4]+[.$C32]*[.$N$5]+[.$D32]*[.$N$6]+[.$E32]*[.$N$7]+[.$N$9])/([.$N$10]-[.$N$2])*[.$M$11]" office:value-type="float" office:value="3.90238116896569" calcext:value-type="float">
            <text:p>3,90</text:p>
          </table:table-cell>
          <table:table-cell table:formula="of:=[.F32]*([.$N$10]-[.$N$2])/[.$N$10]" office:value-type="float" office:value="3.10508915404462" calcext:value-type="float">
            <text:p>3,11</text:p>
          </table:table-cell>
          <table:table-cell table:formula="of:=([.$N$2]+[.$A32]*[.$N$3]+[.$B32]*[.$N$4]+[.$C32]*[.$N$5]+[.$D32]*[.$N$6]+[.$E32]*[.$N$7]+[.$N$9])/[.$N$10]*[.$M$11]" office:value-type="float" office:value="4.12663469303715" calcext:value-type="float">
            <text:p>4,13</text:p>
          </table:table-cell>
          <table:table-cell table:formula="of:=[.G32]/[.F32]" office:value-type="float" office:value="0.795690892201493" calcext:value-type="float">
            <text:p>0,80</text:p>
          </table:table-cell>
          <table:table-cell table:formula="of:=[.H32]/[.F32]" office:value-type="float" office:value="1.05746581750006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([.$A33]*[.$N$3]+[.$B33]*[.$N$4]+[.$C33]*[.$N$5]+[.$D33]*[.$N$6]+[.$E33]*[.$N$7]+[.$N$9])/([.$N$10]-[.$N$2])*[.$M$11]" office:value-type="float" office:value="3.97292222494476" calcext:value-type="float">
            <text:p>3,97</text:p>
          </table:table-cell>
          <table:table-cell table:formula="of:=[.F33]*([.$N$10]-[.$N$2])/[.$N$10]" office:value-type="float" office:value="3.16121802981344" calcext:value-type="float">
            <text:p>3,16</text:p>
          </table:table-cell>
          <table:table-cell table:formula="of:=([.$N$2]+[.$A33]*[.$N$3]+[.$B33]*[.$N$4]+[.$C33]*[.$N$5]+[.$D33]*[.$N$6]+[.$E33]*[.$N$7]+[.$N$9])/[.$N$10]*[.$M$11]" office:value-type="float" office:value="4.18276356880597" calcext:value-type="float">
            <text:p>4,18</text:p>
          </table:table-cell>
          <table:table-cell table:formula="of:=[.G33]/[.F33]" office:value-type="float" office:value="0.795690892201493" calcext:value-type="float">
            <text:p>0,80</text:p>
          </table:table-cell>
          <table:table-cell table:formula="of:=[.H33]/[.F33]" office:value-type="float" office:value="1.05281788365845" calcext:value-type="float">
            <text:p>1,05</text:p>
          </table:table-cell>
          <table:table-cell table:number-columns-repeated="4"/>
        </table:table-row>
      </table:table>
      <table:table table:name="LUT" table:style-name="ta1">
        <table:table-column table:style-name="co2" table:number-columns-repeated="4" table:default-cell-style-name="ce6"/>
        <table:table-column table:style-name="co2" table:number-columns-repeated="3" table:default-cell-style-name="ce7"/>
        <table:table-column table:style-name="co2" table:number-columns-repeated="3" table:default-cell-style-name="ce10"/>
        <table:table-column table:style-name="co2" table:number-columns-repeated="3" table:default-cell-style-name="ce13"/>
        <table:table-row table:style-name="ro1">
          <table:table-cell table:style-name="Default"/>
          <table:table-cell table:style-name="ce2" table:number-columns-repeated="6"/>
          <table:table-cell table:style-name="ce8" office:value-type="string" calcext:value-type="string" table:number-columns-spanned="3" table:number-rows-spanned="1">
            <text:p>no clamping</text:p>
          </table:table-cell>
          <table:covered-table-cell table:number-columns-repeated="2" table:style-name="ce21"/>
          <table:table-cell table:style-name="ce11" office:value-type="string" calcext:value-type="string" table:number-columns-spanned="3" table:number-rows-spanned="1">
            <text:p>clamping</text:p>
          </table:table-cell>
          <table:covered-table-cell table:number-columns-repeated="2" table:style-name="ce24"/>
        </table:table-row>
        <table:table-row table:style-name="ro1">
          <table:table-cell table:style-name="Default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21" office:value-type="string" calcext:value-type="string">
            <text:p>Normal</text:p>
          </table:table-cell>
          <table:table-cell table:style-name="ce21" office:value-type="string" calcext:value-type="string">
            <text:p>Dim</text:p>
          </table:table-cell>
          <table:table-cell table:style-name="ce21" office:value-type="string" calcext:value-type="string">
            <text:p>Bright</text:p>
          </table:table-cell>
          <table:table-cell table:style-name="ce24" office:value-type="string" calcext:value-type="string">
            <text:p>Normal</text:p>
          </table:table-cell>
          <table:table-cell table:style-name="ce24" office:value-type="string" calcext:value-type="string">
            <text:p>Dim</text:p>
          </table:table-cell>
          <table:table-cell table:style-name="ce24" office:value-type="string" calcext:value-type="string">
            <text:p>Brigh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8" calcext:value-type="float">
            <text:p>1,58</text:p>
          </table:table-cell>
          <table:table-cell office:value-type="float" office:value="1.26" calcext:value-type="float">
            <text:p>1,26</text:p>
          </table:table-cell>
          <table:table-cell office:value-type="float" office:value="2.28" calcext:value-type="float">
            <text:p>2,28</text:p>
          </table:table-cell>
          <table:table-cell table:formula="of:=([.B3]-[.$B$37])/[.$B$39]" office:value-type="float" office:value="0.10958904109589" calcext:value-type="float">
            <text:p>0,11</text:p>
          </table:table-cell>
          <table:table-cell table:formula="of:=([.C3]-[.$B$37])/[.$B$39]" office:value-type="float" office:value="0" calcext:value-type="float">
            <text:p>0,00</text:p>
          </table:table-cell>
          <table:table-cell table:formula="of:=([.D3]-[.$B$37])/[.$B$39]" office:value-type="float" office:value="0.349315068493151" calcext:value-type="float">
            <text:p>0,35</text:p>
          </table:table-cell>
          <table:table-cell table:formula="of:=ROUND([.E3]*(2^[.$B$40]-1);0)" office:value-type="float" office:value="7" calcext:value-type="float">
            <text:p>7</text:p>
          </table:table-cell>
          <table:table-cell table:formula="of:=ROUND([.F3]*(2^[.$B$40]-1);0)" office:value-type="float" office:value="0" calcext:value-type="float">
            <text:p>0</text:p>
          </table:table-cell>
          <table:table-cell table:formula="of:=ROUND([.G3]*(2^[.$B$40]-1);0)" office:value-type="float" office:value="22" calcext:value-type="float">
            <text:p>22</text:p>
          </table:table-cell>
          <table:table-cell table:formula="of:=ROUND(MAX([.B3]-[.$C$37];0)/[.$C$39]*(2^[.$C$40]-1))" office:value-type="float" office:value="0" calcext:value-type="float">
            <text:p>0</text:p>
          </table:table-cell>
          <table:table-cell table:formula="of:=ROUND(MAX([.C3]-[.$C$37];0)/[.$C$39]*(2^[.$C$40]-1))" office:value-type="float" office:value="0" calcext:value-type="float">
            <text:p>0</text:p>
          </table:table-cell>
          <table:table-cell table:formula="of:=ROUND(MAX([.D3]-[.$C$37];0)/[.$C$39]*(2^[.$C$40]-1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6" calcext:value-type="float">
            <text:p>1,66</text:p>
          </table:table-cell>
          <table:table-cell office:value-type="float" office:value="1.32" calcext:value-type="float">
            <text:p>1,32</text:p>
          </table:table-cell>
          <table:table-cell office:value-type="float" office:value="2.34" calcext:value-type="float">
            <text:p>2,34</text:p>
          </table:table-cell>
          <table:table-cell table:formula="of:=([.B4]-[.$B$37])/[.$B$39]" office:value-type="float" office:value="0.136986301369863" calcext:value-type="float">
            <text:p>0,14</text:p>
          </table:table-cell>
          <table:table-cell table:formula="of:=([.C4]-[.$B$37])/[.$B$39]" office:value-type="float" office:value="0.0205479452054795" calcext:value-type="float">
            <text:p>0,02</text:p>
          </table:table-cell>
          <table:table-cell table:formula="of:=([.D4]-[.$B$37])/[.$B$39]" office:value-type="float" office:value="0.36986301369863" calcext:value-type="float">
            <text:p>0,37</text:p>
          </table:table-cell>
          <table:table-cell table:formula="of:=ROUND([.E4]*(2^[.$B$40]-1);0)" office:value-type="float" office:value="9" calcext:value-type="float">
            <text:p>9</text:p>
          </table:table-cell>
          <table:table-cell table:formula="of:=ROUND([.F4]*(2^[.$B$40]-1);0)" office:value-type="float" office:value="1" calcext:value-type="float">
            <text:p>1</text:p>
          </table:table-cell>
          <table:table-cell table:formula="of:=ROUND([.G4]*(2^[.$B$40]-1);0)" office:value-type="float" office:value="23" calcext:value-type="float">
            <text:p>23</text:p>
          </table:table-cell>
          <table:table-cell table:formula="of:=ROUND(MAX([.B4]-[.$C$37];0)/[.$C$39]*(2^[.$C$40]-1))" office:value-type="float" office:value="2" calcext:value-type="float">
            <text:p>2</text:p>
          </table:table-cell>
          <table:table-cell table:formula="of:=ROUND(MAX([.C4]-[.$C$37];0)/[.$C$39]*(2^[.$C$40]-1))" office:value-type="float" office:value="0" calcext:value-type="float">
            <text:p>0</text:p>
          </table:table-cell>
          <table:table-cell table:formula="of:=ROUND(MAX([.D4]-[.$C$37];0)/[.$C$39]*(2^[.$C$40]-1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3" calcext:value-type="float">
            <text:p>1,73</text:p>
          </table:table-cell>
          <table:table-cell office:value-type="float" office:value="1.37" calcext:value-type="float">
            <text:p>1,37</text:p>
          </table:table-cell>
          <table:table-cell office:value-type="float" office:value="2.4" calcext:value-type="float">
            <text:p>2,4</text:p>
          </table:table-cell>
          <table:table-cell table:formula="of:=([.B5]-[.$B$37])/[.$B$39]" office:value-type="float" office:value="0.160958904109589" calcext:value-type="float">
            <text:p>0,16</text:p>
          </table:table-cell>
          <table:table-cell table:formula="of:=([.C5]-[.$B$37])/[.$B$39]" office:value-type="float" office:value="0.0376712328767124" calcext:value-type="float">
            <text:p>0,04</text:p>
          </table:table-cell>
          <table:table-cell table:formula="of:=([.D5]-[.$B$37])/[.$B$39]" office:value-type="float" office:value="0.39041095890411" calcext:value-type="float">
            <text:p>0,39</text:p>
          </table:table-cell>
          <table:table-cell table:formula="of:=ROUND([.E5]*(2^[.$B$40]-1);0)" office:value-type="float" office:value="10" calcext:value-type="float">
            <text:p>10</text:p>
          </table:table-cell>
          <table:table-cell table:formula="of:=ROUND([.F5]*(2^[.$B$40]-1);0)" office:value-type="float" office:value="2" calcext:value-type="float">
            <text:p>2</text:p>
          </table:table-cell>
          <table:table-cell table:formula="of:=ROUND([.G5]*(2^[.$B$40]-1);0)" office:value-type="float" office:value="25" calcext:value-type="float">
            <text:p>25</text:p>
          </table:table-cell>
          <table:table-cell table:formula="of:=ROUND(MAX([.B5]-[.$C$37];0)/[.$C$39]*(2^[.$C$40]-1))" office:value-type="float" office:value="4" calcext:value-type="float">
            <text:p>4</text:p>
          </table:table-cell>
          <table:table-cell table:formula="of:=ROUND(MAX([.C5]-[.$C$37];0)/[.$C$39]*(2^[.$C$40]-1))" office:value-type="float" office:value="0" calcext:value-type="float">
            <text:p>0</text:p>
          </table:table-cell>
          <table:table-cell table:formula="of:=ROUND(MAX([.D5]-[.$C$37];0)/[.$C$39]*(2^[.$C$40]-1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1.43" calcext:value-type="float">
            <text:p>1,43</text:p>
          </table:table-cell>
          <table:table-cell office:value-type="float" office:value="2.45" calcext:value-type="float">
            <text:p>2,45</text:p>
          </table:table-cell>
          <table:table-cell table:formula="of:=([.B6]-[.$B$37])/[.$B$39]" office:value-type="float" office:value="0.184931506849315" calcext:value-type="float">
            <text:p>0,18</text:p>
          </table:table-cell>
          <table:table-cell table:formula="of:=([.C6]-[.$B$37])/[.$B$39]" office:value-type="float" office:value="0.0582191780821918" calcext:value-type="float">
            <text:p>0,06</text:p>
          </table:table-cell>
          <table:table-cell table:formula="of:=([.D6]-[.$B$37])/[.$B$39]" office:value-type="float" office:value="0.407534246575343" calcext:value-type="float">
            <text:p>0,41</text:p>
          </table:table-cell>
          <table:table-cell table:formula="of:=ROUND([.E6]*(2^[.$B$40]-1);0)" office:value-type="float" office:value="12" calcext:value-type="float">
            <text:p>12</text:p>
          </table:table-cell>
          <table:table-cell table:formula="of:=ROUND([.F6]*(2^[.$B$40]-1);0)" office:value-type="float" office:value="4" calcext:value-type="float">
            <text:p>4</text:p>
          </table:table-cell>
          <table:table-cell table:formula="of:=ROUND([.G6]*(2^[.$B$40]-1);0)" office:value-type="float" office:value="26" calcext:value-type="float">
            <text:p>26</text:p>
          </table:table-cell>
          <table:table-cell table:formula="of:=ROUND(MAX([.B6]-[.$C$37];0)/[.$C$39]*(2^[.$C$40]-1))" office:value-type="float" office:value="5" calcext:value-type="float">
            <text:p>5</text:p>
          </table:table-cell>
          <table:table-cell table:formula="of:=ROUND(MAX([.C6]-[.$C$37];0)/[.$C$39]*(2^[.$C$40]-1))" office:value-type="float" office:value="0" calcext:value-type="float">
            <text:p>0</text:p>
          </table:table-cell>
          <table:table-cell table:formula="of:=ROUND(MAX([.D6]-[.$C$37];0)/[.$C$39]*(2^[.$C$40]-1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" calcext:value-type="float">
            <text:p>1,87</text:p>
          </table:table-cell>
          <table:table-cell office:value-type="float" office:value="1.49" calcext:value-type="float">
            <text:p>1,49</text:p>
          </table:table-cell>
          <table:table-cell office:value-type="float" office:value="2.51" calcext:value-type="float">
            <text:p>2,51</text:p>
          </table:table-cell>
          <table:table-cell table:formula="of:=([.B7]-[.$B$37])/[.$B$39]" office:value-type="float" office:value="0.208904109589041" calcext:value-type="float">
            <text:p>0,21</text:p>
          </table:table-cell>
          <table:table-cell table:formula="of:=([.C7]-[.$B$37])/[.$B$39]" office:value-type="float" office:value="0.0787671232876712" calcext:value-type="float">
            <text:p>0,08</text:p>
          </table:table-cell>
          <table:table-cell table:formula="of:=([.D7]-[.$B$37])/[.$B$39]" office:value-type="float" office:value="0.428082191780822" calcext:value-type="float">
            <text:p>0,43</text:p>
          </table:table-cell>
          <table:table-cell table:formula="of:=ROUND([.E7]*(2^[.$B$40]-1);0)" office:value-type="float" office:value="13" calcext:value-type="float">
            <text:p>13</text:p>
          </table:table-cell>
          <table:table-cell table:formula="of:=ROUND([.F7]*(2^[.$B$40]-1);0)" office:value-type="float" office:value="5" calcext:value-type="float">
            <text:p>5</text:p>
          </table:table-cell>
          <table:table-cell table:formula="of:=ROUND([.G7]*(2^[.$B$40]-1);0)" office:value-type="float" office:value="27" calcext:value-type="float">
            <text:p>27</text:p>
          </table:table-cell>
          <table:table-cell table:formula="of:=ROUND(MAX([.B7]-[.$C$37];0)/[.$C$39]*(2^[.$C$40]-1))" office:value-type="float" office:value="7" calcext:value-type="float">
            <text:p>7</text:p>
          </table:table-cell>
          <table:table-cell table:formula="of:=ROUND(MAX([.C7]-[.$C$37];0)/[.$C$39]*(2^[.$C$40]-1))" office:value-type="float" office:value="0" calcext:value-type="float">
            <text:p>0</text:p>
          </table:table-cell>
          <table:table-cell table:formula="of:=ROUND(MAX([.D7]-[.$C$37];0)/[.$C$39]*(2^[.$C$40]-1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4" calcext:value-type="float">
            <text:p>1,94</text:p>
          </table:table-cell>
          <table:table-cell office:value-type="float" office:value="1.54" calcext:value-type="float">
            <text:p>1,54</text:p>
          </table:table-cell>
          <table:table-cell office:value-type="float" office:value="2.57" calcext:value-type="float">
            <text:p>2,57</text:p>
          </table:table-cell>
          <table:table-cell table:formula="of:=([.B8]-[.$B$37])/[.$B$39]" office:value-type="float" office:value="0.232876712328767" calcext:value-type="float">
            <text:p>0,23</text:p>
          </table:table-cell>
          <table:table-cell table:formula="of:=([.C8]-[.$B$37])/[.$B$39]" office:value-type="float" office:value="0.0958904109589041" calcext:value-type="float">
            <text:p>0,10</text:p>
          </table:table-cell>
          <table:table-cell table:formula="of:=([.D8]-[.$B$37])/[.$B$39]" office:value-type="float" office:value="0.448630136986302" calcext:value-type="float">
            <text:p>0,45</text:p>
          </table:table-cell>
          <table:table-cell table:formula="of:=ROUND([.E8]*(2^[.$B$40]-1);0)" office:value-type="float" office:value="15" calcext:value-type="float">
            <text:p>15</text:p>
          </table:table-cell>
          <table:table-cell table:formula="of:=ROUND([.F8]*(2^[.$B$40]-1);0)" office:value-type="float" office:value="6" calcext:value-type="float">
            <text:p>6</text:p>
          </table:table-cell>
          <table:table-cell table:formula="of:=ROUND([.G8]*(2^[.$B$40]-1);0)" office:value-type="float" office:value="28" calcext:value-type="float">
            <text:p>28</text:p>
          </table:table-cell>
          <table:table-cell table:formula="of:=ROUND(MAX([.B8]-[.$C$37];0)/[.$C$39]*(2^[.$C$40]-1))" office:value-type="float" office:value="9" calcext:value-type="float">
            <text:p>9</text:p>
          </table:table-cell>
          <table:table-cell table:formula="of:=ROUND(MAX([.C8]-[.$C$37];0)/[.$C$39]*(2^[.$C$40]-1))" office:value-type="float" office:value="0" calcext:value-type="float">
            <text:p>0</text:p>
          </table:table-cell>
          <table:table-cell table:formula="of:=ROUND(MAX([.D8]-[.$C$37];0)/[.$C$39]*(2^[.$C$40]-1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01" calcext:value-type="float">
            <text:p>2,01</text:p>
          </table:table-cell>
          <table:table-cell office:value-type="float" office:value="1.6" calcext:value-type="float">
            <text:p>1,6</text:p>
          </table:table-cell>
          <table:table-cell office:value-type="float" office:value="2.62" calcext:value-type="float">
            <text:p>2,62</text:p>
          </table:table-cell>
          <table:table-cell table:formula="of:=([.B9]-[.$B$37])/[.$B$39]" office:value-type="float" office:value="0.256849315068493" calcext:value-type="float">
            <text:p>0,26</text:p>
          </table:table-cell>
          <table:table-cell table:formula="of:=([.C9]-[.$B$37])/[.$B$39]" office:value-type="float" office:value="0.116438356164384" calcext:value-type="float">
            <text:p>0,12</text:p>
          </table:table-cell>
          <table:table-cell table:formula="of:=([.D9]-[.$B$37])/[.$B$39]" office:value-type="float" office:value="0.465753424657534" calcext:value-type="float">
            <text:p>0,47</text:p>
          </table:table-cell>
          <table:table-cell table:formula="of:=ROUND([.E9]*(2^[.$B$40]-1);0)" office:value-type="float" office:value="16" calcext:value-type="float">
            <text:p>16</text:p>
          </table:table-cell>
          <table:table-cell table:formula="of:=ROUND([.F9]*(2^[.$B$40]-1);0)" office:value-type="float" office:value="7" calcext:value-type="float">
            <text:p>7</text:p>
          </table:table-cell>
          <table:table-cell table:formula="of:=ROUND([.G9]*(2^[.$B$40]-1);0)" office:value-type="float" office:value="29" calcext:value-type="float">
            <text:p>29</text:p>
          </table:table-cell>
          <table:table-cell table:formula="of:=ROUND(MAX([.B9]-[.$C$37];0)/[.$C$39]*(2^[.$C$40]-1))" office:value-type="float" office:value="10" calcext:value-type="float">
            <text:p>10</text:p>
          </table:table-cell>
          <table:table-cell table:style-name="ce14" table:formula="of:=ROUND(MAX([.C9]-[.$C$37];0)/[.$C$39]*(2^[.$C$40]-1))" office:value-type="float" office:value="0" calcext:value-type="float">
            <text:p>0</text:p>
          </table:table-cell>
          <table:table-cell table:formula="of:=ROUND(MAX([.D9]-[.$C$37];0)/[.$C$39]*(2^[.$C$40]-1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08" calcext:value-type="float">
            <text:p>2,08</text:p>
          </table:table-cell>
          <table:table-cell office:value-type="float" office:value="1.66" calcext:value-type="float">
            <text:p>1,66</text:p>
          </table:table-cell>
          <table:table-cell office:value-type="float" office:value="2.68" calcext:value-type="float">
            <text:p>2,68</text:p>
          </table:table-cell>
          <table:table-cell table:formula="of:=([.B10]-[.$B$37])/[.$B$39]" office:value-type="float" office:value="0.280821917808219" calcext:value-type="float">
            <text:p>0,28</text:p>
          </table:table-cell>
          <table:table-cell table:formula="of:=([.C10]-[.$B$37])/[.$B$39]" office:value-type="float" office:value="0.136986301369863" calcext:value-type="float">
            <text:p>0,14</text:p>
          </table:table-cell>
          <table:table-cell table:formula="of:=([.D10]-[.$B$37])/[.$B$39]" office:value-type="float" office:value="0.486301369863014" calcext:value-type="float">
            <text:p>0,49</text:p>
          </table:table-cell>
          <table:table-cell table:formula="of:=ROUND([.E10]*(2^[.$B$40]-1);0)" office:value-type="float" office:value="18" calcext:value-type="float">
            <text:p>18</text:p>
          </table:table-cell>
          <table:table-cell table:formula="of:=ROUND([.F10]*(2^[.$B$40]-1);0)" office:value-type="float" office:value="9" calcext:value-type="float">
            <text:p>9</text:p>
          </table:table-cell>
          <table:table-cell table:formula="of:=ROUND([.G10]*(2^[.$B$40]-1);0)" office:value-type="float" office:value="31" calcext:value-type="float">
            <text:p>31</text:p>
          </table:table-cell>
          <table:table-cell table:formula="of:=ROUND(MAX([.B10]-[.$C$37];0)/[.$C$39]*(2^[.$C$40]-1))" office:value-type="float" office:value="12" calcext:value-type="float">
            <text:p>12</text:p>
          </table:table-cell>
          <table:table-cell table:formula="of:=ROUND(MAX([.C10]-[.$C$37];0)/[.$C$39]*(2^[.$C$40]-1))" office:value-type="float" office:value="2" calcext:value-type="float">
            <text:p>2</text:p>
          </table:table-cell>
          <table:table-cell table:formula="of:=ROUND(MAX([.D10]-[.$C$37];0)/[.$C$39]*(2^[.$C$40]-1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" calcext:value-type="float">
            <text:p>2,19</text:p>
          </table:table-cell>
          <table:table-cell office:value-type="float" office:value="1.74" calcext:value-type="float">
            <text:p>1,74</text:p>
          </table:table-cell>
          <table:table-cell office:value-type="float" office:value="2.76" calcext:value-type="float">
            <text:p>2,76</text:p>
          </table:table-cell>
          <table:table-cell table:formula="of:=([.B11]-[.$B$37])/[.$B$39]" office:value-type="float" office:value="0.318493150684931" calcext:value-type="float">
            <text:p>0,32</text:p>
          </table:table-cell>
          <table:table-cell table:formula="of:=([.C11]-[.$B$37])/[.$B$39]" office:value-type="float" office:value="0.164383561643836" calcext:value-type="float">
            <text:p>0,16</text:p>
          </table:table-cell>
          <table:table-cell table:formula="of:=([.D11]-[.$B$37])/[.$B$39]" office:value-type="float" office:value="0.513698630136986" calcext:value-type="float">
            <text:p>0,51</text:p>
          </table:table-cell>
          <table:table-cell table:formula="of:=ROUND([.E11]*(2^[.$B$40]-1);0)" office:value-type="float" office:value="20" calcext:value-type="float">
            <text:p>20</text:p>
          </table:table-cell>
          <table:table-cell table:formula="of:=ROUND([.F11]*(2^[.$B$40]-1);0)" office:value-type="float" office:value="10" calcext:value-type="float">
            <text:p>10</text:p>
          </table:table-cell>
          <table:table-cell table:formula="of:=ROUND([.G11]*(2^[.$B$40]-1);0)" office:value-type="float" office:value="32" calcext:value-type="float">
            <text:p>32</text:p>
          </table:table-cell>
          <table:table-cell table:formula="of:=ROUND(MAX([.B11]-[.$C$37];0)/[.$C$39]*(2^[.$C$40]-1))" office:value-type="float" office:value="15" calcext:value-type="float">
            <text:p>15</text:p>
          </table:table-cell>
          <table:table-cell table:formula="of:=ROUND(MAX([.C11]-[.$C$37];0)/[.$C$39]*(2^[.$C$40]-1))" office:value-type="float" office:value="4" calcext:value-type="float">
            <text:p>4</text:p>
          </table:table-cell>
          <table:table-cell table:formula="of:=ROUND(MAX([.D11]-[.$C$37];0)/[.$C$39]*(2^[.$C$40]-1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26" calcext:value-type="float">
            <text:p>2,26</text:p>
          </table:table-cell>
          <table:table-cell office:value-type="float" office:value="1.8" calcext:value-type="float">
            <text:p>1,8</text:p>
          </table:table-cell>
          <table:table-cell office:value-type="float" office:value="2.82" calcext:value-type="float">
            <text:p>2,82</text:p>
          </table:table-cell>
          <table:table-cell table:formula="of:=([.B12]-[.$B$37])/[.$B$39]" office:value-type="float" office:value="0.342465753424657" calcext:value-type="float">
            <text:p>0,34</text:p>
          </table:table-cell>
          <table:table-cell table:formula="of:=([.C12]-[.$B$37])/[.$B$39]" office:value-type="float" office:value="0.184931506849315" calcext:value-type="float">
            <text:p>0,18</text:p>
          </table:table-cell>
          <table:table-cell table:formula="of:=([.D12]-[.$B$37])/[.$B$39]" office:value-type="float" office:value="0.534246575342466" calcext:value-type="float">
            <text:p>0,53</text:p>
          </table:table-cell>
          <table:table-cell table:formula="of:=ROUND([.E12]*(2^[.$B$40]-1);0)" office:value-type="float" office:value="22" calcext:value-type="float">
            <text:p>22</text:p>
          </table:table-cell>
          <table:table-cell table:formula="of:=ROUND([.F12]*(2^[.$B$40]-1);0)" office:value-type="float" office:value="12" calcext:value-type="float">
            <text:p>12</text:p>
          </table:table-cell>
          <table:table-cell table:formula="of:=ROUND([.G12]*(2^[.$B$40]-1);0)" office:value-type="float" office:value="34" calcext:value-type="float">
            <text:p>34</text:p>
          </table:table-cell>
          <table:table-cell table:formula="of:=ROUND(MAX([.B12]-[.$C$37];0)/[.$C$39]*(2^[.$C$40]-1))" office:value-type="float" office:value="16" calcext:value-type="float">
            <text:p>16</text:p>
          </table:table-cell>
          <table:table-cell table:formula="of:=ROUND(MAX([.C12]-[.$C$37];0)/[.$C$39]*(2^[.$C$40]-1))" office:value-type="float" office:value="5" calcext:value-type="float">
            <text:p>5</text:p>
          </table:table-cell>
          <table:table-cell table:formula="of:=ROUND(MAX([.D12]-[.$C$37];0)/[.$C$39]*(2^[.$C$40]-1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33" calcext:value-type="float">
            <text:p>2,33</text:p>
          </table:table-cell>
          <table:table-cell office:value-type="float" office:value="1.86" calcext:value-type="float">
            <text:p>1,86</text:p>
          </table:table-cell>
          <table:table-cell office:value-type="float" office:value="2.88" calcext:value-type="float">
            <text:p>2,88</text:p>
          </table:table-cell>
          <table:table-cell table:formula="of:=([.B13]-[.$B$37])/[.$B$39]" office:value-type="float" office:value="0.366438356164384" calcext:value-type="float">
            <text:p>0,37</text:p>
          </table:table-cell>
          <table:table-cell table:formula="of:=([.C13]-[.$B$37])/[.$B$39]" office:value-type="float" office:value="0.205479452054794" calcext:value-type="float">
            <text:p>0,21</text:p>
          </table:table-cell>
          <table:table-cell table:formula="of:=([.D13]-[.$B$37])/[.$B$39]" office:value-type="float" office:value="0.554794520547945" calcext:value-type="float">
            <text:p>0,55</text:p>
          </table:table-cell>
          <table:table-cell table:formula="of:=ROUND([.E13]*(2^[.$B$40]-1);0)" office:value-type="float" office:value="23" calcext:value-type="float">
            <text:p>23</text:p>
          </table:table-cell>
          <table:table-cell table:formula="of:=ROUND([.F13]*(2^[.$B$40]-1);0)" office:value-type="float" office:value="13" calcext:value-type="float">
            <text:p>13</text:p>
          </table:table-cell>
          <table:table-cell table:formula="of:=ROUND([.G13]*(2^[.$B$40]-1);0)" office:value-type="float" office:value="35" calcext:value-type="float">
            <text:p>35</text:p>
          </table:table-cell>
          <table:table-cell table:formula="of:=ROUND(MAX([.B13]-[.$C$37];0)/[.$C$39]*(2^[.$C$40]-1))" office:value-type="float" office:value="18" calcext:value-type="float">
            <text:p>18</text:p>
          </table:table-cell>
          <table:table-cell table:formula="of:=ROUND(MAX([.C13]-[.$C$37];0)/[.$C$39]*(2^[.$C$40]-1))" office:value-type="float" office:value="7" calcext:value-type="float">
            <text:p>7</text:p>
          </table:table-cell>
          <table:table-cell table:formula="of:=ROUND(MAX([.D13]-[.$C$37];0)/[.$C$39]*(2^[.$C$40]-1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4" calcext:value-type="float">
            <text:p>2,4</text:p>
          </table:table-cell>
          <table:table-cell office:value-type="float" office:value="1.91" calcext:value-type="float">
            <text:p>1,91</text:p>
          </table:table-cell>
          <table:table-cell office:value-type="float" office:value="2.93" calcext:value-type="float">
            <text:p>2,93</text:p>
          </table:table-cell>
          <table:table-cell table:formula="of:=([.B14]-[.$B$37])/[.$B$39]" office:value-type="float" office:value="0.39041095890411" calcext:value-type="float">
            <text:p>0,39</text:p>
          </table:table-cell>
          <table:table-cell table:formula="of:=([.C14]-[.$B$37])/[.$B$39]" office:value-type="float" office:value="0.222602739726027" calcext:value-type="float">
            <text:p>0,22</text:p>
          </table:table-cell>
          <table:table-cell table:formula="of:=([.D14]-[.$B$37])/[.$B$39]" office:value-type="float" office:value="0.571917808219178" calcext:value-type="float">
            <text:p>0,57</text:p>
          </table:table-cell>
          <table:table-cell table:formula="of:=ROUND([.E14]*(2^[.$B$40]-1);0)" office:value-type="float" office:value="25" calcext:value-type="float">
            <text:p>25</text:p>
          </table:table-cell>
          <table:table-cell table:formula="of:=ROUND([.F14]*(2^[.$B$40]-1);0)" office:value-type="float" office:value="14" calcext:value-type="float">
            <text:p>14</text:p>
          </table:table-cell>
          <table:table-cell table:formula="of:=ROUND([.G14]*(2^[.$B$40]-1);0)" office:value-type="float" office:value="36" calcext:value-type="float">
            <text:p>36</text:p>
          </table:table-cell>
          <table:table-cell table:formula="of:=ROUND(MAX([.B14]-[.$C$37];0)/[.$C$39]*(2^[.$C$40]-1))" office:value-type="float" office:value="20" calcext:value-type="float">
            <text:p>20</text:p>
          </table:table-cell>
          <table:table-cell table:formula="of:=ROUND(MAX([.C14]-[.$C$37];0)/[.$C$39]*(2^[.$C$40]-1))" office:value-type="float" office:value="8" calcext:value-type="float">
            <text:p>8</text:p>
          </table:table-cell>
          <table:table-cell table:formula="of:=ROUND(MAX([.D14]-[.$C$37];0)/[.$C$39]*(2^[.$C$40]-1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48" calcext:value-type="float">
            <text:p>2,48</text:p>
          </table:table-cell>
          <table:table-cell office:value-type="float" office:value="1.97" calcext:value-type="float">
            <text:p>1,97</text:p>
          </table:table-cell>
          <table:table-cell office:value-type="float" office:value="2.99" calcext:value-type="float">
            <text:p>2,99</text:p>
          </table:table-cell>
          <table:table-cell table:formula="of:=([.B15]-[.$B$37])/[.$B$39]" office:value-type="float" office:value="0.417808219178082" calcext:value-type="float">
            <text:p>0,42</text:p>
          </table:table-cell>
          <table:table-cell table:formula="of:=([.C15]-[.$B$37])/[.$B$39]" office:value-type="float" office:value="0.243150684931507" calcext:value-type="float">
            <text:p>0,24</text:p>
          </table:table-cell>
          <table:table-cell table:formula="of:=([.D15]-[.$B$37])/[.$B$39]" office:value-type="float" office:value="0.592465753424658" calcext:value-type="float">
            <text:p>0,59</text:p>
          </table:table-cell>
          <table:table-cell table:formula="of:=ROUND([.E15]*(2^[.$B$40]-1);0)" office:value-type="float" office:value="26" calcext:value-type="float">
            <text:p>26</text:p>
          </table:table-cell>
          <table:table-cell table:formula="of:=ROUND([.F15]*(2^[.$B$40]-1);0)" office:value-type="float" office:value="15" calcext:value-type="float">
            <text:p>15</text:p>
          </table:table-cell>
          <table:table-cell table:formula="of:=ROUND([.G15]*(2^[.$B$40]-1);0)" office:value-type="float" office:value="37" calcext:value-type="float">
            <text:p>37</text:p>
          </table:table-cell>
          <table:table-cell table:formula="of:=ROUND(MAX([.B15]-[.$C$37];0)/[.$C$39]*(2^[.$C$40]-1))" office:value-type="float" office:value="22" calcext:value-type="float">
            <text:p>22</text:p>
          </table:table-cell>
          <table:table-cell table:formula="of:=ROUND(MAX([.C15]-[.$C$37];0)/[.$C$39]*(2^[.$C$40]-1))" office:value-type="float" office:value="9" calcext:value-type="float">
            <text:p>9</text:p>
          </table:table-cell>
          <table:table-cell table:formula="of:=ROUND(MAX([.D15]-[.$C$37];0)/[.$C$39]*(2^[.$C$40]-1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55" calcext:value-type="float">
            <text:p>2,55</text:p>
          </table:table-cell>
          <table:table-cell office:value-type="float" office:value="2.03" calcext:value-type="float">
            <text:p>2,03</text:p>
          </table:table-cell>
          <table:table-cell office:value-type="float" office:value="3.05" calcext:value-type="float">
            <text:p>3,05</text:p>
          </table:table-cell>
          <table:table-cell table:formula="of:=([.B16]-[.$B$37])/[.$B$39]" office:value-type="float" office:value="0.441780821917808" calcext:value-type="float">
            <text:p>0,44</text:p>
          </table:table-cell>
          <table:table-cell table:formula="of:=([.C16]-[.$B$37])/[.$B$39]" office:value-type="float" office:value="0.263698630136986" calcext:value-type="float">
            <text:p>0,26</text:p>
          </table:table-cell>
          <table:table-cell table:formula="of:=([.D16]-[.$B$37])/[.$B$39]" office:value-type="float" office:value="0.613013698630137" calcext:value-type="float">
            <text:p>0,61</text:p>
          </table:table-cell>
          <table:table-cell table:formula="of:=ROUND([.E16]*(2^[.$B$40]-1);0)" office:value-type="float" office:value="28" calcext:value-type="float">
            <text:p>28</text:p>
          </table:table-cell>
          <table:table-cell table:formula="of:=ROUND([.F16]*(2^[.$B$40]-1);0)" office:value-type="float" office:value="17" calcext:value-type="float">
            <text:p>17</text:p>
          </table:table-cell>
          <table:table-cell table:formula="of:=ROUND([.G16]*(2^[.$B$40]-1);0)" office:value-type="float" office:value="39" calcext:value-type="float">
            <text:p>39</text:p>
          </table:table-cell>
          <table:table-cell table:formula="of:=ROUND(MAX([.B16]-[.$C$37];0)/[.$C$39]*(2^[.$C$40]-1))" office:value-type="float" office:value="24" calcext:value-type="float">
            <text:p>24</text:p>
          </table:table-cell>
          <table:table-cell table:formula="of:=ROUND(MAX([.C16]-[.$C$37];0)/[.$C$39]*(2^[.$C$40]-1))" office:value-type="float" office:value="11" calcext:value-type="float">
            <text:p>11</text:p>
          </table:table-cell>
          <table:table-cell table:formula="of:=ROUND(MAX([.D16]-[.$C$37];0)/[.$C$39]*(2^[.$C$40]-1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62" calcext:value-type="float">
            <text:p>2,62</text:p>
          </table:table-cell>
          <table:table-cell office:value-type="float" office:value="2.08" calcext:value-type="float">
            <text:p>2,08</text:p>
          </table:table-cell>
          <table:table-cell office:value-type="float" office:value="3.11" calcext:value-type="float">
            <text:p>3,11</text:p>
          </table:table-cell>
          <table:table-cell table:formula="of:=([.B17]-[.$B$37])/[.$B$39]" office:value-type="float" office:value="0.465753424657534" calcext:value-type="float">
            <text:p>0,47</text:p>
          </table:table-cell>
          <table:table-cell table:formula="of:=([.C17]-[.$B$37])/[.$B$39]" office:value-type="float" office:value="0.280821917808219" calcext:value-type="float">
            <text:p>0,28</text:p>
          </table:table-cell>
          <table:table-cell table:formula="of:=([.D17]-[.$B$37])/[.$B$39]" office:value-type="float" office:value="0.633561643835616" calcext:value-type="float">
            <text:p>0,63</text:p>
          </table:table-cell>
          <table:table-cell table:formula="of:=ROUND([.E17]*(2^[.$B$40]-1);0)" office:value-type="float" office:value="29" calcext:value-type="float">
            <text:p>29</text:p>
          </table:table-cell>
          <table:table-cell table:formula="of:=ROUND([.F17]*(2^[.$B$40]-1);0)" office:value-type="float" office:value="18" calcext:value-type="float">
            <text:p>18</text:p>
          </table:table-cell>
          <table:table-cell table:formula="of:=ROUND([.G17]*(2^[.$B$40]-1);0)" office:value-type="float" office:value="40" calcext:value-type="float">
            <text:p>40</text:p>
          </table:table-cell>
          <table:table-cell table:formula="of:=ROUND(MAX([.B17]-[.$C$37];0)/[.$C$39]*(2^[.$C$40]-1))" office:value-type="float" office:value="25" calcext:value-type="float">
            <text:p>25</text:p>
          </table:table-cell>
          <table:table-cell table:formula="of:=ROUND(MAX([.C17]-[.$C$37];0)/[.$C$39]*(2^[.$C$40]-1))" office:value-type="float" office:value="12" calcext:value-type="float">
            <text:p>12</text:p>
          </table:table-cell>
          <table:table-cell table:formula="of:=ROUND(MAX([.D17]-[.$C$37];0)/[.$C$39]*(2^[.$C$40]-1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.69" calcext:value-type="float">
            <text:p>2,69</text:p>
          </table:table-cell>
          <table:table-cell office:value-type="float" office:value="2.14" calcext:value-type="float">
            <text:p>2,14</text:p>
          </table:table-cell>
          <table:table-cell office:value-type="float" office:value="3.16" calcext:value-type="float">
            <text:p>3,16</text:p>
          </table:table-cell>
          <table:table-cell table:formula="of:=([.B18]-[.$B$37])/[.$B$39]" office:value-type="float" office:value="0.48972602739726" calcext:value-type="float">
            <text:p>0,49</text:p>
          </table:table-cell>
          <table:table-cell table:formula="of:=([.C18]-[.$B$37])/[.$B$39]" office:value-type="float" office:value="0.301369863013699" calcext:value-type="float">
            <text:p>0,30</text:p>
          </table:table-cell>
          <table:table-cell table:formula="of:=([.D18]-[.$B$37])/[.$B$39]" office:value-type="float" office:value="0.650684931506849" calcext:value-type="float">
            <text:p>0,65</text:p>
          </table:table-cell>
          <table:table-cell table:formula="of:=ROUND([.E18]*(2^[.$B$40]-1);0)" office:value-type="float" office:value="31" calcext:value-type="float">
            <text:p>31</text:p>
          </table:table-cell>
          <table:table-cell table:formula="of:=ROUND([.F18]*(2^[.$B$40]-1);0)" office:value-type="float" office:value="19" calcext:value-type="float">
            <text:p>19</text:p>
          </table:table-cell>
          <table:table-cell table:formula="of:=ROUND([.G18]*(2^[.$B$40]-1);0)" office:value-type="float" office:value="41" calcext:value-type="float">
            <text:p>41</text:p>
          </table:table-cell>
          <table:table-cell table:formula="of:=ROUND(MAX([.B18]-[.$C$37];0)/[.$C$39]*(2^[.$C$40]-1))" office:value-type="float" office:value="27" calcext:value-type="float">
            <text:p>27</text:p>
          </table:table-cell>
          <table:table-cell table:formula="of:=ROUND(MAX([.C18]-[.$C$37];0)/[.$C$39]*(2^[.$C$40]-1))" office:value-type="float" office:value="14" calcext:value-type="float">
            <text:p>14</text:p>
          </table:table-cell>
          <table:table-cell table:formula="of:=ROUND(MAX([.D18]-[.$C$37];0)/[.$C$39]*(2^[.$C$40]-1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87" calcext:value-type="float">
            <text:p>2,87</text:p>
          </table:table-cell>
          <table:table-cell office:value-type="float" office:value="2.28" calcext:value-type="float">
            <text:p>2,28</text:p>
          </table:table-cell>
          <table:table-cell office:value-type="float" office:value="3.3" calcext:value-type="float">
            <text:p>3,3</text:p>
          </table:table-cell>
          <table:table-cell table:formula="of:=([.B19]-[.$B$37])/[.$B$39]" office:value-type="float" office:value="0.551369863013699" calcext:value-type="float">
            <text:p>0,55</text:p>
          </table:table-cell>
          <table:table-cell table:formula="of:=([.C19]-[.$B$37])/[.$B$39]" office:value-type="float" office:value="0.349315068493151" calcext:value-type="float">
            <text:p>0,35</text:p>
          </table:table-cell>
          <table:table-cell table:formula="of:=([.D19]-[.$B$37])/[.$B$39]" office:value-type="float" office:value="0.698630136986301" calcext:value-type="float">
            <text:p>0,70</text:p>
          </table:table-cell>
          <table:table-cell table:formula="of:=ROUND([.E19]*(2^[.$B$40]-1);0)" office:value-type="float" office:value="35" calcext:value-type="float">
            <text:p>35</text:p>
          </table:table-cell>
          <table:table-cell table:formula="of:=ROUND([.F19]*(2^[.$B$40]-1);0)" office:value-type="float" office:value="22" calcext:value-type="float">
            <text:p>22</text:p>
          </table:table-cell>
          <table:table-cell table:formula="of:=ROUND([.G19]*(2^[.$B$40]-1);0)" office:value-type="float" office:value="44" calcext:value-type="float">
            <text:p>44</text:p>
          </table:table-cell>
          <table:table-cell table:formula="of:=ROUND(MAX([.B19]-[.$C$37];0)/[.$C$39]*(2^[.$C$40]-1))" office:value-type="float" office:value="31" calcext:value-type="float">
            <text:p>31</text:p>
          </table:table-cell>
          <table:table-cell table:formula="of:=ROUND(MAX([.C19]-[.$C$37];0)/[.$C$39]*(2^[.$C$40]-1))" office:value-type="float" office:value="17" calcext:value-type="float">
            <text:p>17</text:p>
          </table:table-cell>
          <table:table-cell table:formula="of:=ROUND(MAX([.D19]-[.$C$37];0)/[.$C$39]*(2^[.$C$40]-1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94" calcext:value-type="float">
            <text:p>2,94</text:p>
          </table:table-cell>
          <table:table-cell office:value-type="float" office:value="2.34" calcext:value-type="float">
            <text:p>2,34</text:p>
          </table:table-cell>
          <table:table-cell office:value-type="float" office:value="3.36" calcext:value-type="float">
            <text:p>3,36</text:p>
          </table:table-cell>
          <table:table-cell table:formula="of:=([.B20]-[.$B$37])/[.$B$39]" office:value-type="float" office:value="0.575342465753425" calcext:value-type="float">
            <text:p>0,58</text:p>
          </table:table-cell>
          <table:table-cell table:formula="of:=([.C20]-[.$B$37])/[.$B$39]" office:value-type="float" office:value="0.36986301369863" calcext:value-type="float">
            <text:p>0,37</text:p>
          </table:table-cell>
          <table:table-cell table:formula="of:=([.D20]-[.$B$37])/[.$B$39]" office:value-type="float" office:value="0.719178082191781" calcext:value-type="float">
            <text:p>0,72</text:p>
          </table:table-cell>
          <table:table-cell table:formula="of:=ROUND([.E20]*(2^[.$B$40]-1);0)" office:value-type="float" office:value="36" calcext:value-type="float">
            <text:p>36</text:p>
          </table:table-cell>
          <table:table-cell table:formula="of:=ROUND([.F20]*(2^[.$B$40]-1);0)" office:value-type="float" office:value="23" calcext:value-type="float">
            <text:p>23</text:p>
          </table:table-cell>
          <table:table-cell table:formula="of:=ROUND([.G20]*(2^[.$B$40]-1);0)" office:value-type="float" office:value="45" calcext:value-type="float">
            <text:p>45</text:p>
          </table:table-cell>
          <table:table-cell table:formula="of:=ROUND(MAX([.B20]-[.$C$37];0)/[.$C$39]*(2^[.$C$40]-1))" office:value-type="float" office:value="33" calcext:value-type="float">
            <text:p>33</text:p>
          </table:table-cell>
          <table:table-cell table:formula="of:=ROUND(MAX([.C20]-[.$C$37];0)/[.$C$39]*(2^[.$C$40]-1))" office:value-type="float" office:value="18" calcext:value-type="float">
            <text:p>18</text:p>
          </table:table-cell>
          <table:table-cell table:formula="of:=ROUND(MAX([.D20]-[.$C$37];0)/[.$C$39]*(2^[.$C$40]-1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01" calcext:value-type="float">
            <text:p>3,01</text:p>
          </table:table-cell>
          <table:table-cell office:value-type="float" office:value="2.4" calcext:value-type="float">
            <text:p>2,4</text:p>
          </table:table-cell>
          <table:table-cell office:value-type="float" office:value="3.42" calcext:value-type="float">
            <text:p>3,42</text:p>
          </table:table-cell>
          <table:table-cell table:formula="of:=([.B21]-[.$B$37])/[.$B$39]" office:value-type="float" office:value="0.599315068493151" calcext:value-type="float">
            <text:p>0,60</text:p>
          </table:table-cell>
          <table:table-cell table:formula="of:=([.C21]-[.$B$37])/[.$B$39]" office:value-type="float" office:value="0.39041095890411" calcext:value-type="float">
            <text:p>0,39</text:p>
          </table:table-cell>
          <table:table-cell table:formula="of:=([.D21]-[.$B$37])/[.$B$39]" office:value-type="float" office:value="0.73972602739726" calcext:value-type="float">
            <text:p>0,74</text:p>
          </table:table-cell>
          <table:table-cell table:formula="of:=ROUND([.E21]*(2^[.$B$40]-1);0)" office:value-type="float" office:value="38" calcext:value-type="float">
            <text:p>38</text:p>
          </table:table-cell>
          <table:table-cell table:formula="of:=ROUND([.F21]*(2^[.$B$40]-1);0)" office:value-type="float" office:value="25" calcext:value-type="float">
            <text:p>25</text:p>
          </table:table-cell>
          <table:table-cell table:formula="of:=ROUND([.G21]*(2^[.$B$40]-1);0)" office:value-type="float" office:value="47" calcext:value-type="float">
            <text:p>47</text:p>
          </table:table-cell>
          <table:table-cell table:formula="of:=ROUND(MAX([.B21]-[.$C$37];0)/[.$C$39]*(2^[.$C$40]-1))" office:value-type="float" office:value="35" calcext:value-type="float">
            <text:p>35</text:p>
          </table:table-cell>
          <table:table-cell table:formula="of:=ROUND(MAX([.C21]-[.$C$37];0)/[.$C$39]*(2^[.$C$40]-1))" office:value-type="float" office:value="20" calcext:value-type="float">
            <text:p>20</text:p>
          </table:table-cell>
          <table:table-cell table:formula="of:=ROUND(MAX([.D21]-[.$C$37];0)/[.$C$39]*(2^[.$C$40]-1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08" calcext:value-type="float">
            <text:p>3,08</text:p>
          </table:table-cell>
          <table:table-cell office:value-type="float" office:value="2.45" calcext:value-type="float">
            <text:p>2,45</text:p>
          </table:table-cell>
          <table:table-cell office:value-type="float" office:value="3.47" calcext:value-type="float">
            <text:p>3,47</text:p>
          </table:table-cell>
          <table:table-cell table:formula="of:=([.B22]-[.$B$37])/[.$B$39]" office:value-type="float" office:value="0.623287671232877" calcext:value-type="float">
            <text:p>0,62</text:p>
          </table:table-cell>
          <table:table-cell table:formula="of:=([.C22]-[.$B$37])/[.$B$39]" office:value-type="float" office:value="0.407534246575343" calcext:value-type="float">
            <text:p>0,41</text:p>
          </table:table-cell>
          <table:table-cell table:formula="of:=([.D22]-[.$B$37])/[.$B$39]" office:value-type="float" office:value="0.756849315068493" calcext:value-type="float">
            <text:p>0,76</text:p>
          </table:table-cell>
          <table:table-cell table:formula="of:=ROUND([.E22]*(2^[.$B$40]-1);0)" office:value-type="float" office:value="39" calcext:value-type="float">
            <text:p>39</text:p>
          </table:table-cell>
          <table:table-cell table:formula="of:=ROUND([.F22]*(2^[.$B$40]-1);0)" office:value-type="float" office:value="26" calcext:value-type="float">
            <text:p>26</text:p>
          </table:table-cell>
          <table:table-cell table:formula="of:=ROUND([.G22]*(2^[.$B$40]-1);0)" office:value-type="float" office:value="48" calcext:value-type="float">
            <text:p>48</text:p>
          </table:table-cell>
          <table:table-cell table:formula="of:=ROUND(MAX([.B22]-[.$C$37];0)/[.$C$39]*(2^[.$C$40]-1))" office:value-type="float" office:value="36" calcext:value-type="float">
            <text:p>36</text:p>
          </table:table-cell>
          <table:table-cell table:formula="of:=ROUND(MAX([.C22]-[.$C$37];0)/[.$C$39]*(2^[.$C$40]-1))" office:value-type="float" office:value="21" calcext:value-type="float">
            <text:p>21</text:p>
          </table:table-cell>
          <table:table-cell table:formula="of:=ROUND(MAX([.D22]-[.$C$37];0)/[.$C$39]*(2^[.$C$40]-1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15" calcext:value-type="float">
            <text:p>3,15</text:p>
          </table:table-cell>
          <table:table-cell office:value-type="float" office:value="2.51" calcext:value-type="float">
            <text:p>2,51</text:p>
          </table:table-cell>
          <table:table-cell office:value-type="float" office:value="3.53" calcext:value-type="float">
            <text:p>3,53</text:p>
          </table:table-cell>
          <table:table-cell table:formula="of:=([.B23]-[.$B$37])/[.$B$39]" office:value-type="float" office:value="0.647260273972603" calcext:value-type="float">
            <text:p>0,65</text:p>
          </table:table-cell>
          <table:table-cell table:formula="of:=([.C23]-[.$B$37])/[.$B$39]" office:value-type="float" office:value="0.428082191780822" calcext:value-type="float">
            <text:p>0,43</text:p>
          </table:table-cell>
          <table:table-cell table:formula="of:=([.D23]-[.$B$37])/[.$B$39]" office:value-type="float" office:value="0.777397260273973" calcext:value-type="float">
            <text:p>0,78</text:p>
          </table:table-cell>
          <table:table-cell table:formula="of:=ROUND([.E23]*(2^[.$B$40]-1);0)" office:value-type="float" office:value="41" calcext:value-type="float">
            <text:p>41</text:p>
          </table:table-cell>
          <table:table-cell table:formula="of:=ROUND([.F23]*(2^[.$B$40]-1);0)" office:value-type="float" office:value="27" calcext:value-type="float">
            <text:p>27</text:p>
          </table:table-cell>
          <table:table-cell table:formula="of:=ROUND([.G23]*(2^[.$B$40]-1);0)" office:value-type="float" office:value="49" calcext:value-type="float">
            <text:p>49</text:p>
          </table:table-cell>
          <table:table-cell table:formula="of:=ROUND(MAX([.B23]-[.$C$37];0)/[.$C$39]*(2^[.$C$40]-1))" office:value-type="float" office:value="38" calcext:value-type="float">
            <text:p>38</text:p>
          </table:table-cell>
          <table:table-cell table:formula="of:=ROUND(MAX([.C23]-[.$C$37];0)/[.$C$39]*(2^[.$C$40]-1))" office:value-type="float" office:value="23" calcext:value-type="float">
            <text:p>23</text:p>
          </table:table-cell>
          <table:table-cell table:formula="of:=ROUND(MAX([.D23]-[.$C$37];0)/[.$C$39]*(2^[.$C$40]-1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22" calcext:value-type="float">
            <text:p>3,22</text:p>
          </table:table-cell>
          <table:table-cell office:value-type="float" office:value="2.57" calcext:value-type="float">
            <text:p>2,57</text:p>
          </table:table-cell>
          <table:table-cell office:value-type="float" office:value="3.59" calcext:value-type="float">
            <text:p>3,59</text:p>
          </table:table-cell>
          <table:table-cell table:formula="of:=([.B24]-[.$B$37])/[.$B$39]" office:value-type="float" office:value="0.671232876712329" calcext:value-type="float">
            <text:p>0,67</text:p>
          </table:table-cell>
          <table:table-cell table:formula="of:=([.C24]-[.$B$37])/[.$B$39]" office:value-type="float" office:value="0.448630136986302" calcext:value-type="float">
            <text:p>0,45</text:p>
          </table:table-cell>
          <table:table-cell table:formula="of:=([.D24]-[.$B$37])/[.$B$39]" office:value-type="float" office:value="0.797945205479452" calcext:value-type="float">
            <text:p>0,80</text:p>
          </table:table-cell>
          <table:table-cell table:formula="of:=ROUND([.E24]*(2^[.$B$40]-1);0)" office:value-type="float" office:value="42" calcext:value-type="float">
            <text:p>42</text:p>
          </table:table-cell>
          <table:table-cell table:formula="of:=ROUND([.F24]*(2^[.$B$40]-1);0)" office:value-type="float" office:value="28" calcext:value-type="float">
            <text:p>28</text:p>
          </table:table-cell>
          <table:table-cell table:formula="of:=ROUND([.G24]*(2^[.$B$40]-1);0)" office:value-type="float" office:value="50" calcext:value-type="float">
            <text:p>50</text:p>
          </table:table-cell>
          <table:table-cell table:formula="of:=ROUND(MAX([.B24]-[.$C$37];0)/[.$C$39]*(2^[.$C$40]-1))" office:value-type="float" office:value="40" calcext:value-type="float">
            <text:p>40</text:p>
          </table:table-cell>
          <table:table-cell table:formula="of:=ROUND(MAX([.C24]-[.$C$37];0)/[.$C$39]*(2^[.$C$40]-1))" office:value-type="float" office:value="24" calcext:value-type="float">
            <text:p>24</text:p>
          </table:table-cell>
          <table:table-cell table:formula="of:=ROUND(MAX([.D24]-[.$C$37];0)/[.$C$39]*(2^[.$C$40]-1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3" calcext:value-type="float">
            <text:p>3,3</text:p>
          </table:table-cell>
          <table:table-cell office:value-type="float" office:value="2.62" calcext:value-type="float">
            <text:p>2,62</text:p>
          </table:table-cell>
          <table:table-cell office:value-type="float" office:value="3.64" calcext:value-type="float">
            <text:p>3,64</text:p>
          </table:table-cell>
          <table:table-cell table:formula="of:=([.B25]-[.$B$37])/[.$B$39]" office:value-type="float" office:value="0.698630136986301" calcext:value-type="float">
            <text:p>0,70</text:p>
          </table:table-cell>
          <table:table-cell table:formula="of:=([.C25]-[.$B$37])/[.$B$39]" office:value-type="float" office:value="0.465753424657534" calcext:value-type="float">
            <text:p>0,47</text:p>
          </table:table-cell>
          <table:table-cell table:formula="of:=([.D25]-[.$B$37])/[.$B$39]" office:value-type="float" office:value="0.815068493150685" calcext:value-type="float">
            <text:p>0,82</text:p>
          </table:table-cell>
          <table:table-cell table:formula="of:=ROUND([.E25]*(2^[.$B$40]-1);0)" office:value-type="float" office:value="44" calcext:value-type="float">
            <text:p>44</text:p>
          </table:table-cell>
          <table:table-cell table:formula="of:=ROUND([.F25]*(2^[.$B$40]-1);0)" office:value-type="float" office:value="29" calcext:value-type="float">
            <text:p>29</text:p>
          </table:table-cell>
          <table:table-cell table:formula="of:=ROUND([.G25]*(2^[.$B$40]-1);0)" office:value-type="float" office:value="51" calcext:value-type="float">
            <text:p>51</text:p>
          </table:table-cell>
          <table:table-cell table:formula="of:=ROUND(MAX([.B25]-[.$C$37];0)/[.$C$39]*(2^[.$C$40]-1))" office:value-type="float" office:value="42" calcext:value-type="float">
            <text:p>42</text:p>
          </table:table-cell>
          <table:table-cell table:formula="of:=ROUND(MAX([.C25]-[.$C$37];0)/[.$C$39]*(2^[.$C$40]-1))" office:value-type="float" office:value="25" calcext:value-type="float">
            <text:p>25</text:p>
          </table:table-cell>
          <table:table-cell table:formula="of:=ROUND(MAX([.D25]-[.$C$37];0)/[.$C$39]*(2^[.$C$40]-1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37" calcext:value-type="float">
            <text:p>3,37</text:p>
          </table:table-cell>
          <table:table-cell office:value-type="float" office:value="2.68" calcext:value-type="float">
            <text:p>2,68</text:p>
          </table:table-cell>
          <table:table-cell office:value-type="float" office:value="3.7" calcext:value-type="float">
            <text:p>3,7</text:p>
          </table:table-cell>
          <table:table-cell table:formula="of:=([.B26]-[.$B$37])/[.$B$39]" office:value-type="float" office:value="0.722602739726027" calcext:value-type="float">
            <text:p>0,72</text:p>
          </table:table-cell>
          <table:table-cell table:formula="of:=([.C26]-[.$B$37])/[.$B$39]" office:value-type="float" office:value="0.486301369863014" calcext:value-type="float">
            <text:p>0,49</text:p>
          </table:table-cell>
          <table:table-cell table:formula="of:=([.D26]-[.$B$37])/[.$B$39]" office:value-type="float" office:value="0.835616438356164" calcext:value-type="float">
            <text:p>0,84</text:p>
          </table:table-cell>
          <table:table-cell table:formula="of:=ROUND([.E26]*(2^[.$B$40]-1);0)" office:value-type="float" office:value="46" calcext:value-type="float">
            <text:p>46</text:p>
          </table:table-cell>
          <table:table-cell table:formula="of:=ROUND([.F26]*(2^[.$B$40]-1);0)" office:value-type="float" office:value="31" calcext:value-type="float">
            <text:p>31</text:p>
          </table:table-cell>
          <table:table-cell table:formula="of:=ROUND([.G26]*(2^[.$B$40]-1);0)" office:value-type="float" office:value="53" calcext:value-type="float">
            <text:p>53</text:p>
          </table:table-cell>
          <table:table-cell table:formula="of:=ROUND(MAX([.B26]-[.$C$37];0)/[.$C$39]*(2^[.$C$40]-1))" office:value-type="float" office:value="43" calcext:value-type="float">
            <text:p>43</text:p>
          </table:table-cell>
          <table:table-cell table:formula="of:=ROUND(MAX([.C26]-[.$C$37];0)/[.$C$39]*(2^[.$C$40]-1))" office:value-type="float" office:value="27" calcext:value-type="float">
            <text:p>27</text:p>
          </table:table-cell>
          <table:table-cell table:formula="of:=ROUND(MAX([.D26]-[.$C$37];0)/[.$C$39]*(2^[.$C$40]-1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47" calcext:value-type="float">
            <text:p>3,47</text:p>
          </table:table-cell>
          <table:table-cell office:value-type="float" office:value="2.76" calcext:value-type="float">
            <text:p>2,76</text:p>
          </table:table-cell>
          <table:table-cell office:value-type="float" office:value="3.79" calcext:value-type="float">
            <text:p>3,79</text:p>
          </table:table-cell>
          <table:table-cell table:formula="of:=([.B27]-[.$B$37])/[.$B$39]" office:value-type="float" office:value="0.756849315068493" calcext:value-type="float">
            <text:p>0,76</text:p>
          </table:table-cell>
          <table:table-cell table:formula="of:=([.C27]-[.$B$37])/[.$B$39]" office:value-type="float" office:value="0.513698630136986" calcext:value-type="float">
            <text:p>0,51</text:p>
          </table:table-cell>
          <table:table-cell table:formula="of:=([.D27]-[.$B$37])/[.$B$39]" office:value-type="float" office:value="0.866438356164384" calcext:value-type="float">
            <text:p>0,87</text:p>
          </table:table-cell>
          <table:table-cell table:formula="of:=ROUND([.E27]*(2^[.$B$40]-1);0)" office:value-type="float" office:value="48" calcext:value-type="float">
            <text:p>48</text:p>
          </table:table-cell>
          <table:table-cell table:formula="of:=ROUND([.F27]*(2^[.$B$40]-1);0)" office:value-type="float" office:value="32" calcext:value-type="float">
            <text:p>32</text:p>
          </table:table-cell>
          <table:table-cell table:formula="of:=ROUND([.G27]*(2^[.$B$40]-1);0)" office:value-type="float" office:value="55" calcext:value-type="float">
            <text:p>55</text:p>
          </table:table-cell>
          <table:table-cell table:formula="of:=ROUND(MAX([.B27]-[.$C$37];0)/[.$C$39]*(2^[.$C$40]-1))" office:value-type="float" office:value="46" calcext:value-type="float">
            <text:p>46</text:p>
          </table:table-cell>
          <table:table-cell table:formula="of:=ROUND(MAX([.C27]-[.$C$37];0)/[.$C$39]*(2^[.$C$40]-1))" office:value-type="float" office:value="29" calcext:value-type="float">
            <text:p>29</text:p>
          </table:table-cell>
          <table:table-cell table:formula="of:=ROUND(MAX([.D27]-[.$C$37];0)/[.$C$39]*(2^[.$C$40]-1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54" calcext:value-type="float">
            <text:p>3,54</text:p>
          </table:table-cell>
          <table:table-cell office:value-type="float" office:value="2.82" calcext:value-type="float">
            <text:p>2,82</text:p>
          </table:table-cell>
          <table:table-cell office:value-type="float" office:value="3.84" calcext:value-type="float">
            <text:p>3,84</text:p>
          </table:table-cell>
          <table:table-cell table:formula="of:=([.B28]-[.$B$37])/[.$B$39]" office:value-type="float" office:value="0.780821917808219" calcext:value-type="float">
            <text:p>0,78</text:p>
          </table:table-cell>
          <table:table-cell table:formula="of:=([.C28]-[.$B$37])/[.$B$39]" office:value-type="float" office:value="0.534246575342466" calcext:value-type="float">
            <text:p>0,53</text:p>
          </table:table-cell>
          <table:table-cell table:formula="of:=([.D28]-[.$B$37])/[.$B$39]" office:value-type="float" office:value="0.883561643835617" calcext:value-type="float">
            <text:p>0,88</text:p>
          </table:table-cell>
          <table:table-cell table:formula="of:=ROUND([.E28]*(2^[.$B$40]-1);0)" office:value-type="float" office:value="49" calcext:value-type="float">
            <text:p>49</text:p>
          </table:table-cell>
          <table:table-cell table:formula="of:=ROUND([.F28]*(2^[.$B$40]-1);0)" office:value-type="float" office:value="34" calcext:value-type="float">
            <text:p>34</text:p>
          </table:table-cell>
          <table:table-cell table:formula="of:=ROUND([.G28]*(2^[.$B$40]-1);0)" office:value-type="float" office:value="56" calcext:value-type="float">
            <text:p>56</text:p>
          </table:table-cell>
          <table:table-cell table:formula="of:=ROUND(MAX([.B28]-[.$C$37];0)/[.$C$39]*(2^[.$C$40]-1))" office:value-type="float" office:value="47" calcext:value-type="float">
            <text:p>47</text:p>
          </table:table-cell>
          <table:table-cell table:formula="of:=ROUND(MAX([.C28]-[.$C$37];0)/[.$C$39]*(2^[.$C$40]-1))" office:value-type="float" office:value="30" calcext:value-type="float">
            <text:p>30</text:p>
          </table:table-cell>
          <table:table-cell table:formula="of:=ROUND(MAX([.D28]-[.$C$37];0)/[.$C$39]*(2^[.$C$40]-1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62" calcext:value-type="float">
            <text:p>3,62</text:p>
          </table:table-cell>
          <table:table-cell office:value-type="float" office:value="2.88" calcext:value-type="float">
            <text:p>2,88</text:p>
          </table:table-cell>
          <table:table-cell office:value-type="float" office:value="3.9" calcext:value-type="float">
            <text:p>3,9</text:p>
          </table:table-cell>
          <table:table-cell table:formula="of:=([.B29]-[.$B$37])/[.$B$39]" office:value-type="float" office:value="0.808219178082192" calcext:value-type="float">
            <text:p>0,81</text:p>
          </table:table-cell>
          <table:table-cell table:formula="of:=([.C29]-[.$B$37])/[.$B$39]" office:value-type="float" office:value="0.554794520547945" calcext:value-type="float">
            <text:p>0,55</text:p>
          </table:table-cell>
          <table:table-cell table:formula="of:=([.D29]-[.$B$37])/[.$B$39]" office:value-type="float" office:value="0.904109589041096" calcext:value-type="float">
            <text:p>0,90</text:p>
          </table:table-cell>
          <table:table-cell table:formula="of:=ROUND([.E29]*(2^[.$B$40]-1);0)" office:value-type="float" office:value="51" calcext:value-type="float">
            <text:p>51</text:p>
          </table:table-cell>
          <table:table-cell table:formula="of:=ROUND([.F29]*(2^[.$B$40]-1);0)" office:value-type="float" office:value="35" calcext:value-type="float">
            <text:p>35</text:p>
          </table:table-cell>
          <table:table-cell table:formula="of:=ROUND([.G29]*(2^[.$B$40]-1);0)" office:value-type="float" office:value="57" calcext:value-type="float">
            <text:p>57</text:p>
          </table:table-cell>
          <table:table-cell table:formula="of:=ROUND(MAX([.B29]-[.$C$37];0)/[.$C$39]*(2^[.$C$40]-1))" office:value-type="float" office:value="49" calcext:value-type="float">
            <text:p>49</text:p>
          </table:table-cell>
          <table:table-cell table:formula="of:=ROUND(MAX([.C29]-[.$C$37];0)/[.$C$39]*(2^[.$C$40]-1))" office:value-type="float" office:value="32" calcext:value-type="float">
            <text:p>32</text:p>
          </table:table-cell>
          <table:table-cell table:formula="of:=ROUND(MAX([.D29]-[.$C$37];0)/[.$C$39]*(2^[.$C$40]-1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69" calcext:value-type="float">
            <text:p>3,69</text:p>
          </table:table-cell>
          <table:table-cell office:value-type="float" office:value="2.93" calcext:value-type="float">
            <text:p>2,93</text:p>
          </table:table-cell>
          <table:table-cell office:value-type="float" office:value="3.96" calcext:value-type="float">
            <text:p>3,96</text:p>
          </table:table-cell>
          <table:table-cell table:formula="of:=([.B30]-[.$B$37])/[.$B$39]" office:value-type="float" office:value="0.832191780821918" calcext:value-type="float">
            <text:p>0,83</text:p>
          </table:table-cell>
          <table:table-cell table:formula="of:=([.C30]-[.$B$37])/[.$B$39]" office:value-type="float" office:value="0.571917808219178" calcext:value-type="float">
            <text:p>0,57</text:p>
          </table:table-cell>
          <table:table-cell table:formula="of:=([.D30]-[.$B$37])/[.$B$39]" office:value-type="float" office:value="0.924657534246575" calcext:value-type="float">
            <text:p>0,92</text:p>
          </table:table-cell>
          <table:table-cell table:formula="of:=ROUND([.E30]*(2^[.$B$40]-1);0)" office:value-type="float" office:value="52" calcext:value-type="float">
            <text:p>52</text:p>
          </table:table-cell>
          <table:table-cell table:formula="of:=ROUND([.F30]*(2^[.$B$40]-1);0)" office:value-type="float" office:value="36" calcext:value-type="float">
            <text:p>36</text:p>
          </table:table-cell>
          <table:table-cell table:formula="of:=ROUND([.G30]*(2^[.$B$40]-1);0)" office:value-type="float" office:value="58" calcext:value-type="float">
            <text:p>58</text:p>
          </table:table-cell>
          <table:table-cell table:formula="of:=ROUND(MAX([.B30]-[.$C$37];0)/[.$C$39]*(2^[.$C$40]-1))" office:value-type="float" office:value="51" calcext:value-type="float">
            <text:p>51</text:p>
          </table:table-cell>
          <table:table-cell table:formula="of:=ROUND(MAX([.C30]-[.$C$37];0)/[.$C$39]*(2^[.$C$40]-1))" office:value-type="float" office:value="33" calcext:value-type="float">
            <text:p>33</text:p>
          </table:table-cell>
          <table:table-cell table:formula="of:=ROUND(MAX([.D30]-[.$C$37];0)/[.$C$39]*(2^[.$C$40]-1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6" calcext:value-type="float">
            <text:p>3,76</text:p>
          </table:table-cell>
          <table:table-cell office:value-type="float" office:value="2.99" calcext:value-type="float">
            <text:p>2,99</text:p>
          </table:table-cell>
          <table:table-cell office:value-type="float" office:value="4.01" calcext:value-type="float">
            <text:p>4,01</text:p>
          </table:table-cell>
          <table:table-cell table:formula="of:=([.B31]-[.$B$37])/[.$B$39]" office:value-type="float" office:value="0.856164383561644" calcext:value-type="float">
            <text:p>0,86</text:p>
          </table:table-cell>
          <table:table-cell table:formula="of:=([.C31]-[.$B$37])/[.$B$39]" office:value-type="float" office:value="0.592465753424658" calcext:value-type="float">
            <text:p>0,59</text:p>
          </table:table-cell>
          <table:table-cell table:formula="of:=([.D31]-[.$B$37])/[.$B$39]" office:value-type="float" office:value="0.941780821917808" calcext:value-type="float">
            <text:p>0,94</text:p>
          </table:table-cell>
          <table:table-cell table:formula="of:=ROUND([.E31]*(2^[.$B$40]-1);0)" office:value-type="float" office:value="54" calcext:value-type="float">
            <text:p>54</text:p>
          </table:table-cell>
          <table:table-cell table:formula="of:=ROUND([.F31]*(2^[.$B$40]-1);0)" office:value-type="float" office:value="37" calcext:value-type="float">
            <text:p>37</text:p>
          </table:table-cell>
          <table:table-cell table:formula="of:=ROUND([.G31]*(2^[.$B$40]-1);0)" office:value-type="float" office:value="59" calcext:value-type="float">
            <text:p>59</text:p>
          </table:table-cell>
          <table:table-cell table:formula="of:=ROUND(MAX([.B31]-[.$C$37];0)/[.$C$39]*(2^[.$C$40]-1))" office:value-type="float" office:value="53" calcext:value-type="float">
            <text:p>53</text:p>
          </table:table-cell>
          <table:table-cell table:formula="of:=ROUND(MAX([.C31]-[.$C$37];0)/[.$C$39]*(2^[.$C$40]-1))" office:value-type="float" office:value="34" calcext:value-type="float">
            <text:p>34</text:p>
          </table:table-cell>
          <table:table-cell table:formula="of:=ROUND(MAX([.D31]-[.$C$37];0)/[.$C$39]*(2^[.$C$40]-1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3" calcext:value-type="float">
            <text:p>3,83</text:p>
          </table:table-cell>
          <table:table-cell office:value-type="float" office:value="3.05" calcext:value-type="float">
            <text:p>3,05</text:p>
          </table:table-cell>
          <table:table-cell office:value-type="float" office:value="4.07" calcext:value-type="float">
            <text:p>4,07</text:p>
          </table:table-cell>
          <table:table-cell table:formula="of:=([.B32]-[.$B$37])/[.$B$39]" office:value-type="float" office:value="0.88013698630137" calcext:value-type="float">
            <text:p>0,88</text:p>
          </table:table-cell>
          <table:table-cell table:formula="of:=([.C32]-[.$B$37])/[.$B$39]" office:value-type="float" office:value="0.613013698630137" calcext:value-type="float">
            <text:p>0,61</text:p>
          </table:table-cell>
          <table:table-cell table:formula="of:=([.D32]-[.$B$37])/[.$B$39]" office:value-type="float" office:value="0.962328767123288" calcext:value-type="float">
            <text:p>0,96</text:p>
          </table:table-cell>
          <table:table-cell table:formula="of:=ROUND([.E32]*(2^[.$B$40]-1);0)" office:value-type="float" office:value="55" calcext:value-type="float">
            <text:p>55</text:p>
          </table:table-cell>
          <table:table-cell table:formula="of:=ROUND([.F32]*(2^[.$B$40]-1);0)" office:value-type="float" office:value="39" calcext:value-type="float">
            <text:p>39</text:p>
          </table:table-cell>
          <table:table-cell table:formula="of:=ROUND([.G32]*(2^[.$B$40]-1);0)" office:value-type="float" office:value="61" calcext:value-type="float">
            <text:p>61</text:p>
          </table:table-cell>
          <table:table-cell table:formula="of:=ROUND(MAX([.B32]-[.$C$37];0)/[.$C$39]*(2^[.$C$40]-1))" office:value-type="float" office:value="55" calcext:value-type="float">
            <text:p>55</text:p>
          </table:table-cell>
          <table:table-cell table:formula="of:=ROUND(MAX([.C32]-[.$C$37];0)/[.$C$39]*(2^[.$C$40]-1))" office:value-type="float" office:value="36" calcext:value-type="float">
            <text:p>36</text:p>
          </table:table-cell>
          <table:table-cell table:formula="of:=ROUND(MAX([.D32]-[.$C$37];0)/[.$C$39]*(2^[.$C$40]-1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,9</text:p>
          </table:table-cell>
          <table:table-cell office:value-type="float" office:value="3.11" calcext:value-type="float">
            <text:p>3,11</text:p>
          </table:table-cell>
          <table:table-cell office:value-type="float" office:value="4.13" calcext:value-type="float">
            <text:p>4,13</text:p>
          </table:table-cell>
          <table:table-cell table:formula="of:=([.B33]-[.$B$37])/[.$B$39]" office:value-type="float" office:value="0.904109589041096" calcext:value-type="float">
            <text:p>0,90</text:p>
          </table:table-cell>
          <table:table-cell table:formula="of:=([.C33]-[.$B$37])/[.$B$39]" office:value-type="float" office:value="0.633561643835616" calcext:value-type="float">
            <text:p>0,63</text:p>
          </table:table-cell>
          <table:table-cell table:formula="of:=([.D33]-[.$B$37])/[.$B$39]" office:value-type="float" office:value="0.982876712328767" calcext:value-type="float">
            <text:p>0,98</text:p>
          </table:table-cell>
          <table:table-cell table:formula="of:=ROUND([.E33]*(2^[.$B$40]-1);0)" office:value-type="float" office:value="57" calcext:value-type="float">
            <text:p>57</text:p>
          </table:table-cell>
          <table:table-cell table:formula="of:=ROUND([.F33]*(2^[.$B$40]-1);0)" office:value-type="float" office:value="40" calcext:value-type="float">
            <text:p>40</text:p>
          </table:table-cell>
          <table:table-cell table:formula="of:=ROUND([.G33]*(2^[.$B$40]-1);0)" office:value-type="float" office:value="62" calcext:value-type="float">
            <text:p>62</text:p>
          </table:table-cell>
          <table:table-cell table:formula="of:=ROUND(MAX([.B33]-[.$C$37];0)/[.$C$39]*(2^[.$C$40]-1))" office:value-type="float" office:value="56" calcext:value-type="float">
            <text:p>56</text:p>
          </table:table-cell>
          <table:table-cell table:formula="of:=ROUND(MAX([.C33]-[.$C$37];0)/[.$C$39]*(2^[.$C$40]-1))" office:value-type="float" office:value="37" calcext:value-type="float">
            <text:p>37</text:p>
          </table:table-cell>
          <table:table-cell table:formula="of:=ROUND(MAX([.D33]-[.$C$37];0)/[.$C$39]*(2^[.$C$40]-1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97" calcext:value-type="float">
            <text:p>3,97</text:p>
          </table:table-cell>
          <table:table-cell office:value-type="float" office:value="3.16" calcext:value-type="float">
            <text:p>3,16</text:p>
          </table:table-cell>
          <table:table-cell office:value-type="float" office:value="4.18" calcext:value-type="float">
            <text:p>4,18</text:p>
          </table:table-cell>
          <table:table-cell table:formula="of:=([.B34]-[.$B$37])/[.$B$39]" office:value-type="float" office:value="0.928082191780822" calcext:value-type="float">
            <text:p>0,93</text:p>
          </table:table-cell>
          <table:table-cell table:formula="of:=([.C34]-[.$B$37])/[.$B$39]" office:value-type="float" office:value="0.650684931506849" calcext:value-type="float">
            <text:p>0,65</text:p>
          </table:table-cell>
          <table:table-cell table:formula="of:=([.D34]-[.$B$37])/[.$B$39]" office:value-type="float" office:value="1" calcext:value-type="float">
            <text:p>1,00</text:p>
          </table:table-cell>
          <table:table-cell table:formula="of:=ROUND([.E34]*(2^[.$B$40]-1);0)" office:value-type="float" office:value="58" calcext:value-type="float">
            <text:p>58</text:p>
          </table:table-cell>
          <table:table-cell table:formula="of:=ROUND([.F34]*(2^[.$B$40]-1);0)" office:value-type="float" office:value="41" calcext:value-type="float">
            <text:p>41</text:p>
          </table:table-cell>
          <table:table-cell table:formula="of:=ROUND([.G34]*(2^[.$B$40]-1);0)" office:value-type="float" office:value="63" calcext:value-type="float">
            <text:p>63</text:p>
          </table:table-cell>
          <table:table-cell table:formula="of:=ROUND(MAX([.B34]-[.$C$37];0)/[.$C$39]*(2^[.$C$40]-1))" office:value-type="float" office:value="58" calcext:value-type="float">
            <text:p>58</text:p>
          </table:table-cell>
          <table:table-cell table:formula="of:=ROUND(MAX([.C34]-[.$C$37];0)/[.$C$39]*(2^[.$C$40]-1))" office:value-type="float" office:value="38" calcext:value-type="float">
            <text:p>38</text:p>
          </table:table-cell>
          <table:table-cell table:formula="of:=ROUND(MAX([.D34]-[.$C$37];0)/[.$C$39]*(2^[.$C$40]-1))" office:value-type="float" office:value="63" calcext:value-type="float">
            <text:p>63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no clamp</text:p>
          </table:table-cell>
          <table:table-cell table:style-name="Default" office:value-type="string" calcext:value-type="string">
            <text:p>clamp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min</text:p>
          </table:table-cell>
          <table:table-cell table:style-name="Default" table:formula="of:=MIN([.B3:.D34])" office:value-type="float" office:value="1.26" calcext:value-type="float">
            <text:p>1,26</text:p>
          </table:table-cell>
          <table:table-cell table:style-name="Default" table:formula="of:=[.B3]" office:value-type="float" office:value="1.58" calcext:value-type="float">
            <text:p>1,58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table:style-name="Default" table:formula="of:=MAX([.B3:.D34])" office:value-type="float" office:value="4.18" calcext:value-type="float">
            <text:p>4,18</text:p>
          </table:table-cell>
          <table:table-cell table:style-name="Default" table:formula="of:=[.B38]" office:value-type="float" office:value="4.18" calcext:value-type="float">
            <text:p>4,18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amplitude</text:p>
          </table:table-cell>
          <table:table-cell table:style-name="ce4" table:formula="of:=[.B38]-[.B37]" office:value-type="float" office:value="2.92" calcext:value-type="float">
            <text:p>2,92</text:p>
          </table:table-cell>
          <table:table-cell table:style-name="ce4" table:formula="of:=[.C38]-[.C37]" office:value-type="float" office:value="2.6" calcext:value-type="float">
            <text:p>2,6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its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he level set during blanking is the normal one. I think that will cause voltages below that level to be clamped</text:p>
          </table:table-cell>
          <table:table-cell table:style-name="Default" table:number-columns-repeated="12"/>
        </table:table-row>
      </table:table>
      <table:table table:name="Ideal resistors" table:style-name="ta1">
        <table:shapes>
          <draw:frame draw:z-index="0" draw:style-name="gr1" draw:text-style-name="P1" svg:width="21.426cm" svg:height="15.964cm" svg:x="23.162cm" svg:y="4.808cm">
            <draw:object draw:notify-on-update-of-ranges="'Ideal resistors'.F1:'Ideal resistors'.F1 'Ideal resistors'.F2:'Ideal resistors'.F33 'Ideal resistors'.G1:'Ideal resistors'.G1 'Ideal resistors'.G2:'Ideal resistors'.G33 'Ideal resistors'.H1:'Ideal resistors'.H1 'Ideal resistors'.H2:'Ideal resistors'.H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number-columns-repeated="6" table:default-cell-style-name="ce3"/>
        <table:table-column table:style-name="co2" table:number-columns-repeated="3" table:default-cell-style-name="Default"/>
        <table:table-row table:style-name="ro1">
          <table:table-cell table:number-columns-repeated="5"/>
          <table:table-cell table:style-name="ce2" office:value-type="string" calcext:value-type="string">
            <text:p>Normal</text:p>
          </table:table-cell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Bright</text:p>
          </table:table-cell>
          <table:table-cell table:style-name="ce4" office:value-type="string" calcext:value-type="string">
            <text:p>Dim/Normal</text:p>
          </table:table-cell>
          <table:table-cell table:style-name="ce4" office:value-type="string" calcext:value-type="string">
            <text:p>Bright/normal</text:p>
          </table:table-cell>
          <table:table-cell table:style-name="Default"/>
          <table:table-cell/>
          <table:table-cell table:style-name="ce4" office:value-type="string" calcext:value-type="string">
            <text:p>Resistance</text:p>
          </table:table-cell>
          <table:table-cell table:style-name="ce4" office:value-type="string" calcext:value-type="string">
            <text:p>Conductance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([.$A2]*[.$N$3]+[.$B2]*[.$N$4]+[.$C2]*[.$N$5]+[.$D2]*[.$N$6]+[.$E2]*[.$N$7]+[.$N$9])/([.$N$10]-[.$N$2])*[.$M$11]" office:value-type="float" office:value="1.55406192936789" calcext:value-type="float">
            <text:p>1,55</text:p>
          </table:table-cell>
          <table:table-cell table:formula="of:=[.F2]*([.$N$10]-[.$N$2])/[.$N$10]" office:value-type="float" office:value="1.2415034606909" calcext:value-type="float">
            <text:p>1,24</text:p>
          </table:table-cell>
          <table:table-cell table:formula="of:=([.$N$2]+[.$A2]*[.$N$3]+[.$B2]*[.$N$4]+[.$C2]*[.$N$5]+[.$D2]*[.$N$6]+[.$E2]*[.$N$7]+[.$N$9])/[.$N$10]*[.$M$11]" office:value-type="float" office:value="2.24712126385052" calcext:value-type="float">
            <text:p>2,25</text:p>
          </table:table-cell>
          <table:table-cell table:formula="of:=[.G2]/[.F2]" office:value-type="float" office:value="0.798876439368075" calcext:value-type="float">
            <text:p>0,80</text:p>
          </table:table-cell>
          <table:table-cell table:formula="of:=[.H2]/[.F2]" office:value-type="float" office:value="1.44596635525622" calcext:value-type="float">
            <text:p>1,45</text:p>
          </table:table-cell>
          <table:table-cell/>
          <table:table-cell office:value-type="string" calcext:value-type="string">
            <text:p>brightness</text:p>
          </table:table-cell>
          <table:table-cell table:style-name="ce3" office:value-type="float" office:value="1" calcext:value-type="float">
            <text:p>1,00</text:p>
          </table:table-cell>
          <table:table-cell table:style-name="ce3" table:formula="of:=1/[.M2]" office:value-type="float" office:value="1" calcext:value-type="float">
            <text:p>1,0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]*[.$N$3]+[.$B3]*[.$N$4]+[.$C3]*[.$N$5]+[.$D3]*[.$N$6]+[.$E3]*[.$N$7]+[.$N$9])/([.$N$10]-[.$N$2])*[.$M$11]" office:value-type="float" office:value="1.63273631454213" calcext:value-type="float">
            <text:p>1,63</text:p>
          </table:table-cell>
          <table:table-cell table:formula="of:=[.F3]*([.$N$10]-[.$N$2])/[.$N$10]" office:value-type="float" office:value="1.30435457338837" calcext:value-type="float">
            <text:p>1,30</text:p>
          </table:table-cell>
          <table:table-cell table:formula="of:=([.$N$2]+[.$A3]*[.$N$3]+[.$B3]*[.$N$4]+[.$C3]*[.$N$5]+[.$D3]*[.$N$6]+[.$E3]*[.$N$7]+[.$N$9])/[.$N$10]*[.$M$11]" office:value-type="float" office:value="2.309972376548" calcext:value-type="float">
            <text:p>2,31</text:p>
          </table:table-cell>
          <table:table-cell table:formula="of:=[.G3]/[.F3]" office:value-type="float" office:value="0.798876439368075" calcext:value-type="float">
            <text:p>0,80</text:p>
          </table:table-cell>
          <table:table-cell table:formula="of:=[.H3]/[.F3]" office:value-type="float" office:value="1.41478593694156" calcext:value-type="float">
            <text:p>1,41</text:p>
          </table:table-cell>
          <table:table-cell/>
          <table:table-cell office:value-type="string" calcext:value-type="string">
            <text:p>MSB</text:p>
          </table:table-cell>
          <table:table-cell table:style-name="ce5" office:value-type="float" office:value="1" calcext:value-type="float">
            <text:p>1,00</text:p>
          </table:table-cell>
          <table:table-cell table:style-name="ce3" table:formula="of:=1/[.M3]" office:value-type="float" office:value="1" calcext:value-type="float">
            <text:p>1,0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4]*[.$N$3]+[.$B4]*[.$N$4]+[.$C4]*[.$N$5]+[.$D4]*[.$N$6]+[.$E4]*[.$N$7]+[.$N$9])/([.$N$10]-[.$N$2])*[.$M$11]" office:value-type="float" office:value="1.71141069971638" calcext:value-type="float">
            <text:p>1,71</text:p>
          </table:table-cell>
          <table:table-cell table:formula="of:=[.F4]*([.$N$10]-[.$N$2])/[.$N$10]" office:value-type="float" office:value="1.36720568608585" calcext:value-type="float">
            <text:p>1,37</text:p>
          </table:table-cell>
          <table:table-cell table:formula="of:=([.$N$2]+[.$A4]*[.$N$3]+[.$B4]*[.$N$4]+[.$C4]*[.$N$5]+[.$D4]*[.$N$6]+[.$E4]*[.$N$7]+[.$N$9])/[.$N$10]*[.$M$11]" office:value-type="float" office:value="2.37282348924548" calcext:value-type="float">
            <text:p>2,37</text:p>
          </table:table-cell>
          <table:table-cell table:formula="of:=[.G4]/[.F4]" office:value-type="float" office:value="0.798876439368075" calcext:value-type="float">
            <text:p>0,80</text:p>
          </table:table-cell>
          <table:table-cell table:formula="of:=[.H4]/[.F4]" office:value-type="float" office:value="1.38647227672393" calcext:value-type="float">
            <text:p>1,39</text:p>
          </table:table-cell>
          <table:table-cell table:number-columns-repeated="2"/>
          <table:table-cell table:style-name="ce5" office:value-type="float" office:value="2" calcext:value-type="float">
            <text:p>2,00</text:p>
          </table:table-cell>
          <table:table-cell table:style-name="ce3" table:formula="of:=1/[.M4]" office:value-type="float" office:value="0.5" calcext:value-type="float">
            <text:p>0,5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5]*[.$N$3]+[.$B5]*[.$N$4]+[.$C5]*[.$N$5]+[.$D5]*[.$N$6]+[.$E5]*[.$N$7]+[.$N$9])/([.$N$10]-[.$N$2])*[.$M$11]" office:value-type="float" office:value="1.79008508489063" calcext:value-type="float">
            <text:p>1,79</text:p>
          </table:table-cell>
          <table:table-cell table:formula="of:=[.F5]*([.$N$10]-[.$N$2])/[.$N$10]" office:value-type="float" office:value="1.43005679878333" calcext:value-type="float">
            <text:p>1,43</text:p>
          </table:table-cell>
          <table:table-cell table:formula="of:=([.$N$2]+[.$A5]*[.$N$3]+[.$B5]*[.$N$4]+[.$C5]*[.$N$5]+[.$D5]*[.$N$6]+[.$E5]*[.$N$7]+[.$N$9])/[.$N$10]*[.$M$11]" office:value-type="float" office:value="2.43567460194295" calcext:value-type="float">
            <text:p>2,44</text:p>
          </table:table-cell>
          <table:table-cell table:formula="of:=[.G5]/[.F5]" office:value-type="float" office:value="0.798876439368075" calcext:value-type="float">
            <text:p>0,80</text:p>
          </table:table-cell>
          <table:table-cell table:formula="of:=[.H5]/[.F5]" office:value-type="float" office:value="1.36064739184828" calcext:value-type="float">
            <text:p>1,36</text:p>
          </table:table-cell>
          <table:table-cell table:number-columns-repeated="2"/>
          <table:table-cell table:style-name="ce5" office:value-type="float" office:value="4" calcext:value-type="float">
            <text:p>4,00</text:p>
          </table:table-cell>
          <table:table-cell table:style-name="ce3" table:formula="of:=1/[.M5]" office:value-type="float" office:value="0.25" calcext:value-type="float">
            <text:p>0,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6]*[.$N$3]+[.$B6]*[.$N$4]+[.$C6]*[.$N$5]+[.$D6]*[.$N$6]+[.$E6]*[.$N$7]+[.$N$9])/([.$N$10]-[.$N$2])*[.$M$11]" office:value-type="float" office:value="1.86875947006488" calcext:value-type="float">
            <text:p>1,87</text:p>
          </table:table-cell>
          <table:table-cell table:formula="of:=[.F6]*([.$N$10]-[.$N$2])/[.$N$10]" office:value-type="float" office:value="1.4929079114808" calcext:value-type="float">
            <text:p>1,49</text:p>
          </table:table-cell>
          <table:table-cell table:formula="of:=([.$N$2]+[.$A6]*[.$N$3]+[.$B6]*[.$N$4]+[.$C6]*[.$N$5]+[.$D6]*[.$N$6]+[.$E6]*[.$N$7]+[.$N$9])/[.$N$10]*[.$M$11]" office:value-type="float" office:value="2.49852571464043" calcext:value-type="float">
            <text:p>2,50</text:p>
          </table:table-cell>
          <table:table-cell table:formula="of:=[.G6]/[.F6]" office:value-type="float" office:value="0.798876439368075" calcext:value-type="float">
            <text:p>0,80</text:p>
          </table:table-cell>
          <table:table-cell table:formula="of:=[.H6]/[.F6]" office:value-type="float" office:value="1.33699695154116" calcext:value-type="float">
            <text:p>1,34</text:p>
          </table:table-cell>
          <table:table-cell table:number-columns-repeated="2"/>
          <table:table-cell table:style-name="ce5" office:value-type="float" office:value="8" calcext:value-type="float">
            <text:p>8,00</text:p>
          </table:table-cell>
          <table:table-cell table:style-name="ce3" table:formula="of:=1/[.M6]" office:value-type="float" office:value="0.125" calcext:value-type="float">
            <text:p>0,1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7]*[.$N$3]+[.$B7]*[.$N$4]+[.$C7]*[.$N$5]+[.$D7]*[.$N$6]+[.$E7]*[.$N$7]+[.$N$9])/([.$N$10]-[.$N$2])*[.$M$11]" office:value-type="float" office:value="1.94743385523913" calcext:value-type="float">
            <text:p>1,95</text:p>
          </table:table-cell>
          <table:table-cell table:formula="of:=[.F7]*([.$N$10]-[.$N$2])/[.$N$10]" office:value-type="float" office:value="1.55575902417828" calcext:value-type="float">
            <text:p>1,56</text:p>
          </table:table-cell>
          <table:table-cell table:formula="of:=([.$N$2]+[.$A7]*[.$N$3]+[.$B7]*[.$N$4]+[.$C7]*[.$N$5]+[.$D7]*[.$N$6]+[.$E7]*[.$N$7]+[.$N$9])/[.$N$10]*[.$M$11]" office:value-type="float" office:value="2.56137682733791" calcext:value-type="float">
            <text:p>2,56</text:p>
          </table:table-cell>
          <table:table-cell table:formula="of:=[.G7]/[.F7]" office:value-type="float" office:value="0.798876439368075" calcext:value-type="float">
            <text:p>0,80</text:p>
          </table:table-cell>
          <table:table-cell table:formula="of:=[.H7]/[.F7]" office:value-type="float" office:value="1.31525741962794" calcext:value-type="float">
            <text:p>1,32</text:p>
          </table:table-cell>
          <table:table-cell/>
          <table:table-cell office:value-type="string" calcext:value-type="string">
            <text:p>LSB</text:p>
          </table:table-cell>
          <table:table-cell table:style-name="ce5" office:value-type="float" office:value="16" calcext:value-type="float">
            <text:p>16,00</text:p>
          </table:table-cell>
          <table:table-cell table:style-name="ce3" table:formula="of:=1/[.M7]" office:value-type="float" office:value="0.0625" calcext:value-type="float">
            <text:p>0,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8]*[.$N$3]+[.$B8]*[.$N$4]+[.$C8]*[.$N$5]+[.$D8]*[.$N$6]+[.$E8]*[.$N$7]+[.$N$9])/([.$N$10]-[.$N$2])*[.$M$11]" office:value-type="float" office:value="2.02610824041338" calcext:value-type="float">
            <text:p>2,03</text:p>
          </table:table-cell>
          <table:table-cell table:formula="of:=[.F8]*([.$N$10]-[.$N$2])/[.$N$10]" office:value-type="float" office:value="1.61861013687576" calcext:value-type="float">
            <text:p>1,62</text:p>
          </table:table-cell>
          <table:table-cell table:formula="of:=([.$N$2]+[.$A8]*[.$N$3]+[.$B8]*[.$N$4]+[.$C8]*[.$N$5]+[.$D8]*[.$N$6]+[.$E8]*[.$N$7]+[.$N$9])/[.$N$10]*[.$M$11]" office:value-type="float" office:value="2.62422794003538" calcext:value-type="float">
            <text:p>2,62</text:p>
          </table:table-cell>
          <table:table-cell table:formula="of:=[.G8]/[.F8]" office:value-type="float" office:value="0.798876439368075" calcext:value-type="float">
            <text:p>0,80</text:p>
          </table:table-cell>
          <table:table-cell table:formula="of:=[.H8]/[.F8]" office:value-type="float" office:value="1.29520619268592" calcext:value-type="float">
            <text:p>1,30</text:p>
          </table:table-cell>
          <table:table-cell/>
          <table:table-cell office:value-type="string" calcext:value-type="string">
            <text:p>to ground</text:p>
          </table:table-cell>
          <table:table-cell table:style-name="ce3" office:value-type="float" office:value="1.25" calcext:value-type="float">
            <text:p>1,25</text:p>
          </table:table-cell>
          <table:table-cell table:style-name="ce3" table:formula="of:=1/[.M8]" office:value-type="float" office:value="0.8" calcext:value-type="float">
            <text:p>0,8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9]*[.$N$3]+[.$B9]*[.$N$4]+[.$C9]*[.$N$5]+[.$D9]*[.$N$6]+[.$E9]*[.$N$7]+[.$N$9])/([.$N$10]-[.$N$2])*[.$M$11]" office:value-type="float" office:value="2.10478262558763" calcext:value-type="float">
            <text:p>2,10</text:p>
          </table:table-cell>
          <table:table-cell table:formula="of:=[.F9]*([.$N$10]-[.$N$2])/[.$N$10]" office:value-type="float" office:value="1.68146124957323" calcext:value-type="float">
            <text:p>1,68</text:p>
          </table:table-cell>
          <table:table-cell table:formula="of:=([.$N$2]+[.$A9]*[.$N$3]+[.$B9]*[.$N$4]+[.$C9]*[.$N$5]+[.$D9]*[.$N$6]+[.$E9]*[.$N$7]+[.$N$9])/[.$N$10]*[.$M$11]" office:value-type="float" office:value="2.68707905273286" calcext:value-type="float">
            <text:p>2,69</text:p>
          </table:table-cell>
          <table:table-cell table:formula="of:=[.G9]/[.F9]" office:value-type="float" office:value="0.798876439368075" calcext:value-type="float">
            <text:p>0,80</text:p>
          </table:table-cell>
          <table:table-cell table:formula="of:=[.H9]/[.F9]" office:value-type="float" office:value="1.27665394994538" calcext:value-type="float">
            <text:p>1,28</text:p>
          </table:table-cell>
          <table:table-cell/>
          <table:table-cell office:value-type="string" calcext:value-type="string">
            <text:p>to VCC</text:p>
          </table:table-cell>
          <table:table-cell table:style-name="ce3" office:value-type="float" office:value="0.81" calcext:value-type="float">
            <text:p>0,81</text:p>
          </table:table-cell>
          <table:table-cell table:style-name="ce3" table:formula="of:=1/[.M9]" office:value-type="float" office:value="1.23456790123457" calcext:value-type="float">
            <text:p>1,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10]*[.$N$3]+[.$B10]*[.$N$4]+[.$C10]*[.$N$5]+[.$D10]*[.$N$6]+[.$E10]*[.$N$7]+[.$N$9])/([.$N$10]-[.$N$2])*[.$M$11]" office:value-type="float" office:value="2.18345701076188" calcext:value-type="float">
            <text:p>2,18</text:p>
          </table:table-cell>
          <table:table-cell table:formula="of:=[.F10]*([.$N$10]-[.$N$2])/[.$N$10]" office:value-type="float" office:value="1.74431236227071" calcext:value-type="float">
            <text:p>1,74</text:p>
          </table:table-cell>
          <table:table-cell table:formula="of:=([.$N$2]+[.$A10]*[.$N$3]+[.$B10]*[.$N$4]+[.$C10]*[.$N$5]+[.$D10]*[.$N$6]+[.$E10]*[.$N$7]+[.$N$9])/[.$N$10]*[.$M$11]" office:value-type="float" office:value="2.74993016543034" calcext:value-type="float">
            <text:p>2,75</text:p>
          </table:table-cell>
          <table:table-cell table:formula="of:=[.G10]/[.F10]" office:value-type="float" office:value="0.798876439368075" calcext:value-type="float">
            <text:p>0,80</text:p>
          </table:table-cell>
          <table:table-cell table:formula="of:=[.H10]/[.F10]" office:value-type="float" office:value="1.25943865708205" calcext:value-type="float">
            <text:p>1,26</text:p>
          </table:table-cell>
          <table:table-cell/>
          <table:table-cell office:value-type="string" calcext:value-type="string">
            <text:p>sum</text:p>
          </table:table-cell>
          <table:table-cell/>
          <table:table-cell table:style-name="ce5" table:formula="of:=SUM([.N2:.N9])" office:value-type="float" office:value="4.97206790123457" calcext:value-type="float">
            <text:p>4,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1]*[.$N$3]+[.$B11]*[.$N$4]+[.$C11]*[.$N$5]+[.$D11]*[.$N$6]+[.$E11]*[.$N$7]+[.$N$9])/([.$N$10]-[.$N$2])*[.$M$11]" office:value-type="float" office:value="2.26213139593613" calcext:value-type="float">
            <text:p>2,26</text:p>
          </table:table-cell>
          <table:table-cell table:formula="of:=[.F11]*([.$N$10]-[.$N$2])/[.$N$10]" office:value-type="float" office:value="1.80716347496819" calcext:value-type="float">
            <text:p>1,81</text:p>
          </table:table-cell>
          <table:table-cell table:formula="of:=([.$N$2]+[.$A11]*[.$N$3]+[.$B11]*[.$N$4]+[.$C11]*[.$N$5]+[.$D11]*[.$N$6]+[.$E11]*[.$N$7]+[.$N$9])/[.$N$10]*[.$M$11]" office:value-type="float" office:value="2.81278127812781" calcext:value-type="float">
            <text:p>2,81</text:p>
          </table:table-cell>
          <table:table-cell table:formula="of:=[.G11]/[.F11]" office:value-type="float" office:value="0.798876439368075" calcext:value-type="float">
            <text:p>0,80</text:p>
          </table:table-cell>
          <table:table-cell table:formula="of:=[.H11]/[.F11]" office:value-type="float" office:value="1.24342082125774" calcext:value-type="float">
            <text:p>1,24</text:p>
          </table:table-cell>
          <table:table-cell/>
          <table:table-cell office:value-type="string" calcext:value-type="string">
            <text:p>VCC</text:p>
          </table:table-cell>
          <table:table-cell office:value-type="float" office:value="5" calcext:value-type="float">
            <text:p>5</text:p>
          </table:table-cell>
          <table:table-cell table:style-name="ce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2]*[.$N$3]+[.$B12]*[.$N$4]+[.$C12]*[.$N$5]+[.$D12]*[.$N$6]+[.$E12]*[.$N$7]+[.$N$9])/([.$N$10]-[.$N$2])*[.$M$11]" office:value-type="float" office:value="2.34080578111038" calcext:value-type="float">
            <text:p>2,34</text:p>
          </table:table-cell>
          <table:table-cell table:formula="of:=[.F12]*([.$N$10]-[.$N$2])/[.$N$10]" office:value-type="float" office:value="1.87001458766566" calcext:value-type="float">
            <text:p>1,87</text:p>
          </table:table-cell>
          <table:table-cell table:formula="of:=([.$N$2]+[.$A12]*[.$N$3]+[.$B12]*[.$N$4]+[.$C12]*[.$N$5]+[.$D12]*[.$N$6]+[.$E12]*[.$N$7]+[.$N$9])/[.$N$10]*[.$M$11]" office:value-type="float" office:value="2.87563239082529" calcext:value-type="float">
            <text:p>2,88</text:p>
          </table:table-cell>
          <table:table-cell table:formula="of:=[.G12]/[.F12]" office:value-type="float" office:value="0.798876439368075" calcext:value-type="float">
            <text:p>0,80</text:p>
          </table:table-cell>
          <table:table-cell table:formula="of:=[.H12]/[.F12]" office:value-type="float" office:value="1.22847970302825" calcext:value-type="float">
            <text:p>1,2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13]*[.$N$3]+[.$B13]*[.$N$4]+[.$C13]*[.$N$5]+[.$D13]*[.$N$6]+[.$E13]*[.$N$7]+[.$N$9])/([.$N$10]-[.$N$2])*[.$M$11]" office:value-type="float" office:value="2.41948016628463" calcext:value-type="float">
            <text:p>2,42</text:p>
          </table:table-cell>
          <table:table-cell table:formula="of:=[.F13]*([.$N$10]-[.$N$2])/[.$N$10]" office:value-type="float" office:value="1.93286570036314" calcext:value-type="float">
            <text:p>1,93</text:p>
          </table:table-cell>
          <table:table-cell table:formula="of:=([.$N$2]+[.$A13]*[.$N$3]+[.$B13]*[.$N$4]+[.$C13]*[.$N$5]+[.$D13]*[.$N$6]+[.$E13]*[.$N$7]+[.$N$9])/[.$N$10]*[.$M$11]" office:value-type="float" office:value="2.93848350352277" calcext:value-type="float">
            <text:p>2,94</text:p>
          </table:table-cell>
          <table:table-cell table:formula="of:=[.G13]/[.F13]" office:value-type="float" office:value="0.798876439368075" calcext:value-type="float">
            <text:p>0,80</text:p>
          </table:table-cell>
          <table:table-cell table:formula="of:=[.H13]/[.F13]" office:value-type="float" office:value="1.2145102673171" calcext:value-type="float">
            <text:p>1,2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14]*[.$N$3]+[.$B14]*[.$N$4]+[.$C14]*[.$N$5]+[.$D14]*[.$N$6]+[.$E14]*[.$N$7]+[.$N$9])/([.$N$10]-[.$N$2])*[.$M$11]" office:value-type="float" office:value="2.49815455145888" calcext:value-type="float">
            <text:p>2,50</text:p>
          </table:table-cell>
          <table:table-cell table:formula="of:=[.F14]*([.$N$10]-[.$N$2])/[.$N$10]" office:value-type="float" office:value="1.99571681306062" calcext:value-type="float">
            <text:p>2,00</text:p>
          </table:table-cell>
          <table:table-cell table:formula="of:=([.$N$2]+[.$A14]*[.$N$3]+[.$B14]*[.$N$4]+[.$C14]*[.$N$5]+[.$D14]*[.$N$6]+[.$E14]*[.$N$7]+[.$N$9])/[.$N$10]*[.$M$11]" office:value-type="float" office:value="3.00133461622024" calcext:value-type="float">
            <text:p>3,00</text:p>
          </table:table-cell>
          <table:table-cell table:formula="of:=[.G14]/[.F14]" office:value-type="float" office:value="0.798876439368075" calcext:value-type="float">
            <text:p>0,80</text:p>
          </table:table-cell>
          <table:table-cell table:formula="of:=[.H14]/[.F14]" office:value-type="float" office:value="1.2014207105271" calcext:value-type="float">
            <text:p>1,2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5]*[.$N$3]+[.$B15]*[.$N$4]+[.$C15]*[.$N$5]+[.$D15]*[.$N$6]+[.$E15]*[.$N$7]+[.$N$9])/([.$N$10]-[.$N$2])*[.$M$11]" office:value-type="float" office:value="2.57682893663312" calcext:value-type="float">
            <text:p>2,58</text:p>
          </table:table-cell>
          <table:table-cell table:formula="of:=[.F15]*([.$N$10]-[.$N$2])/[.$N$10]" office:value-type="float" office:value="2.05856792575809" calcext:value-type="float">
            <text:p>2,06</text:p>
          </table:table-cell>
          <table:table-cell table:formula="of:=([.$N$2]+[.$A15]*[.$N$3]+[.$B15]*[.$N$4]+[.$C15]*[.$N$5]+[.$D15]*[.$N$6]+[.$E15]*[.$N$7]+[.$N$9])/[.$N$10]*[.$M$11]" office:value-type="float" office:value="3.06418572891772" calcext:value-type="float">
            <text:p>3,06</text:p>
          </table:table-cell>
          <table:table-cell table:formula="of:=[.G15]/[.F15]" office:value-type="float" office:value="0.798876439368075" calcext:value-type="float">
            <text:p>0,80</text:p>
          </table:table-cell>
          <table:table-cell table:formula="of:=[.H15]/[.F15]" office:value-type="float" office:value="1.18913044065757" calcext:value-type="float">
            <text:p>1,1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16]*[.$N$3]+[.$B16]*[.$N$4]+[.$C16]*[.$N$5]+[.$D16]*[.$N$6]+[.$E16]*[.$N$7]+[.$N$9])/([.$N$10]-[.$N$2])*[.$M$11]" office:value-type="float" office:value="2.65550332180737" calcext:value-type="float">
            <text:p>2,66</text:p>
          </table:table-cell>
          <table:table-cell table:formula="of:=[.F16]*([.$N$10]-[.$N$2])/[.$N$10]" office:value-type="float" office:value="2.12141903845557" calcext:value-type="float">
            <text:p>2,12</text:p>
          </table:table-cell>
          <table:table-cell table:formula="of:=([.$N$2]+[.$A16]*[.$N$3]+[.$B16]*[.$N$4]+[.$C16]*[.$N$5]+[.$D16]*[.$N$6]+[.$E16]*[.$N$7]+[.$N$9])/[.$N$10]*[.$M$11]" office:value-type="float" office:value="3.1270368416152" calcext:value-type="float">
            <text:p>3,13</text:p>
          </table:table-cell>
          <table:table-cell table:formula="of:=[.G16]/[.F16]" office:value-type="float" office:value="0.798876439368075" calcext:value-type="float">
            <text:p>0,80</text:p>
          </table:table-cell>
          <table:table-cell table:formula="of:=[.H16]/[.F16]" office:value-type="float" office:value="1.17756841647891" calcext:value-type="float">
            <text:p>1,1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([.$A17]*[.$N$3]+[.$B17]*[.$N$4]+[.$C17]*[.$N$5]+[.$D17]*[.$N$6]+[.$E17]*[.$N$7]+[.$N$9])/([.$N$10]-[.$N$2])*[.$M$11]" office:value-type="float" office:value="2.73417770698162" calcext:value-type="float">
            <text:p>2,73</text:p>
          </table:table-cell>
          <table:table-cell table:formula="of:=[.F17]*([.$N$10]-[.$N$2])/[.$N$10]" office:value-type="float" office:value="2.18427015115305" calcext:value-type="float">
            <text:p>2,18</text:p>
          </table:table-cell>
          <table:table-cell table:formula="of:=([.$N$2]+[.$A17]*[.$N$3]+[.$B17]*[.$N$4]+[.$C17]*[.$N$5]+[.$D17]*[.$N$6]+[.$E17]*[.$N$7]+[.$N$9])/[.$N$10]*[.$M$11]" office:value-type="float" office:value="3.18988795431267" calcext:value-type="float">
            <text:p>3,19</text:p>
          </table:table-cell>
          <table:table-cell table:formula="of:=[.G17]/[.F17]" office:value-type="float" office:value="0.798876439368075" calcext:value-type="float">
            <text:p>0,80</text:p>
          </table:table-cell>
          <table:table-cell table:formula="of:=[.H17]/[.F17]" office:value-type="float" office:value="1.16667177344304" calcext:value-type="float">
            <text:p>1,1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$A18]*[.$N$3]+[.$B18]*[.$N$4]+[.$C18]*[.$N$5]+[.$D18]*[.$N$6]+[.$E18]*[.$N$7]+[.$N$9])/([.$N$10]-[.$N$2])*[.$M$11]" office:value-type="float" office:value="2.81285209215587" calcext:value-type="float">
            <text:p>2,81</text:p>
          </table:table-cell>
          <table:table-cell table:formula="of:=[.F18]*([.$N$10]-[.$N$2])/[.$N$10]" office:value-type="float" office:value="2.24712126385052" calcext:value-type="float">
            <text:p>2,25</text:p>
          </table:table-cell>
          <table:table-cell table:formula="of:=([.$N$2]+[.$A18]*[.$N$3]+[.$B18]*[.$N$4]+[.$C18]*[.$N$5]+[.$D18]*[.$N$6]+[.$E18]*[.$N$7]+[.$N$9])/[.$N$10]*[.$M$11]" office:value-type="float" office:value="3.25273906701015" calcext:value-type="float">
            <text:p>3,25</text:p>
          </table:table-cell>
          <table:table-cell table:formula="of:=[.G18]/[.F18]" office:value-type="float" office:value="0.798876439368075" calcext:value-type="float">
            <text:p>0,80</text:p>
          </table:table-cell>
          <table:table-cell table:formula="of:=[.H18]/[.F18]" office:value-type="float" office:value="1.15638468019025" calcext:value-type="float">
            <text:p>1,1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19]*[.$N$3]+[.$B19]*[.$N$4]+[.$C19]*[.$N$5]+[.$D19]*[.$N$6]+[.$E19]*[.$N$7]+[.$N$9])/([.$N$10]-[.$N$2])*[.$M$11]" office:value-type="float" office:value="2.89152647733012" calcext:value-type="float">
            <text:p>2,89</text:p>
          </table:table-cell>
          <table:table-cell table:formula="of:=[.F19]*([.$N$10]-[.$N$2])/[.$N$10]" office:value-type="float" office:value="2.309972376548" calcext:value-type="float">
            <text:p>2,31</text:p>
          </table:table-cell>
          <table:table-cell table:formula="of:=([.$N$2]+[.$A19]*[.$N$3]+[.$B19]*[.$N$4]+[.$C19]*[.$N$5]+[.$D19]*[.$N$6]+[.$E19]*[.$N$7]+[.$N$9])/[.$N$10]*[.$M$11]" office:value-type="float" office:value="3.31559017970763" calcext:value-type="float">
            <text:p>3,32</text:p>
          </table:table-cell>
          <table:table-cell table:formula="of:=[.G19]/[.F19]" office:value-type="float" office:value="0.798876439368075" calcext:value-type="float">
            <text:p>0,80</text:p>
          </table:table-cell>
          <table:table-cell table:formula="of:=[.H19]/[.F19]" office:value-type="float" office:value="1.14665738173322" calcext:value-type="float">
            <text:p>1,1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0]*[.$N$3]+[.$B20]*[.$N$4]+[.$C20]*[.$N$5]+[.$D20]*[.$N$6]+[.$E20]*[.$N$7]+[.$N$9])/([.$N$10]-[.$N$2])*[.$M$11]" office:value-type="float" office:value="2.97020086250437" calcext:value-type="float">
            <text:p>2,97</text:p>
          </table:table-cell>
          <table:table-cell table:formula="of:=[.F20]*([.$N$10]-[.$N$2])/[.$N$10]" office:value-type="float" office:value="2.37282348924548" calcext:value-type="float">
            <text:p>2,37</text:p>
          </table:table-cell>
          <table:table-cell table:formula="of:=([.$N$2]+[.$A20]*[.$N$3]+[.$B20]*[.$N$4]+[.$C20]*[.$N$5]+[.$D20]*[.$N$6]+[.$E20]*[.$N$7]+[.$N$9])/[.$N$10]*[.$M$11]" office:value-type="float" office:value="3.3784412924051" calcext:value-type="float">
            <text:p>3,38</text:p>
          </table:table-cell>
          <table:table-cell table:formula="of:=[.G20]/[.F20]" office:value-type="float" office:value="0.798876439368075" calcext:value-type="float">
            <text:p>0,80</text:p>
          </table:table-cell>
          <table:table-cell table:formula="of:=[.H20]/[.F20]" office:value-type="float" office:value="1.13744539470523" calcext:value-type="float">
            <text:p>1,1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1]*[.$N$3]+[.$B21]*[.$N$4]+[.$C21]*[.$N$5]+[.$D21]*[.$N$6]+[.$E21]*[.$N$7]+[.$N$9])/([.$N$10]-[.$N$2])*[.$M$11]" office:value-type="float" office:value="3.04887524767862" calcext:value-type="float">
            <text:p>3,05</text:p>
          </table:table-cell>
          <table:table-cell table:formula="of:=[.F21]*([.$N$10]-[.$N$2])/[.$N$10]" office:value-type="float" office:value="2.43567460194295" calcext:value-type="float">
            <text:p>2,44</text:p>
          </table:table-cell>
          <table:table-cell table:formula="of:=([.$N$2]+[.$A21]*[.$N$3]+[.$B21]*[.$N$4]+[.$C21]*[.$N$5]+[.$D21]*[.$N$6]+[.$E21]*[.$N$7]+[.$N$9])/[.$N$10]*[.$M$11]" office:value-type="float" office:value="3.44129240510258" calcext:value-type="float">
            <text:p>3,44</text:p>
          </table:table-cell>
          <table:table-cell table:formula="of:=[.G21]/[.F21]" office:value-type="float" office:value="0.798876439368075" calcext:value-type="float">
            <text:p>0,80</text:p>
          </table:table-cell>
          <table:table-cell table:formula="of:=[.H21]/[.F21]" office:value-type="float" office:value="1.12870882720529" calcext:value-type="float">
            <text:p>1,1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22]*[.$N$3]+[.$B22]*[.$N$4]+[.$C22]*[.$N$5]+[.$D22]*[.$N$6]+[.$E22]*[.$N$7]+[.$N$9])/([.$N$10]-[.$N$2])*[.$M$11]" office:value-type="float" office:value="3.12754963285287" calcext:value-type="float">
            <text:p>3,13</text:p>
          </table:table-cell>
          <table:table-cell table:formula="of:=[.F22]*([.$N$10]-[.$N$2])/[.$N$10]" office:value-type="float" office:value="2.49852571464043" calcext:value-type="float">
            <text:p>2,50</text:p>
          </table:table-cell>
          <table:table-cell table:formula="of:=([.$N$2]+[.$A22]*[.$N$3]+[.$B22]*[.$N$4]+[.$C22]*[.$N$5]+[.$D22]*[.$N$6]+[.$E22]*[.$N$7]+[.$N$9])/[.$N$10]*[.$M$11]" office:value-type="float" office:value="3.50414351780006" calcext:value-type="float">
            <text:p>3,50</text:p>
          </table:table-cell>
          <table:table-cell table:formula="of:=[.G22]/[.F22]" office:value-type="float" office:value="0.798876439368075" calcext:value-type="float">
            <text:p>0,80</text:p>
          </table:table-cell>
          <table:table-cell table:formula="of:=[.H22]/[.F22]" office:value-type="float" office:value="1.12041180130007" calcext:value-type="float">
            <text:p>1,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3]*[.$N$3]+[.$B23]*[.$N$4]+[.$C23]*[.$N$5]+[.$D23]*[.$N$6]+[.$E23]*[.$N$7]+[.$N$9])/([.$N$10]-[.$N$2])*[.$M$11]" office:value-type="float" office:value="3.20622401802712" calcext:value-type="float">
            <text:p>3,21</text:p>
          </table:table-cell>
          <table:table-cell table:formula="of:=[.F23]*([.$N$10]-[.$N$2])/[.$N$10]" office:value-type="float" office:value="2.56137682733791" calcext:value-type="float">
            <text:p>2,56</text:p>
          </table:table-cell>
          <table:table-cell table:formula="of:=([.$N$2]+[.$A23]*[.$N$3]+[.$B23]*[.$N$4]+[.$C23]*[.$N$5]+[.$D23]*[.$N$6]+[.$E23]*[.$N$7]+[.$N$9])/[.$N$10]*[.$M$11]" office:value-type="float" office:value="3.56699463049753" calcext:value-type="float">
            <text:p>3,57</text:p>
          </table:table-cell>
          <table:table-cell table:formula="of:=[.G23]/[.F23]" office:value-type="float" office:value="0.798876439368075" calcext:value-type="float">
            <text:p>0,80</text:p>
          </table:table-cell>
          <table:table-cell table:formula="of:=[.H23]/[.F23]" office:value-type="float" office:value="1.11252196054985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4]*[.$N$3]+[.$B24]*[.$N$4]+[.$C24]*[.$N$5]+[.$D24]*[.$N$6]+[.$E24]*[.$N$7]+[.$N$9])/([.$N$10]-[.$N$2])*[.$M$11]" office:value-type="float" office:value="3.28489840320137" calcext:value-type="float">
            <text:p>3,28</text:p>
          </table:table-cell>
          <table:table-cell table:formula="of:=[.F24]*([.$N$10]-[.$N$2])/[.$N$10]" office:value-type="float" office:value="2.62422794003538" calcext:value-type="float">
            <text:p>2,62</text:p>
          </table:table-cell>
          <table:table-cell table:formula="of:=([.$N$2]+[.$A24]*[.$N$3]+[.$B24]*[.$N$4]+[.$C24]*[.$N$5]+[.$D24]*[.$N$6]+[.$E24]*[.$N$7]+[.$N$9])/[.$N$10]*[.$M$11]" office:value-type="float" office:value="3.62984574319501" calcext:value-type="float">
            <text:p>3,63</text:p>
          </table:table-cell>
          <table:table-cell table:formula="of:=[.G24]/[.F24]" office:value-type="float" office:value="0.798876439368075" calcext:value-type="float">
            <text:p>0,80</text:p>
          </table:table-cell>
          <table:table-cell table:formula="of:=[.H24]/[.F24]" office:value-type="float" office:value="1.10501004830392" calcext:value-type="float">
            <text:p>1,1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[.$A25]*[.$N$3]+[.$B25]*[.$N$4]+[.$C25]*[.$N$5]+[.$D25]*[.$N$6]+[.$E25]*[.$N$7]+[.$N$9])/([.$N$10]-[.$N$2])*[.$M$11]" office:value-type="float" office:value="3.36357278837562" calcext:value-type="float">
            <text:p>3,36</text:p>
          </table:table-cell>
          <table:table-cell table:formula="of:=[.F25]*([.$N$10]-[.$N$2])/[.$N$10]" office:value-type="float" office:value="2.68707905273286" calcext:value-type="float">
            <text:p>2,69</text:p>
          </table:table-cell>
          <table:table-cell table:formula="of:=([.$N$2]+[.$A25]*[.$N$3]+[.$B25]*[.$N$4]+[.$C25]*[.$N$5]+[.$D25]*[.$N$6]+[.$E25]*[.$N$7]+[.$N$9])/[.$N$10]*[.$M$11]" office:value-type="float" office:value="3.69269685589249" calcext:value-type="float">
            <text:p>3,69</text:p>
          </table:table-cell>
          <table:table-cell table:formula="of:=[.G25]/[.F25]" office:value-type="float" office:value="0.798876439368075" calcext:value-type="float">
            <text:p>0,80</text:p>
          </table:table-cell>
          <table:table-cell table:formula="of:=[.H25]/[.F25]" office:value-type="float" office:value="1.09784954517836" calcext:value-type="float">
            <text:p>1,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$A26]*[.$N$3]+[.$B26]*[.$N$4]+[.$C26]*[.$N$5]+[.$D26]*[.$N$6]+[.$E26]*[.$N$7]+[.$N$9])/([.$N$10]-[.$N$2])*[.$M$11]" office:value-type="float" office:value="3.44224717354987" calcext:value-type="float">
            <text:p>3,44</text:p>
          </table:table-cell>
          <table:table-cell table:formula="of:=[.F26]*([.$N$10]-[.$N$2])/[.$N$10]" office:value-type="float" office:value="2.74993016543034" calcext:value-type="float">
            <text:p>2,75</text:p>
          </table:table-cell>
          <table:table-cell table:formula="of:=([.$N$2]+[.$A26]*[.$N$3]+[.$B26]*[.$N$4]+[.$C26]*[.$N$5]+[.$D26]*[.$N$6]+[.$E26]*[.$N$7]+[.$N$9])/[.$N$10]*[.$M$11]" office:value-type="float" office:value="3.75554796858996" calcext:value-type="float">
            <text:p>3,76</text:p>
          </table:table-cell>
          <table:table-cell table:formula="of:=[.G26]/[.F26]" office:value-type="float" office:value="0.798876439368075" calcext:value-type="float">
            <text:p>0,80</text:p>
          </table:table-cell>
          <table:table-cell table:formula="of:=[.H26]/[.F26]" office:value-type="float" office:value="1.0910163562476" calcext:value-type="float">
            <text:p>1,09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27]*[.$N$3]+[.$B27]*[.$N$4]+[.$C27]*[.$N$5]+[.$D27]*[.$N$6]+[.$E27]*[.$N$7]+[.$N$9])/([.$N$10]-[.$N$2])*[.$M$11]" office:value-type="float" office:value="3.52092155872412" calcext:value-type="float">
            <text:p>3,52</text:p>
          </table:table-cell>
          <table:table-cell table:formula="of:=[.F27]*([.$N$10]-[.$N$2])/[.$N$10]" office:value-type="float" office:value="2.81278127812781" calcext:value-type="float">
            <text:p>2,81</text:p>
          </table:table-cell>
          <table:table-cell table:formula="of:=([.$N$2]+[.$A27]*[.$N$3]+[.$B27]*[.$N$4]+[.$C27]*[.$N$5]+[.$D27]*[.$N$6]+[.$E27]*[.$N$7]+[.$N$9])/[.$N$10]*[.$M$11]" office:value-type="float" office:value="3.81839908128744" calcext:value-type="float">
            <text:p>3,82</text:p>
          </table:table-cell>
          <table:table-cell table:formula="of:=[.G27]/[.F27]" office:value-type="float" office:value="0.798876439368075" calcext:value-type="float">
            <text:p>0,80</text:p>
          </table:table-cell>
          <table:table-cell table:formula="of:=[.H27]/[.F27]" office:value-type="float" office:value="1.08448854017387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28]*[.$N$3]+[.$B28]*[.$N$4]+[.$C28]*[.$N$5]+[.$D28]*[.$N$6]+[.$E28]*[.$N$7]+[.$N$9])/([.$N$10]-[.$N$2])*[.$M$11]" office:value-type="float" office:value="3.59959594389836" calcext:value-type="float">
            <text:p>3,60</text:p>
          </table:table-cell>
          <table:table-cell table:formula="of:=[.F28]*([.$N$10]-[.$N$2])/[.$N$10]" office:value-type="float" office:value="2.87563239082529" calcext:value-type="float">
            <text:p>2,88</text:p>
          </table:table-cell>
          <table:table-cell table:formula="of:=([.$N$2]+[.$A28]*[.$N$3]+[.$B28]*[.$N$4]+[.$C28]*[.$N$5]+[.$D28]*[.$N$6]+[.$E28]*[.$N$7]+[.$N$9])/[.$N$10]*[.$M$11]" office:value-type="float" office:value="3.88125019398492" calcext:value-type="float">
            <text:p>3,88</text:p>
          </table:table-cell>
          <table:table-cell table:formula="of:=[.G28]/[.F28]" office:value-type="float" office:value="0.798876439368075" calcext:value-type="float">
            <text:p>0,80</text:p>
          </table:table-cell>
          <table:table-cell table:formula="of:=[.H28]/[.F28]" office:value-type="float" office:value="1.07824607385837" calcext:value-type="float">
            <text:p>1,0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$A29]*[.$N$3]+[.$B29]*[.$N$4]+[.$C29]*[.$N$5]+[.$D29]*[.$N$6]+[.$E29]*[.$N$7]+[.$N$9])/([.$N$10]-[.$N$2])*[.$M$11]" office:value-type="float" office:value="3.67827032907261" calcext:value-type="float">
            <text:p>3,68</text:p>
          </table:table-cell>
          <table:table-cell table:formula="of:=[.F29]*([.$N$10]-[.$N$2])/[.$N$10]" office:value-type="float" office:value="2.93848350352277" calcext:value-type="float">
            <text:p>2,94</text:p>
          </table:table-cell>
          <table:table-cell table:formula="of:=([.$N$2]+[.$A29]*[.$N$3]+[.$B29]*[.$N$4]+[.$C29]*[.$N$5]+[.$D29]*[.$N$6]+[.$E29]*[.$N$7]+[.$N$9])/[.$N$10]*[.$M$11]" office:value-type="float" office:value="3.94410130668239" calcext:value-type="float">
            <text:p>3,94</text:p>
          </table:table-cell>
          <table:table-cell table:formula="of:=[.G29]/[.F29]" office:value-type="float" office:value="0.798876439368075" calcext:value-type="float">
            <text:p>0,80</text:p>
          </table:table-cell>
          <table:table-cell table:formula="of:=[.H29]/[.F29]" office:value-type="float" office:value="1.07227064729546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$A30]*[.$N$3]+[.$B30]*[.$N$4]+[.$C30]*[.$N$5]+[.$D30]*[.$N$6]+[.$E30]*[.$N$7]+[.$N$9])/([.$N$10]-[.$N$2])*[.$M$11]" office:value-type="float" office:value="3.75694471424686" calcext:value-type="float">
            <text:p>3,76</text:p>
          </table:table-cell>
          <table:table-cell table:formula="of:=[.F30]*([.$N$10]-[.$N$2])/[.$N$10]" office:value-type="float" office:value="3.00133461622024" calcext:value-type="float">
            <text:p>3,00</text:p>
          </table:table-cell>
          <table:table-cell table:formula="of:=([.$N$2]+[.$A30]*[.$N$3]+[.$B30]*[.$N$4]+[.$C30]*[.$N$5]+[.$D30]*[.$N$6]+[.$E30]*[.$N$7]+[.$N$9])/[.$N$10]*[.$M$11]" office:value-type="float" office:value="4.00695241937987" calcext:value-type="float">
            <text:p>4,01</text:p>
          </table:table-cell>
          <table:table-cell table:formula="of:=[.G30]/[.F30]" office:value-type="float" office:value="0.798876439368075" calcext:value-type="float">
            <text:p>0,80</text:p>
          </table:table-cell>
          <table:table-cell table:formula="of:=[.H30]/[.F30]" office:value-type="float" office:value="1.06654548420288" calcext:value-type="float">
            <text:p>1,07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$A31]*[.$N$3]+[.$B31]*[.$N$4]+[.$C31]*[.$N$5]+[.$D31]*[.$N$6]+[.$E31]*[.$N$7]+[.$N$9])/([.$N$10]-[.$N$2])*[.$M$11]" office:value-type="float" office:value="3.83561909942111" calcext:value-type="float">
            <text:p>3,84</text:p>
          </table:table-cell>
          <table:table-cell table:formula="of:=[.F31]*([.$N$10]-[.$N$2])/[.$N$10]" office:value-type="float" office:value="3.06418572891772" calcext:value-type="float">
            <text:p>3,06</text:p>
          </table:table-cell>
          <table:table-cell table:formula="of:=([.$N$2]+[.$A31]*[.$N$3]+[.$B31]*[.$N$4]+[.$C31]*[.$N$5]+[.$D31]*[.$N$6]+[.$E31]*[.$N$7]+[.$N$9])/[.$N$10]*[.$M$11]" office:value-type="float" office:value="4.06980353207735" calcext:value-type="float">
            <text:p>4,07</text:p>
          </table:table-cell>
          <table:table-cell table:formula="of:=[.G31]/[.F31]" office:value-type="float" office:value="0.798876439368075" calcext:value-type="float">
            <text:p>0,80</text:p>
          </table:table-cell>
          <table:table-cell table:formula="of:=[.H31]/[.F31]" office:value-type="float" office:value="1.06105518472665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$A32]*[.$N$3]+[.$B32]*[.$N$4]+[.$C32]*[.$N$5]+[.$D32]*[.$N$6]+[.$E32]*[.$N$7]+[.$N$9])/([.$N$10]-[.$N$2])*[.$M$11]" office:value-type="float" office:value="3.91429348459536" calcext:value-type="float">
            <text:p>3,91</text:p>
          </table:table-cell>
          <table:table-cell table:formula="of:=[.F32]*([.$N$10]-[.$N$2])/[.$N$10]" office:value-type="float" office:value="3.1270368416152" calcext:value-type="float">
            <text:p>3,13</text:p>
          </table:table-cell>
          <table:table-cell table:formula="of:=([.$N$2]+[.$A32]*[.$N$3]+[.$B32]*[.$N$4]+[.$C32]*[.$N$5]+[.$D32]*[.$N$6]+[.$E32]*[.$N$7]+[.$N$9])/[.$N$10]*[.$M$11]" office:value-type="float" office:value="4.13265464477482" calcext:value-type="float">
            <text:p>4,13</text:p>
          </table:table-cell>
          <table:table-cell table:formula="of:=[.G32]/[.F32]" office:value-type="float" office:value="0.798876439368075" calcext:value-type="float">
            <text:p>0,80</text:p>
          </table:table-cell>
          <table:table-cell table:formula="of:=[.H32]/[.F32]" office:value-type="float" office:value="1.05578558711523" calcext:value-type="float">
            <text:p>1,06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formula="of:=([.$A33]*[.$N$3]+[.$B33]*[.$N$4]+[.$C33]*[.$N$5]+[.$D33]*[.$N$6]+[.$E33]*[.$N$7]+[.$N$9])/([.$N$10]-[.$N$2])*[.$M$11]" office:value-type="float" office:value="3.99296786976961" calcext:value-type="float">
            <text:p>3,99</text:p>
          </table:table-cell>
          <table:table-cell table:formula="of:=[.F33]*([.$N$10]-[.$N$2])/[.$N$10]" office:value-type="float" office:value="3.18988795431267" calcext:value-type="float">
            <text:p>3,19</text:p>
          </table:table-cell>
          <table:table-cell table:formula="of:=([.$N$2]+[.$A33]*[.$N$3]+[.$B33]*[.$N$4]+[.$C33]*[.$N$5]+[.$D33]*[.$N$6]+[.$E33]*[.$N$7]+[.$N$9])/[.$N$10]*[.$M$11]" office:value-type="float" office:value="4.1955057574723" calcext:value-type="float">
            <text:p>4,20</text:p>
          </table:table-cell>
          <table:table-cell table:formula="of:=[.G33]/[.F33]" office:value-type="float" office:value="0.798876439368075" calcext:value-type="float">
            <text:p>0,80</text:p>
          </table:table-cell>
          <table:table-cell table:formula="of:=[.H33]/[.F33]" office:value-type="float" office:value="1.05072364574633" calcext:value-type="float">
            <text:p>1,0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8:13:00.4428244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8T17:16:19.743379716</meta:creation-date>
    <dc:date>2024-05-03T15:01:44.972366545</dc:date>
    <meta:editing-duration>P4DT9H26M5S</meta:editing-duration>
    <meta:editing-cycles>6</meta:editing-cycles>
    <meta:generator>LibreOffice/6.4.7.2$Linux_X86_64 LibreOffice_project/40$Build-2</meta:generator>
    <meta:document-statistic meta:table-count="3" meta:cell-count="115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74cm" svg:height="12.963cm" xlink:href=".." xlink:type="simple" chart:class="chart:line" chart:style-name="ch1">
        <chart:legend chart:legend-position="end" svg:x="11.645cm" svg:y="5.684cm" style:legend-expansion="high" chart:style-name="ch2"/>
        <chart:plot-area chart:style-name="ch3" table:cell-range-address="'Real resistors'.F1:'Real resistors'.H33" chart:data-source-has-labels="row" svg:x="0.281cm" svg:y="0.259cm" svg:width="11.083cm" svg:height="12.445cm">
          <chartooo:coordinate-region svg:x="1.193cm" svg:y="0.458cm" svg:width="10.171cm" svg:height="11.4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Real resistors'.F2:'Real resistors'.F33" chart:label-cell-address="'Real resistors'.F1:'Real resistors'.F1" chart:class="chart:line">
            <chart:data-point chart:repeated="32"/>
          </chart:series>
          <chart:series chart:style-name="ch8" chart:values-cell-range-address="'Real resistors'.G2:'Real resistors'.G33" chart:label-cell-address="'Real resistors'.G1:'Real resistors'.G1" chart:class="chart:line">
            <chart:data-point chart:repeated="32"/>
          </chart:series>
          <chart:series chart:style-name="ch9" chart:values-cell-range-address="'Real resistors'.H2:'Real resistors'.H33" chart:label-cell-address="'Real resistors'.H1:'Real resistors'.H1" chart:class="chart:line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Real resistors'.F1:'Real resistors'.F1</svg:desc>
                </draw:g>
              </table:table-cell>
              <table:table-cell office:value-type="string">
                <text:p>Dim</text:p>
                <draw:g>
                  <svg:desc>'Real resistors'.G1:'Real resistors'.G1</svg:desc>
                </draw:g>
              </table:table-cell>
              <table:table-cell office:value-type="string">
                <text:p>Bright</text:p>
                <draw:g>
                  <svg:desc>'Real resistors'.H1:'Real resistor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8499656644327">
                <text:p>1.58499656644327</text:p>
                <draw:g>
                  <svg:desc>'Real resistors'.F2:'Real resistors'.F33</svg:desc>
                </draw:g>
              </table:table-cell>
              <table:table-cell office:value-type="float" office:value="1.26116733208955">
                <text:p>1.26116733208955</text:p>
                <draw:g>
                  <svg:desc>'Real resistors'.G2:'Real resistors'.G33</svg:desc>
                </draw:g>
              </table:table-cell>
              <table:table-cell office:value-type="float" office:value="2.28271287108208">
                <text:p>2.28271287108208</text:p>
                <draw:g>
                  <svg:desc>'Real resistors'.H2:'Real resistors'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553762242234">
                <text:p>1.65553762242234</text:p>
              </table:table-cell>
              <table:table-cell office:value-type="float" office:value="1.31729620785837">
                <text:p>1.31729620785837</text:p>
              </table:table-cell>
              <table:table-cell office:value-type="float" office:value="2.3388417468509">
                <text:p>2.33884174685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764625742316">
                <text:p>1.72764625742316</text:p>
              </table:table-cell>
              <table:table-cell office:value-type="float" office:value="1.37467239197761">
                <text:p>1.37467239197761</text:p>
              </table:table-cell>
              <table:table-cell office:value-type="float" office:value="2.39621793097014">
                <text:p>2.39621793097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818731340223">
                <text:p>1.79818731340223</text:p>
              </table:table-cell>
              <table:table-cell office:value-type="float" office:value="1.43080126774643">
                <text:p>1.43080126774643</text:p>
              </table:table-cell>
              <table:table-cell office:value-type="float" office:value="2.45234680673896">
                <text:p>2.452346806738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029594840305">
                <text:p>1.87029594840305</text:p>
              </table:table-cell>
              <table:table-cell office:value-type="float" office:value="1.48817745186566">
                <text:p>1.48817745186566</text:p>
              </table:table-cell>
              <table:table-cell office:value-type="float" office:value="2.5097229908582">
                <text:p>2.50972299085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083700438212">
                <text:p>1.94083700438212</text:p>
              </table:table-cell>
              <table:table-cell office:value-type="float" office:value="1.54430632763449">
                <text:p>1.54430632763449</text:p>
              </table:table-cell>
              <table:table-cell office:value-type="float" office:value="2.56585186662702">
                <text:p>2.56585186662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294563938295">
                <text:p>2.01294563938295</text:p>
              </table:table-cell>
              <table:table-cell office:value-type="float" office:value="1.60168251175372">
                <text:p>1.60168251175372</text:p>
              </table:table-cell>
              <table:table-cell office:value-type="float" office:value="2.62322805074626">
                <text:p>2.623228050746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8348669536202">
                <text:p>2.08348669536202</text:p>
              </table:table-cell>
              <table:table-cell office:value-type="float" office:value="1.65781138752254">
                <text:p>1.65781138752254</text:p>
              </table:table-cell>
              <table:table-cell office:value-type="float" office:value="2.67935692651508">
                <text:p>2.679356926515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9058487720697">
                <text:p>2.19058487720697</text:p>
              </table:table-cell>
              <table:table-cell office:value-type="float" office:value="1.74302843538791">
                <text:p>1.74302843538791</text:p>
              </table:table-cell>
              <table:table-cell office:value-type="float" office:value="2.76457397438044">
                <text:p>2.764573974380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112593318604">
                <text:p>2.26112593318604</text:p>
              </table:table-cell>
              <table:table-cell office:value-type="float" office:value="1.79915731115673">
                <text:p>1.79915731115673</text:p>
              </table:table-cell>
              <table:table-cell office:value-type="float" office:value="2.82070285014926">
                <text:p>2.820702850149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3323456818686">
                <text:p>2.33323456818686</text:p>
              </table:table-cell>
              <table:table-cell office:value-type="float" office:value="1.85653349527597">
                <text:p>1.85653349527597</text:p>
              </table:table-cell>
              <table:table-cell office:value-type="float" office:value="2.8780790342685">
                <text:p>2.8780790342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0377562416593">
                <text:p>2.40377562416593</text:p>
              </table:table-cell>
              <table:table-cell office:value-type="float" office:value="1.91266237104479">
                <text:p>1.91266237104479</text:p>
              </table:table-cell>
              <table:table-cell office:value-type="float" office:value="2.93420791003732">
                <text:p>2.93420791003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7588425916676">
                <text:p>2.47588425916676</text:p>
              </table:table-cell>
              <table:table-cell office:value-type="float" office:value="1.97003855516403">
                <text:p>1.97003855516403</text:p>
              </table:table-cell>
              <table:table-cell office:value-type="float" office:value="2.99158409415656">
                <text:p>2.99158409415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4642531514582">
                <text:p>2.54642531514582</text:p>
              </table:table-cell>
              <table:table-cell office:value-type="float" office:value="2.02616743093285">
                <text:p>2.02616743093285</text:p>
              </table:table-cell>
              <table:table-cell office:value-type="float" office:value="3.04771296992538">
                <text:p>3.04771296992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1853395014665">
                <text:p>2.61853395014665</text:p>
              </table:table-cell>
              <table:table-cell office:value-type="float" office:value="2.08354361505209">
                <text:p>2.08354361505209</text:p>
              </table:table-cell>
              <table:table-cell office:value-type="float" office:value="3.10508915404462">
                <text:p>3.10508915404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8907500612572">
                <text:p>2.68907500612572</text:p>
              </table:table-cell>
              <table:table-cell office:value-type="float" office:value="2.13967249082091">
                <text:p>2.13967249082091</text:p>
              </table:table-cell>
              <table:table-cell office:value-type="float" office:value="3.16121802981344">
                <text:p>3.16121802981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6884378526231">
                <text:p>2.86884378526231</text:p>
              </table:table-cell>
              <table:table-cell office:value-type="float" office:value="2.28271287108208">
                <text:p>2.28271287108208</text:p>
              </table:table-cell>
              <table:table-cell office:value-type="float" office:value="3.30425841007461">
                <text:p>3.30425841007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3938484124138">
                <text:p>2.93938484124138</text:p>
              </table:table-cell>
              <table:table-cell office:value-type="float" office:value="2.3388417468509">
                <text:p>2.3388417468509</text:p>
              </table:table-cell>
              <table:table-cell office:value-type="float" office:value="3.36038728584343">
                <text:p>3.36038728584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1149347624221">
                <text:p>3.01149347624221</text:p>
              </table:table-cell>
              <table:table-cell office:value-type="float" office:value="2.39621793097014">
                <text:p>2.39621793097014</text:p>
              </table:table-cell>
              <table:table-cell office:value-type="float" office:value="3.41776346996267">
                <text:p>3.417763469962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8203453222128">
                <text:p>3.08203453222128</text:p>
              </table:table-cell>
              <table:table-cell office:value-type="float" office:value="2.45234680673896">
                <text:p>2.45234680673896</text:p>
              </table:table-cell>
              <table:table-cell office:value-type="float" office:value="3.47389234573149">
                <text:p>3.473892345731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541431672221">
                <text:p>3.1541431672221</text:p>
              </table:table-cell>
              <table:table-cell office:value-type="float" office:value="2.5097229908582">
                <text:p>2.5097229908582</text:p>
              </table:table-cell>
              <table:table-cell office:value-type="float" office:value="3.53126852985073">
                <text:p>3.531268529850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2468422320117">
                <text:p>3.22468422320117</text:p>
              </table:table-cell>
              <table:table-cell office:value-type="float" office:value="2.56585186662702">
                <text:p>2.56585186662702</text:p>
              </table:table-cell>
              <table:table-cell office:value-type="float" office:value="3.58739740561955">
                <text:p>3.587397405619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9679285820199">
                <text:p>3.29679285820199</text:p>
              </table:table-cell>
              <table:table-cell office:value-type="float" office:value="2.62322805074626">
                <text:p>2.62322805074626</text:p>
              </table:table-cell>
              <table:table-cell office:value-type="float" office:value="3.64477358973879">
                <text:p>3.64477358973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6733391418106">
                <text:p>3.36733391418106</text:p>
              </table:table-cell>
              <table:table-cell office:value-type="float" office:value="2.67935692651508">
                <text:p>2.67935692651508</text:p>
              </table:table-cell>
              <table:table-cell office:value-type="float" office:value="3.70090246550761">
                <text:p>3.700902465507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7443209602601">
                <text:p>3.47443209602601</text:p>
              </table:table-cell>
              <table:table-cell office:value-type="float" office:value="2.76457397438044">
                <text:p>2.76457397438044</text:p>
              </table:table-cell>
              <table:table-cell office:value-type="float" office:value="3.78611951337298">
                <text:p>3.786119513372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4497315200508">
                <text:p>3.54497315200508</text:p>
              </table:table-cell>
              <table:table-cell office:value-type="float" office:value="2.82070285014926">
                <text:p>2.82070285014926</text:p>
              </table:table-cell>
              <table:table-cell office:value-type="float" office:value="3.8422483891418">
                <text:p>3.8422483891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1708178700591">
                <text:p>3.61708178700591</text:p>
              </table:table-cell>
              <table:table-cell office:value-type="float" office:value="2.8780790342685">
                <text:p>2.8780790342685</text:p>
              </table:table-cell>
              <table:table-cell office:value-type="float" office:value="3.89962457326104">
                <text:p>3.89962457326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762284298498">
                <text:p>3.68762284298498</text:p>
              </table:table-cell>
              <table:table-cell office:value-type="float" office:value="2.93420791003732">
                <text:p>2.93420791003732</text:p>
              </table:table-cell>
              <table:table-cell office:value-type="float" office:value="3.95575344902986">
                <text:p>3.95575344902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97314779858">
                <text:p>3.7597314779858</text:p>
              </table:table-cell>
              <table:table-cell office:value-type="float" office:value="2.99158409415656">
                <text:p>2.99158409415656</text:p>
              </table:table-cell>
              <table:table-cell office:value-type="float" office:value="4.0131296331491">
                <text:p>4.01312963314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027253396487">
                <text:p>3.83027253396487</text:p>
              </table:table-cell>
              <table:table-cell office:value-type="float" office:value="3.04771296992538">
                <text:p>3.04771296992538</text:p>
              </table:table-cell>
              <table:table-cell office:value-type="float" office:value="4.06925850891792">
                <text:p>4.069258508917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0238116896569">
                <text:p>3.90238116896569</text:p>
              </table:table-cell>
              <table:table-cell office:value-type="float" office:value="3.10508915404462">
                <text:p>3.10508915404462</text:p>
              </table:table-cell>
              <table:table-cell office:value-type="float" office:value="4.12663469303715">
                <text:p>4.126634693037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7292222494476">
                <text:p>3.97292222494476</text:p>
              </table:table-cell>
              <table:table-cell office:value-type="float" office:value="3.16121802981344">
                <text:p>3.16121802981344</text:p>
              </table:table-cell>
              <table:table-cell office:value-type="float" office:value="4.18276356880597">
                <text:p>4.182763568805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27cm" svg:height="15.965cm" xlink:href=".." xlink:type="simple" chart:class="chart:line" chart:style-name="ch1">
        <chart:title svg:x="8.632cm" svg:y="0.455cm" chart:style-name="ch2">
          <text:p>315-5242 color DAC</text:p>
        </chart:title>
        <chart:legend chart:legend-position="end" svg:x="18.998cm" svg:y="7.185cm" style:legend-expansion="high" chart:style-name="ch3"/>
        <chart:plot-area chart:style-name="ch4" table:cell-range-address="'Ideal resistors'.F1:'Ideal resistors'.H33" chart:data-source-has-labels="row" svg:x="1.439cm" svg:y="1.553cm" svg:width="17.131cm" svg:height="13.112cm">
          <chartooo:coordinate-region svg:x="2.351cm" svg:y="1.752cm" svg:width="16.032cm" svg:height="12.266cm"/>
          <chart:axis chart:dimension="x" chart:name="primary-x" chart:style-name="ch5">
            <chart:title svg:x="9.55cm" svg:y="14.984cm" chart:style-name="ch6">
              <text:p>Code</text:p>
            </chart:title>
          </chart:axis>
          <chart:axis chart:dimension="y" chart:name="primary-y" chart:style-name="ch7">
            <chart:title svg:x="0.451cm" svg:y="8.523cm" chart:style-name="ch8">
              <text:p>Volts</text:p>
            </chart:title>
            <chart:grid chart:style-name="ch9" chart:class="major"/>
          </chart:axis>
          <chart:series chart:style-name="ch10" chart:values-cell-range-address="'Ideal resistors'.F2:'Ideal resistors'.F33" chart:label-cell-address="'Ideal resistors'.F1:'Ideal resistors'.F1" chart:class="chart:line">
            <chart:data-point chart:repeated="32"/>
          </chart:series>
          <chart:series chart:style-name="ch11" chart:values-cell-range-address="'Ideal resistors'.G2:'Ideal resistors'.G33" chart:label-cell-address="'Ideal resistors'.G1:'Ideal resistors'.G1" chart:class="chart:line">
            <chart:data-point chart:repeated="32"/>
          </chart:series>
          <chart:series chart:style-name="ch12" chart:values-cell-range-address="'Ideal resistors'.H2:'Ideal resistors'.H33" chart:label-cell-address="'Ideal resistors'.H1:'Ideal resistors'.H1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'Ideal resistors'.F1:'Ideal resistors'.F1</svg:desc>
                </draw:g>
              </table:table-cell>
              <table:table-cell office:value-type="string">
                <text:p>Dim</text:p>
                <draw:g>
                  <svg:desc>'Ideal resistors'.G1:'Ideal resistors'.G1</svg:desc>
                </draw:g>
              </table:table-cell>
              <table:table-cell office:value-type="string">
                <text:p>Bright</text:p>
                <draw:g>
                  <svg:desc>'Ideal resistors'.H1:'Ideal resistors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5406192936789">
                <text:p>1.55406192936789</text:p>
                <draw:g>
                  <svg:desc>'Ideal resistors'.F2:'Ideal resistors'.F33</svg:desc>
                </draw:g>
              </table:table-cell>
              <table:table-cell office:value-type="float" office:value="1.2415034606909">
                <text:p>1.2415034606909</text:p>
                <draw:g>
                  <svg:desc>'Ideal resistors'.G2:'Ideal resistors'.G33</svg:desc>
                </draw:g>
              </table:table-cell>
              <table:table-cell office:value-type="float" office:value="2.24712126385052">
                <text:p>2.24712126385052</text:p>
                <draw:g>
                  <svg:desc>'Ideal resistors'.H2:'Ideal resistors'.H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3273631454213">
                <text:p>1.63273631454213</text:p>
              </table:table-cell>
              <table:table-cell office:value-type="float" office:value="1.30435457338837">
                <text:p>1.30435457338837</text:p>
              </table:table-cell>
              <table:table-cell office:value-type="float" office:value="2.309972376548">
                <text:p>2.30997237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1141069971638">
                <text:p>1.71141069971638</text:p>
              </table:table-cell>
              <table:table-cell office:value-type="float" office:value="1.36720568608585">
                <text:p>1.36720568608585</text:p>
              </table:table-cell>
              <table:table-cell office:value-type="float" office:value="2.37282348924548">
                <text:p>2.37282348924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9008508489063">
                <text:p>1.79008508489063</text:p>
              </table:table-cell>
              <table:table-cell office:value-type="float" office:value="1.43005679878333">
                <text:p>1.43005679878333</text:p>
              </table:table-cell>
              <table:table-cell office:value-type="float" office:value="2.43567460194295">
                <text:p>2.43567460194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6875947006488">
                <text:p>1.86875947006488</text:p>
              </table:table-cell>
              <table:table-cell office:value-type="float" office:value="1.4929079114808">
                <text:p>1.4929079114808</text:p>
              </table:table-cell>
              <table:table-cell office:value-type="float" office:value="2.49852571464043">
                <text:p>2.498525714640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4743385523913">
                <text:p>1.94743385523913</text:p>
              </table:table-cell>
              <table:table-cell office:value-type="float" office:value="1.55575902417828">
                <text:p>1.55575902417828</text:p>
              </table:table-cell>
              <table:table-cell office:value-type="float" office:value="2.56137682733791">
                <text:p>2.561376827337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2610824041338">
                <text:p>2.02610824041338</text:p>
              </table:table-cell>
              <table:table-cell office:value-type="float" office:value="1.61861013687576">
                <text:p>1.61861013687576</text:p>
              </table:table-cell>
              <table:table-cell office:value-type="float" office:value="2.62422794003538">
                <text:p>2.62422794003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0478262558763">
                <text:p>2.10478262558763</text:p>
              </table:table-cell>
              <table:table-cell office:value-type="float" office:value="1.68146124957323">
                <text:p>1.68146124957323</text:p>
              </table:table-cell>
              <table:table-cell office:value-type="float" office:value="2.68707905273286">
                <text:p>2.6870790527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18345701076188">
                <text:p>2.18345701076188</text:p>
              </table:table-cell>
              <table:table-cell office:value-type="float" office:value="1.74431236227071">
                <text:p>1.74431236227071</text:p>
              </table:table-cell>
              <table:table-cell office:value-type="float" office:value="2.74993016543034">
                <text:p>2.749930165430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6213139593613">
                <text:p>2.26213139593613</text:p>
              </table:table-cell>
              <table:table-cell office:value-type="float" office:value="1.80716347496819">
                <text:p>1.80716347496819</text:p>
              </table:table-cell>
              <table:table-cell office:value-type="float" office:value="2.81278127812781">
                <text:p>2.812781278127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34080578111038">
                <text:p>2.34080578111038</text:p>
              </table:table-cell>
              <table:table-cell office:value-type="float" office:value="1.87001458766566">
                <text:p>1.87001458766566</text:p>
              </table:table-cell>
              <table:table-cell office:value-type="float" office:value="2.87563239082529">
                <text:p>2.87563239082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1948016628463">
                <text:p>2.41948016628463</text:p>
              </table:table-cell>
              <table:table-cell office:value-type="float" office:value="1.93286570036314">
                <text:p>1.93286570036314</text:p>
              </table:table-cell>
              <table:table-cell office:value-type="float" office:value="2.93848350352277">
                <text:p>2.938483503522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9815455145888">
                <text:p>2.49815455145888</text:p>
              </table:table-cell>
              <table:table-cell office:value-type="float" office:value="1.99571681306062">
                <text:p>1.99571681306062</text:p>
              </table:table-cell>
              <table:table-cell office:value-type="float" office:value="3.00133461622024">
                <text:p>3.00133461622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57682893663312">
                <text:p>2.57682893663312</text:p>
              </table:table-cell>
              <table:table-cell office:value-type="float" office:value="2.05856792575809">
                <text:p>2.05856792575809</text:p>
              </table:table-cell>
              <table:table-cell office:value-type="float" office:value="3.06418572891772">
                <text:p>3.06418572891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65550332180737">
                <text:p>2.65550332180737</text:p>
              </table:table-cell>
              <table:table-cell office:value-type="float" office:value="2.12141903845557">
                <text:p>2.12141903845557</text:p>
              </table:table-cell>
              <table:table-cell office:value-type="float" office:value="3.1270368416152">
                <text:p>3.12703684161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73417770698162">
                <text:p>2.73417770698162</text:p>
              </table:table-cell>
              <table:table-cell office:value-type="float" office:value="2.18427015115305">
                <text:p>2.18427015115305</text:p>
              </table:table-cell>
              <table:table-cell office:value-type="float" office:value="3.18988795431267">
                <text:p>3.189887954312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1285209215587">
                <text:p>2.81285209215587</text:p>
              </table:table-cell>
              <table:table-cell office:value-type="float" office:value="2.24712126385052">
                <text:p>2.24712126385052</text:p>
              </table:table-cell>
              <table:table-cell office:value-type="float" office:value="3.25273906701015">
                <text:p>3.2527390670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9152647733012">
                <text:p>2.89152647733012</text:p>
              </table:table-cell>
              <table:table-cell office:value-type="float" office:value="2.309972376548">
                <text:p>2.309972376548</text:p>
              </table:table-cell>
              <table:table-cell office:value-type="float" office:value="3.31559017970763">
                <text:p>3.31559017970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7020086250437">
                <text:p>2.97020086250437</text:p>
              </table:table-cell>
              <table:table-cell office:value-type="float" office:value="2.37282348924548">
                <text:p>2.37282348924548</text:p>
              </table:table-cell>
              <table:table-cell office:value-type="float" office:value="3.3784412924051">
                <text:p>3.37844129240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04887524767862">
                <text:p>3.04887524767862</text:p>
              </table:table-cell>
              <table:table-cell office:value-type="float" office:value="2.43567460194295">
                <text:p>2.43567460194295</text:p>
              </table:table-cell>
              <table:table-cell office:value-type="float" office:value="3.44129240510258">
                <text:p>3.441292405102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2754963285287">
                <text:p>3.12754963285287</text:p>
              </table:table-cell>
              <table:table-cell office:value-type="float" office:value="2.49852571464043">
                <text:p>2.49852571464043</text:p>
              </table:table-cell>
              <table:table-cell office:value-type="float" office:value="3.50414351780006">
                <text:p>3.5041435178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0622401802712">
                <text:p>3.20622401802712</text:p>
              </table:table-cell>
              <table:table-cell office:value-type="float" office:value="2.56137682733791">
                <text:p>2.56137682733791</text:p>
              </table:table-cell>
              <table:table-cell office:value-type="float" office:value="3.56699463049753">
                <text:p>3.566994630497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8489840320137">
                <text:p>3.28489840320137</text:p>
              </table:table-cell>
              <table:table-cell office:value-type="float" office:value="2.62422794003538">
                <text:p>2.62422794003538</text:p>
              </table:table-cell>
              <table:table-cell office:value-type="float" office:value="3.62984574319501">
                <text:p>3.62984574319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36357278837562">
                <text:p>3.36357278837562</text:p>
              </table:table-cell>
              <table:table-cell office:value-type="float" office:value="2.68707905273286">
                <text:p>2.68707905273286</text:p>
              </table:table-cell>
              <table:table-cell office:value-type="float" office:value="3.69269685589249">
                <text:p>3.69269685589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4224717354987">
                <text:p>3.44224717354987</text:p>
              </table:table-cell>
              <table:table-cell office:value-type="float" office:value="2.74993016543034">
                <text:p>2.74993016543034</text:p>
              </table:table-cell>
              <table:table-cell office:value-type="float" office:value="3.75554796858996">
                <text:p>3.75554796858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2092155872412">
                <text:p>3.52092155872412</text:p>
              </table:table-cell>
              <table:table-cell office:value-type="float" office:value="2.81278127812781">
                <text:p>2.81278127812781</text:p>
              </table:table-cell>
              <table:table-cell office:value-type="float" office:value="3.81839908128744">
                <text:p>3.818399081287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9959594389836">
                <text:p>3.59959594389836</text:p>
              </table:table-cell>
              <table:table-cell office:value-type="float" office:value="2.87563239082529">
                <text:p>2.87563239082529</text:p>
              </table:table-cell>
              <table:table-cell office:value-type="float" office:value="3.88125019398492">
                <text:p>3.88125019398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7827032907261">
                <text:p>3.67827032907261</text:p>
              </table:table-cell>
              <table:table-cell office:value-type="float" office:value="2.93848350352277">
                <text:p>2.93848350352277</text:p>
              </table:table-cell>
              <table:table-cell office:value-type="float" office:value="3.94410130668239">
                <text:p>3.944101306682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694471424686">
                <text:p>3.75694471424686</text:p>
              </table:table-cell>
              <table:table-cell office:value-type="float" office:value="3.00133461622024">
                <text:p>3.00133461622024</text:p>
              </table:table-cell>
              <table:table-cell office:value-type="float" office:value="4.00695241937987">
                <text:p>4.006952419379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561909942111">
                <text:p>3.83561909942111</text:p>
              </table:table-cell>
              <table:table-cell office:value-type="float" office:value="3.06418572891772">
                <text:p>3.06418572891772</text:p>
              </table:table-cell>
              <table:table-cell office:value-type="float" office:value="4.06980353207735">
                <text:p>4.06980353207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1429348459536">
                <text:p>3.91429348459536</text:p>
              </table:table-cell>
              <table:table-cell office:value-type="float" office:value="3.1270368416152">
                <text:p>3.1270368416152</text:p>
              </table:table-cell>
              <table:table-cell office:value-type="float" office:value="4.13265464477482">
                <text:p>4.132654644774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9296786976961">
                <text:p>3.99296786976961</text:p>
              </table:table-cell>
              <table:table-cell office:value-type="float" office:value="3.18988795431267">
                <text:p>3.18988795431267</text:p>
              </table:table-cell>
              <table:table-cell office:value-type="float" office:value="4.1955057574723">
                <text:p>4.19550575747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